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206479"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Times New Roman" fo:font-size="24pt" fo:font-weight="bold" officeooo:rsid="0021ea1a" style:font-size-asian="21pt" style:font-weight-asian="bold" style:font-size-complex="24pt" style:font-weight-complex="bold"/>
    </style:style>
    <style:style style:name="P3" style:family="paragraph" style:parent-style-name="Standard">
      <style:paragraph-properties fo:text-align="start" style:justify-single-word="false"/>
      <style:text-properties style:font-name="Times New Roman" fo:font-size="12pt" fo:font-weight="normal" officeooo:rsid="00242fa0" officeooo:paragraph-rsid="00242fa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font-weight="normal" officeooo:rsid="0027af33" officeooo:paragraph-rsid="0027af3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font-weight="normal" officeooo:rsid="0027af33" officeooo:paragraph-rsid="0027ced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27af33" officeooo:paragraph-rsid="002c3fe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27af33" officeooo:paragraph-rsid="002f5bd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officeooo:rsid="0027af33" officeooo:paragraph-rsid="00394ce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officeooo:rsid="0027af33" officeooo:paragraph-rsid="003ae0a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27af33" officeooo:paragraph-rsid="00401ca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27af33" officeooo:paragraph-rsid="004a188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officeooo:rsid="002600f7" officeooo:paragraph-rsid="00242fa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officeooo:rsid="00270956" officeooo:paragraph-rsid="0027095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font-weight="normal" officeooo:rsid="00270956" officeooo:paragraph-rsid="002c3fe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fo:font-weight="normal" officeooo:rsid="00270956" officeooo:paragraph-rsid="002f5bd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fo:font-weight="normal" officeooo:rsid="00270956" officeooo:paragraph-rsid="00394ce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fo:font-weight="normal" officeooo:rsid="00270956" officeooo:paragraph-rsid="003ae0a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font-weight="normal" officeooo:rsid="00270956" officeooo:paragraph-rsid="00401ca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font-weight="normal" officeooo:rsid="00270956" officeooo:paragraph-rsid="004a188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fo:font-weight="normal" officeooo:rsid="0027cede" officeooo:paragraph-rsid="002a767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fo:font-weight="normal" officeooo:rsid="0027cede" officeooo:paragraph-rsid="0027ced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fo:font-weight="normal" officeooo:rsid="0027cede" officeooo:paragraph-rsid="00287fe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weight="normal" officeooo:rsid="0027cede" officeooo:paragraph-rsid="004a188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font-style="normal" fo:font-weight="normal" officeooo:rsid="002f5bd6" officeooo:paragraph-rsid="002f5bd6"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Times New Roman" fo:font-size="12pt" fo:font-style="normal" fo:font-weight="normal" officeooo:rsid="0027af33" officeooo:paragraph-rsid="002f5bd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Times New Roman" fo:font-size="12pt" fo:font-style="normal" fo:font-weight="normal" officeooo:rsid="0027af33" officeooo:paragraph-rsid="005281c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Times New Roman" fo:font-size="12pt" fo:font-style="normal" fo:font-weight="normal" officeooo:rsid="0027af33" officeooo:paragraph-rsid="0052af2c"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Times New Roman" fo:font-size="12pt" fo:font-style="normal" fo:font-weight="normal" officeooo:rsid="0030ff1c" officeooo:paragraph-rsid="0030ff1c"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Times New Roman" fo:font-size="12pt" fo:font-style="normal" fo:font-weight="normal" officeooo:rsid="0038189c" officeooo:paragraph-rsid="002f5bd6"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Times New Roman" fo:font-size="12pt" fo:font-style="normal" fo:font-weight="normal" officeooo:rsid="003879cd" officeooo:paragraph-rsid="003879cd"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Times New Roman" fo:font-size="12pt" fo:font-style="normal" fo:font-weight="normal" officeooo:rsid="00394ce4" officeooo:paragraph-rsid="00394ce4"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Times New Roman" fo:font-size="12pt" fo:font-style="normal" fo:font-weight="normal" officeooo:rsid="003dbd68" officeooo:paragraph-rsid="003dbd68"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Times New Roman" fo:font-size="12pt" fo:font-style="normal" fo:font-weight="normal" officeooo:rsid="003dbd68" officeooo:paragraph-rsid="004c2ff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Times New Roman" fo:font-size="12pt" fo:font-style="normal" fo:font-weight="normal" officeooo:rsid="003dbd68" officeooo:paragraph-rsid="004f190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Times New Roman" fo:font-size="12pt" fo:font-style="normal" fo:font-weight="normal" officeooo:rsid="003ae0a0" officeooo:paragraph-rsid="003ae0a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Times New Roman" fo:font-size="12pt" fo:font-style="normal" fo:font-weight="normal" officeooo:rsid="00401ca5" officeooo:paragraph-rsid="00401ca5"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Times New Roman" fo:font-size="12pt" fo:font-style="normal" fo:font-weight="normal" officeooo:rsid="00401ca5" officeooo:paragraph-rsid="004c2ff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Times New Roman" fo:font-size="12pt" fo:font-style="normal" fo:font-weight="normal" officeooo:rsid="00401ca5" officeooo:paragraph-rsid="004f190a"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Times New Roman" fo:font-size="12pt" fo:font-style="normal" fo:font-weight="normal" officeooo:rsid="005281c6" officeooo:paragraph-rsid="005281c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Times New Roman" fo:font-size="12pt" fo:font-style="normal" fo:font-weight="normal" officeooo:rsid="005281c6" officeooo:paragraph-rsid="0052af2c"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Times New Roman" fo:font-size="12pt" fo:font-style="normal" fo:font-weight="normal" officeooo:rsid="005281c6" officeooo:paragraph-rsid="0052ec10"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Times New Roman" fo:font-size="12pt" fo:font-style="normal" fo:font-weight="normal" officeooo:rsid="0052af2c" officeooo:paragraph-rsid="0052af2c"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Times New Roman" fo:font-style="normal" fo:font-weight="normal" officeooo:rsid="00401ca5" officeooo:paragraph-rsid="00401ca5"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officeooo:paragraph-rsid="00242fa0"/>
    </style:style>
    <style:style style:name="P45" style:family="paragraph" style:parent-style-name="Standard">
      <style:paragraph-properties fo:text-align="start" style:justify-single-word="false"/>
      <style:text-properties officeooo:paragraph-rsid="0027cede"/>
    </style:style>
    <style:style style:name="P46" style:family="paragraph" style:parent-style-name="Standard">
      <style:paragraph-properties fo:text-align="start" style:justify-single-word="false"/>
      <style:text-properties officeooo:paragraph-rsid="002a7676"/>
    </style:style>
    <style:style style:name="P47" style:family="paragraph" style:parent-style-name="Standard">
      <style:paragraph-properties fo:text-align="start" style:justify-single-word="false"/>
      <style:text-properties officeooo:paragraph-rsid="002c3fec"/>
    </style:style>
    <style:style style:name="P48" style:family="paragraph" style:parent-style-name="Standard">
      <style:paragraph-properties fo:text-align="start" style:justify-single-word="false"/>
      <style:text-properties officeooo:paragraph-rsid="002f5bd6"/>
    </style:style>
    <style:style style:name="P49" style:family="paragraph" style:parent-style-name="Standard">
      <style:paragraph-properties fo:text-align="start" style:justify-single-word="false"/>
      <style:text-properties officeooo:paragraph-rsid="003879cd"/>
    </style:style>
    <style:style style:name="P50" style:family="paragraph" style:parent-style-name="Standard">
      <style:paragraph-properties fo:text-align="start" style:justify-single-word="false"/>
      <style:text-properties officeooo:paragraph-rsid="00389ed7"/>
    </style:style>
    <style:style style:name="P51" style:family="paragraph" style:parent-style-name="Standard">
      <style:paragraph-properties fo:text-align="start" style:justify-single-word="false"/>
      <style:text-properties officeooo:paragraph-rsid="00394ce4"/>
    </style:style>
    <style:style style:name="P52" style:family="paragraph" style:parent-style-name="Standard">
      <style:paragraph-properties fo:text-align="start" style:justify-single-word="false"/>
      <style:text-properties officeooo:paragraph-rsid="00401ca5"/>
    </style:style>
    <style:style style:name="P53" style:family="paragraph" style:parent-style-name="Standard">
      <style:paragraph-properties fo:text-align="start" style:justify-single-word="false"/>
      <style:text-properties officeooo:paragraph-rsid="00405d59"/>
    </style:style>
    <style:style style:name="P54" style:family="paragraph" style:parent-style-name="Standard">
      <style:paragraph-properties fo:text-align="start" style:justify-single-word="false"/>
      <style:text-properties officeooo:paragraph-rsid="00422ad3"/>
    </style:style>
    <style:style style:name="P55" style:family="paragraph" style:parent-style-name="Standard">
      <style:paragraph-properties fo:text-align="start" style:justify-single-word="false"/>
      <style:text-properties officeooo:paragraph-rsid="003dbd68"/>
    </style:style>
    <style:style style:name="P56" style:family="paragraph" style:parent-style-name="Standard">
      <style:paragraph-properties fo:text-align="start" style:justify-single-word="false"/>
      <style:text-properties officeooo:paragraph-rsid="004311e7"/>
    </style:style>
    <style:style style:name="P57" style:family="paragraph" style:parent-style-name="Standard">
      <style:paragraph-properties fo:text-align="start" style:justify-single-word="false"/>
      <style:text-properties officeooo:paragraph-rsid="00461b21"/>
    </style:style>
    <style:style style:name="P58" style:family="paragraph" style:parent-style-name="Standard">
      <style:paragraph-properties fo:text-align="start" style:justify-single-word="false"/>
      <style:text-properties officeooo:paragraph-rsid="00491370"/>
    </style:style>
    <style:style style:name="P59" style:family="paragraph" style:parent-style-name="Standard">
      <style:paragraph-properties fo:text-align="start" style:justify-single-word="false"/>
      <style:text-properties officeooo:paragraph-rsid="004a1881"/>
    </style:style>
    <style:style style:name="P60" style:family="paragraph" style:parent-style-name="Standard">
      <style:paragraph-properties fo:text-align="start" style:justify-single-word="false"/>
      <style:text-properties officeooo:paragraph-rsid="004c2ffa"/>
    </style:style>
    <style:style style:name="P61" style:family="paragraph" style:parent-style-name="Standard">
      <style:paragraph-properties fo:text-align="start" style:justify-single-word="false"/>
      <style:text-properties officeooo:paragraph-rsid="004d3928"/>
    </style:style>
    <style:style style:name="P62" style:family="paragraph" style:parent-style-name="Standard">
      <style:paragraph-properties fo:text-align="start" style:justify-single-word="false"/>
      <style:text-properties officeooo:paragraph-rsid="004f190a"/>
    </style:style>
    <style:style style:name="P63" style:family="paragraph" style:parent-style-name="Standard">
      <style:paragraph-properties fo:text-align="start" style:justify-single-word="false"/>
      <style:text-properties officeooo:paragraph-rsid="005281c6"/>
    </style:style>
    <style:style style:name="P64" style:family="paragraph" style:parent-style-name="Standard">
      <style:paragraph-properties fo:text-align="start" style:justify-single-word="false"/>
      <style:text-properties fo:font-weight="normal" officeooo:paragraph-rsid="00270956" style:font-weight-asian="normal" style:font-weight-complex="normal"/>
    </style:style>
    <style:style style:name="P65" style:family="paragraph" style:parent-style-name="Standard">
      <style:paragraph-properties fo:text-align="start" style:justify-single-word="false"/>
      <style:text-properties fo:font-weight="normal" officeooo:paragraph-rsid="0027cede" style:font-weight-asian="normal" style:font-weight-complex="normal"/>
    </style:style>
    <style:style style:name="P66" style:family="paragraph" style:parent-style-name="Standard">
      <style:paragraph-properties fo:text-align="start" style:justify-single-word="false"/>
      <style:text-properties fo:font-weight="normal" officeooo:paragraph-rsid="002c3fec" style:font-weight-asian="normal" style:font-weight-complex="normal"/>
    </style:style>
    <style:style style:name="P67" style:family="paragraph" style:parent-style-name="Standard">
      <style:paragraph-properties fo:text-align="start" style:justify-single-word="false"/>
      <style:text-properties fo:font-weight="normal" officeooo:paragraph-rsid="002f5bd6" style:font-weight-asian="normal" style:font-weight-complex="normal"/>
    </style:style>
    <style:style style:name="P68" style:family="paragraph" style:parent-style-name="Standard">
      <style:paragraph-properties fo:text-align="start" style:justify-single-word="false"/>
      <style:text-properties fo:font-weight="normal" officeooo:paragraph-rsid="003879cd" style:font-weight-asian="normal" style:font-weight-complex="normal"/>
    </style:style>
    <style:style style:name="P69" style:family="paragraph" style:parent-style-name="Standard">
      <style:paragraph-properties fo:text-align="start" style:justify-single-word="false"/>
      <style:text-properties fo:font-weight="normal" officeooo:paragraph-rsid="00394ce4" style:font-weight-asian="normal" style:font-weight-complex="normal"/>
    </style:style>
    <style:style style:name="P70" style:family="paragraph" style:parent-style-name="Standard">
      <style:paragraph-properties fo:text-align="start" style:justify-single-word="false"/>
      <style:text-properties fo:font-weight="normal" officeooo:paragraph-rsid="003ae0a0" style:font-weight-asian="normal" style:font-weight-complex="normal"/>
    </style:style>
    <style:style style:name="P71" style:family="paragraph" style:parent-style-name="Standard">
      <style:paragraph-properties fo:text-align="start" style:justify-single-word="false"/>
      <style:text-properties fo:font-weight="normal" officeooo:paragraph-rsid="00401ca5" style:font-weight-asian="normal" style:font-weight-complex="normal"/>
    </style:style>
    <style:style style:name="P72" style:family="paragraph" style:parent-style-name="Standard">
      <style:paragraph-properties fo:text-align="start" style:justify-single-word="false"/>
      <style:text-properties fo:font-weight="normal" officeooo:paragraph-rsid="004a1881" style:font-weight-asian="normal" style:font-weight-complex="normal"/>
    </style:style>
    <style:style style:name="P73" style:family="paragraph" style:parent-style-name="Standard">
      <style:paragraph-properties fo:text-align="start" style:justify-single-word="false"/>
      <style:text-properties fo:font-weight="normal" officeooo:rsid="00270956" officeooo:paragraph-rsid="00270956" style:font-weight-asian="normal" style:font-weight-complex="normal"/>
    </style:style>
    <style:style style:name="P74" style:family="paragraph" style:parent-style-name="Standard">
      <style:paragraph-properties fo:text-align="start" style:justify-single-word="false"/>
      <style:text-properties fo:font-weight="normal" officeooo:rsid="00270956" officeooo:paragraph-rsid="0027af33" style:font-weight-asian="normal" style:font-weight-complex="normal"/>
    </style:style>
    <style:style style:name="P75" style:family="paragraph" style:parent-style-name="Standard">
      <style:paragraph-properties fo:text-align="start" style:justify-single-word="false"/>
      <style:text-properties fo:font-weight="normal" officeooo:rsid="00270956" officeooo:paragraph-rsid="002c3fec" style:font-weight-asian="normal" style:font-weight-complex="normal"/>
    </style:style>
    <style:style style:name="P76" style:family="paragraph" style:parent-style-name="Standard">
      <style:paragraph-properties fo:text-align="start" style:justify-single-word="false"/>
      <style:text-properties fo:font-weight="normal" officeooo:rsid="00270956" officeooo:paragraph-rsid="002f5bd6" style:font-weight-asian="normal" style:font-weight-complex="normal"/>
    </style:style>
    <style:style style:name="P77" style:family="paragraph" style:parent-style-name="Standard">
      <style:paragraph-properties fo:text-align="start" style:justify-single-word="false"/>
      <style:text-properties fo:font-weight="normal" officeooo:rsid="00270956" officeooo:paragraph-rsid="00394ce4" style:font-weight-asian="normal" style:font-weight-complex="normal"/>
    </style:style>
    <style:style style:name="P78" style:family="paragraph" style:parent-style-name="Standard">
      <style:paragraph-properties fo:text-align="start" style:justify-single-word="false"/>
      <style:text-properties fo:font-weight="normal" officeooo:rsid="00270956" officeooo:paragraph-rsid="003ae0a0" style:font-weight-asian="normal" style:font-weight-complex="normal"/>
    </style:style>
    <style:style style:name="P79" style:family="paragraph" style:parent-style-name="Standard">
      <style:paragraph-properties fo:text-align="start" style:justify-single-word="false"/>
      <style:text-properties fo:font-weight="normal" officeooo:rsid="00270956" officeooo:paragraph-rsid="00401ca5" style:font-weight-asian="normal" style:font-weight-complex="normal"/>
    </style:style>
    <style:style style:name="P80" style:family="paragraph" style:parent-style-name="Standard">
      <style:paragraph-properties fo:text-align="start" style:justify-single-word="false"/>
      <style:text-properties fo:font-weight="normal" officeooo:rsid="00270956" officeooo:paragraph-rsid="00442f03" style:font-weight-asian="normal" style:font-weight-complex="normal"/>
    </style:style>
    <style:style style:name="P81" style:family="paragraph" style:parent-style-name="Standard">
      <style:paragraph-properties fo:text-align="start" style:justify-single-word="false"/>
      <style:text-properties fo:font-weight="normal" officeooo:rsid="00270956" officeooo:paragraph-rsid="004a1881" style:font-weight-asian="normal" style:font-weight-complex="normal"/>
    </style:style>
    <style:style style:name="P82" style:family="paragraph" style:parent-style-name="Standard">
      <style:paragraph-properties fo:text-align="start" style:justify-single-word="false"/>
      <style:text-properties fo:font-weight="normal" officeooo:rsid="00270956" officeooo:paragraph-rsid="004f190a" style:font-weight-asian="normal" style:font-weight-complex="normal"/>
    </style:style>
    <style:style style:name="P83" style:family="paragraph" style:parent-style-name="Standard">
      <style:paragraph-properties fo:text-align="start" style:justify-single-word="false"/>
      <style:text-properties fo:font-weight="normal" officeooo:rsid="0027cede" officeooo:paragraph-rsid="0027cede" style:font-weight-asian="normal" style:font-weight-complex="normal"/>
    </style:style>
    <style:style style:name="P84" style:family="paragraph" style:parent-style-name="Standard">
      <style:paragraph-properties fo:text-align="start" style:justify-single-word="false"/>
      <style:text-properties fo:font-weight="normal" officeooo:rsid="0027cede" officeooo:paragraph-rsid="004a1881" style:font-weight-asian="normal" style:font-weight-complex="normal"/>
    </style:style>
    <style:style style:name="P85" style:family="paragraph" style:parent-style-name="Standard">
      <style:paragraph-properties fo:text-align="start" style:justify-single-word="false"/>
      <style:text-properties fo:font-weight="normal" officeooo:rsid="002f5bd6" officeooo:paragraph-rsid="002f5bd6" style:font-weight-asian="normal" style:font-weight-complex="normal"/>
    </style:style>
    <style:style style:name="P86" style:family="paragraph" style:parent-style-name="Standard">
      <style:paragraph-properties fo:text-align="start" style:justify-single-word="false"/>
      <style:text-properties fo:font-weight="normal" officeooo:rsid="0030ff1c" officeooo:paragraph-rsid="0030ff1c" style:font-weight-asian="normal" style:font-weight-complex="normal"/>
    </style:style>
    <style:style style:name="P87" style:family="paragraph" style:parent-style-name="Standard">
      <style:paragraph-properties fo:text-align="start" style:justify-single-word="false"/>
      <style:text-properties fo:font-weight="normal" officeooo:rsid="003879cd" officeooo:paragraph-rsid="003879cd" style:font-weight-asian="normal" style:font-weight-complex="normal"/>
    </style:style>
    <style:style style:name="P88" style:family="paragraph" style:parent-style-name="Standard">
      <style:paragraph-properties fo:text-align="center" style:justify-single-word="false"/>
      <style:text-properties style:font-name="Arial" fo:font-size="18pt" fo:font-weight="bold" officeooo:rsid="0021ea1a" officeooo:paragraph-rsid="0021ea1a" style:font-size-asian="18pt" style:font-weight-asian="bold" style:font-size-complex="18pt" style:font-weight-complex="bold"/>
    </style:style>
    <style:style style:name="P89" style:family="paragraph" style:parent-style-name="Standard">
      <style:paragraph-properties fo:text-align="start" style:justify-single-word="false"/>
      <style:text-properties style:font-name="Arial" fo:font-size="16pt" fo:font-weight="bold" officeooo:rsid="0022ed8c" officeooo:paragraph-rsid="0022ed8c" style:font-size-asian="16pt" style:font-weight-asian="bold" style:font-size-complex="16pt" style:font-weight-complex="bold"/>
    </style:style>
    <style:style style:name="P90" style:family="paragraph" style:parent-style-name="Standard">
      <style:paragraph-properties fo:text-align="start" style:justify-single-word="false"/>
      <style:text-properties style:font-name="Arial" fo:font-size="12pt" fo:font-weight="normal" officeooo:rsid="0022ed8c" officeooo:paragraph-rsid="0022ed8c"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Arial" fo:font-size="12pt" fo:font-weight="normal" officeooo:rsid="002dfbdd" officeooo:paragraph-rsid="002dfbdd"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Arial" fo:font-size="12pt" fo:font-style="italic" fo:font-weight="bold" officeooo:rsid="002a7676" officeooo:paragraph-rsid="002a7676" style:font-size-asian="10.5pt" style:font-style-asian="italic" style:font-weight-asian="bold" style:font-size-complex="12pt" style:font-style-complex="italic" style:font-weight-complex="bold"/>
    </style:style>
    <style:style style:name="P93" style:family="paragraph" style:parent-style-name="Standard">
      <style:paragraph-properties fo:text-align="start" style:justify-single-word="false"/>
      <style:text-properties style:font-name="Arial" fo:font-size="12pt" fo:font-style="italic" fo:font-weight="bold" officeooo:rsid="002a7676" officeooo:paragraph-rsid="002c3fec" style:font-size-asian="10.5pt" style:font-style-asian="italic" style:font-weight-asian="bold" style:font-size-complex="12pt" style:font-style-complex="italic" style:font-weight-complex="bold"/>
    </style:style>
    <style:style style:name="P94" style:family="paragraph" style:parent-style-name="Standard">
      <style:paragraph-properties fo:text-align="start" style:justify-single-word="false"/>
      <style:text-properties style:font-name="Arial" fo:font-size="12pt" fo:font-style="italic" fo:font-weight="bold" officeooo:rsid="002a7676" officeooo:paragraph-rsid="002f5bd6" style:font-size-asian="10.5pt" style:font-style-asian="italic" style:font-weight-asian="bold" style:font-size-complex="12pt" style:font-style-complex="italic" style:font-weight-complex="bold"/>
    </style:style>
    <style:style style:name="P95" style:family="paragraph" style:parent-style-name="Standard">
      <style:paragraph-properties fo:text-align="start" style:justify-single-word="false"/>
      <style:text-properties style:font-name="Arial" fo:font-size="12pt" fo:font-style="italic" fo:font-weight="bold" officeooo:rsid="002a7676" officeooo:paragraph-rsid="003879cd" style:font-size-asian="10.5pt" style:font-style-asian="italic" style:font-weight-asian="bold" style:font-size-complex="12pt" style:font-style-complex="italic" style:font-weight-complex="bold"/>
    </style:style>
    <style:style style:name="P96" style:family="paragraph" style:parent-style-name="Standard">
      <style:paragraph-properties fo:text-align="start" style:justify-single-word="false"/>
      <style:text-properties style:font-name="Arial" fo:font-size="12pt" fo:font-style="italic" fo:font-weight="bold" officeooo:rsid="002a7676" officeooo:paragraph-rsid="00389ed7" style:font-size-asian="10.5pt" style:font-style-asian="italic" style:font-weight-asian="bold" style:font-size-complex="12pt" style:font-style-complex="italic" style:font-weight-complex="bold"/>
    </style:style>
    <style:style style:name="P97" style:family="paragraph" style:parent-style-name="Standard">
      <style:paragraph-properties fo:text-align="start" style:justify-single-word="false"/>
      <style:text-properties style:font-name="Arial" fo:font-size="12pt" fo:font-style="italic" fo:font-weight="bold" officeooo:rsid="002a7676" officeooo:paragraph-rsid="00394ce4" style:font-size-asian="10.5pt" style:font-style-asian="italic" style:font-weight-asian="bold" style:font-size-complex="12pt" style:font-style-complex="italic" style:font-weight-complex="bold"/>
    </style:style>
    <style:style style:name="P98" style:family="paragraph" style:parent-style-name="Standard">
      <style:paragraph-properties fo:text-align="start" style:justify-single-word="false"/>
      <style:text-properties style:font-name="Arial" fo:font-size="12pt" fo:font-style="italic" fo:font-weight="bold" officeooo:rsid="002a7676" officeooo:paragraph-rsid="003dbd68" style:font-size-asian="10.5pt" style:font-style-asian="italic" style:font-weight-asian="bold" style:font-size-complex="12pt" style:font-style-complex="italic" style:font-weight-complex="bold"/>
    </style:style>
    <style:style style:name="P99" style:family="paragraph" style:parent-style-name="Standard">
      <style:paragraph-properties fo:text-align="start" style:justify-single-word="false"/>
      <style:text-properties style:font-name="Arial" fo:font-size="12pt" fo:font-style="italic" fo:font-weight="bold" officeooo:rsid="002a7676" officeooo:paragraph-rsid="00401ca5" style:font-size-asian="10.5pt" style:font-style-asian="italic" style:font-weight-asian="bold" style:font-size-complex="12pt" style:font-style-complex="italic" style:font-weight-complex="bold"/>
    </style:style>
    <style:style style:name="P100" style:family="paragraph" style:parent-style-name="Standard">
      <style:paragraph-properties fo:text-align="start" style:justify-single-word="false"/>
      <style:text-properties style:font-name="Arial" fo:font-size="12pt" fo:font-style="italic" fo:font-weight="bold" officeooo:rsid="00401ca5" officeooo:paragraph-rsid="00401ca5" style:font-size-asian="10.5pt" style:font-style-asian="italic" style:font-weight-asian="bold" style:font-size-complex="12pt" style:font-style-complex="italic" style:font-weight-complex="bold"/>
    </style:style>
    <style:style style:name="P101" style:family="paragraph" style:parent-style-name="Standard">
      <style:paragraph-properties fo:text-align="start" style:justify-single-word="false"/>
      <style:text-properties style:font-name="Arial" fo:font-size="12pt" fo:font-style="normal" fo:font-weight="normal" officeooo:rsid="002a7676" officeooo:paragraph-rsid="002a7676"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Arial" fo:font-size="12pt" fo:font-style="normal" fo:font-weight="normal" officeooo:rsid="002a7676" officeooo:paragraph-rsid="002c3fec"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Arial" fo:font-size="12pt" fo:font-style="normal" fo:font-weight="normal" officeooo:rsid="002a7676" officeooo:paragraph-rsid="00401ca5"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Arial" fo:font-size="12pt" fo:font-style="normal" fo:font-weight="normal" officeooo:rsid="002c3fec" officeooo:paragraph-rsid="002c3fec"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font-name="Arial" fo:font-size="12pt" fo:font-style="normal" fo:font-weight="normal" officeooo:rsid="003879cd" officeooo:paragraph-rsid="003879c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Arial" fo:font-size="12pt" fo:font-style="normal" fo:font-weight="normal" officeooo:rsid="00394ce4" officeooo:paragraph-rsid="00394ce4"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Arial" fo:font-size="12pt" fo:font-style="normal" fo:font-weight="normal" officeooo:rsid="003f632a" officeooo:paragraph-rsid="00401ca5"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font-name="Arial" fo:font-size="12pt" fo:font-style="normal" fo:font-weight="normal" officeooo:rsid="003f632a" officeooo:paragraph-rsid="003dbd68"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Arial" fo:font-size="12pt" fo:font-style="normal" fo:font-weight="normal" officeooo:rsid="00401ca5" officeooo:paragraph-rsid="00401ca5"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Arial" fo:font-weight="bold" officeooo:paragraph-rsid="00242fa0" style:font-weight-asian="bold" style:font-weight-complex="bold"/>
    </style:style>
    <style:style style:name="P111" style:family="paragraph" style:parent-style-name="Standard">
      <style:paragraph-properties fo:text-align="start" style:justify-single-word="false"/>
      <style:text-properties style:font-name="Arial" fo:font-weight="bold" officeooo:paragraph-rsid="002a7676" style:font-weight-asian="bold" style:font-weight-complex="bold"/>
    </style:style>
    <style:style style:name="P112" style:family="paragraph" style:parent-style-name="Standard">
      <style:paragraph-properties fo:text-align="start" style:justify-single-word="false"/>
      <style:text-properties style:font-name="Arial" fo:font-weight="bold" officeooo:paragraph-rsid="002c3fec" style:font-weight-asian="bold" style:font-weight-complex="bold"/>
    </style:style>
    <style:style style:name="P113" style:family="paragraph" style:parent-style-name="Standard">
      <style:paragraph-properties fo:text-align="start" style:justify-single-word="false"/>
      <style:text-properties style:font-name="Arial" fo:font-style="normal" fo:font-weight="normal" officeooo:rsid="002f5bd6" officeooo:paragraph-rsid="003ae0a0"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style:font-name="Arial" fo:font-style="normal" fo:font-weight="normal" officeooo:rsid="002f5bd6" officeooo:paragraph-rsid="003dbd68"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style:font-name="Arial" fo:font-style="normal" fo:font-weight="normal" officeooo:rsid="002f5bd6" officeooo:paragraph-rsid="004a1881"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style:font-name="Arial" fo:font-style="normal" fo:font-weight="bold" officeooo:rsid="002f5bd6" officeooo:paragraph-rsid="002f5bd6"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officeooo:rsid="002c3fec" officeooo:paragraph-rsid="002c3fec"/>
    </style:style>
    <style:style style:name="P118" style:family="paragraph" style:parent-style-name="Standard">
      <style:paragraph-properties fo:text-align="start" style:justify-single-word="false"/>
      <style:text-properties fo:font-style="normal" fo:font-weight="normal" officeooo:paragraph-rsid="003ae0a0"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fo:font-weight="normal" officeooo:paragraph-rsid="004a1881"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fo:font-weight="normal" officeooo:rsid="00394ce4" officeooo:paragraph-rsid="00394ce4"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fo:font-weight="normal" officeooo:rsid="00270956" officeooo:paragraph-rsid="00401ca5"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fo:font-weight="normal" officeooo:rsid="00270956" officeooo:paragraph-rsid="004a1881"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fo:font-weight="normal" officeooo:rsid="00270956" officeooo:paragraph-rsid="004a5968"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fo:font-weight="normal" officeooo:rsid="00270956" officeooo:paragraph-rsid="004c2ffa"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officeooo:rsid="00401ca5" officeooo:paragraph-rsid="00401ca5"/>
    </style:style>
    <style:style style:name="P126" style:family="paragraph" style:parent-style-name="Standard">
      <style:paragraph-properties fo:text-align="start" style:justify-single-word="false"/>
      <style:text-properties officeooo:rsid="004311e7" officeooo:paragraph-rsid="004311e7"/>
    </style:style>
    <style:style style:name="P127" style:family="paragraph" style:parent-style-name="Standard">
      <style:paragraph-properties fo:text-align="start" style:justify-single-word="false"/>
      <style:text-properties officeooo:rsid="004311e7" officeooo:paragraph-rsid="004c2ffa"/>
    </style:style>
    <style:style style:name="P128" style:family="paragraph" style:parent-style-name="Standard">
      <style:paragraph-properties fo:text-align="start" style:justify-single-word="false"/>
      <style:text-properties officeooo:rsid="004311e7" officeooo:paragraph-rsid="004f190a"/>
    </style:style>
    <style:style style:name="P129" style:family="paragraph" style:parent-style-name="Standard">
      <style:paragraph-properties fo:text-align="start" style:justify-single-word="false"/>
      <style:text-properties style:font-name="Times New Roman" fo:font-size="12pt" fo:font-style="normal" fo:font-weight="normal" officeooo:rsid="002c3fec" officeooo:paragraph-rsid="003ae0a0"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Times New Roman" fo:font-size="12pt" fo:font-style="normal" fo:font-weight="normal" officeooo:rsid="0027af33" officeooo:paragraph-rsid="002f5bd6"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Times New Roman" fo:font-size="12pt" fo:font-style="normal" fo:font-weight="normal" officeooo:rsid="0027af33" officeooo:paragraph-rsid="005556c9"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Times New Roman" fo:font-size="12pt" fo:font-style="normal" fo:font-weight="normal" officeooo:rsid="0027af33" officeooo:paragraph-rsid="007d71d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Times New Roman" fo:font-size="12pt" fo:font-style="normal" fo:font-weight="normal" officeooo:rsid="0027af33" officeooo:paragraph-rsid="007eb30d"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Times New Roman" fo:font-size="12pt" fo:font-style="normal" fo:font-weight="normal" officeooo:rsid="00394ce4" officeooo:paragraph-rsid="003ae0a0"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Times New Roman" fo:font-size="12pt" fo:font-style="normal" fo:font-weight="normal" officeooo:rsid="00394ce4" officeooo:paragraph-rsid="005556c9"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Times New Roman" fo:font-size="12pt" fo:font-style="normal" fo:font-weight="normal" officeooo:rsid="00394ce4" officeooo:paragraph-rsid="007bcd40"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Times New Roman" fo:font-size="12pt" fo:font-style="normal" fo:font-weight="normal" officeooo:rsid="003dbd68" officeooo:paragraph-rsid="003dbd68"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Times New Roman" fo:font-size="12pt" fo:font-style="normal" fo:font-weight="normal" officeooo:rsid="003dbd68" officeooo:paragraph-rsid="005556c9"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Times New Roman" fo:font-size="12pt" fo:font-style="normal" fo:font-weight="normal" officeooo:rsid="003dbd68" officeooo:paragraph-rsid="007bcd40"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Times New Roman" fo:font-size="12pt" fo:font-style="normal" fo:font-weight="normal" officeooo:rsid="003dbd68" officeooo:paragraph-rsid="00800e78"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Times New Roman" fo:font-size="12pt" fo:font-style="normal" fo:font-weight="normal" officeooo:rsid="003ae0a0" officeooo:paragraph-rsid="003ae0a0"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Times New Roman" fo:font-size="12pt" fo:font-style="normal" fo:font-weight="normal" officeooo:rsid="003ae0a0" officeooo:paragraph-rsid="00800e78"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Times New Roman" fo:font-size="12pt" fo:font-style="normal" fo:font-weight="normal" officeooo:rsid="004311e7" officeooo:paragraph-rsid="004311e7"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style:font-name="Times New Roman" fo:font-size="12pt" fo:font-style="normal" fo:font-weight="normal" officeooo:rsid="004311e7" officeooo:paragraph-rsid="004c2ffa"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style:font-name="Times New Roman" fo:font-size="12pt" fo:font-style="normal" fo:font-weight="normal" officeooo:rsid="004311e7" officeooo:paragraph-rsid="004f190a"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font-name="Times New Roman" fo:font-size="12pt" fo:font-style="normal" fo:font-weight="normal" officeooo:rsid="00401ca5" officeooo:paragraph-rsid="00401ca5"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Times New Roman" fo:font-size="12pt" fo:font-style="normal" fo:font-weight="normal" officeooo:rsid="00401ca5" officeooo:paragraph-rsid="004c2ffa"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font-name="Times New Roman" fo:font-size="12pt" fo:font-style="normal" fo:font-weight="normal" officeooo:rsid="00442f03" officeooo:paragraph-rsid="004311e7"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style:font-name="Times New Roman" fo:font-size="12pt" fo:font-style="normal" fo:font-weight="normal" officeooo:rsid="00442f03" officeooo:paragraph-rsid="00461b21"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style:font-name="Times New Roman" fo:font-size="12pt" fo:font-style="normal" fo:font-weight="normal" officeooo:rsid="004738a1" officeooo:paragraph-rsid="00461b21"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style:font-name="Times New Roman" fo:font-size="12pt" fo:font-style="normal" fo:font-weight="normal" officeooo:rsid="00491370" officeooo:paragraph-rsid="00491370"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style:font-name="Times New Roman" fo:font-size="12pt" fo:font-style="normal" fo:font-weight="normal" officeooo:rsid="004c2ffa" officeooo:paragraph-rsid="00401ca5"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style:font-name="Times New Roman" fo:font-size="12pt" fo:font-style="normal" fo:font-weight="normal" officeooo:rsid="004a1881" officeooo:paragraph-rsid="004c2ffa"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style:font-name="Times New Roman" fo:font-size="12pt" fo:font-style="normal" fo:font-weight="normal" officeooo:rsid="004a1881" officeooo:paragraph-rsid="004a1881"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style:font-name="Times New Roman" fo:font-size="12pt" fo:font-style="normal" fo:font-weight="normal" officeooo:rsid="004a1881" officeooo:paragraph-rsid="005281c6"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style:font-name="Times New Roman" fo:font-size="12pt" fo:font-style="normal" fo:font-weight="normal" officeooo:rsid="004a1881" officeooo:paragraph-rsid="007d71d4"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style:font-name="Times New Roman" fo:font-size="12pt" fo:font-style="normal" fo:font-weight="normal" officeooo:rsid="004a1881" officeooo:paragraph-rsid="007eb30d"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style:font-name="Times New Roman" fo:font-size="12pt" fo:font-style="normal" fo:font-weight="normal" officeooo:rsid="004d3928" officeooo:paragraph-rsid="004d3928"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style:font-name="Times New Roman" fo:font-size="12pt" fo:font-style="normal" fo:font-weight="normal" officeooo:rsid="004f190a" officeooo:paragraph-rsid="004d3928"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style:font-name="Times New Roman" fo:font-size="12pt" fo:font-style="normal" fo:font-weight="normal" officeooo:rsid="004a5968" officeooo:paragraph-rsid="004a1881"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style:font-name="Times New Roman" fo:font-size="12pt" fo:font-style="normal" fo:font-weight="normal" officeooo:rsid="004a5968" officeooo:paragraph-rsid="007d71d4"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style:font-name="Times New Roman" fo:font-size="12pt" fo:font-style="normal" fo:font-weight="normal" officeooo:rsid="0052af2c" officeooo:paragraph-rsid="005281c6"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style:font-name="Times New Roman" fo:font-size="12pt" fo:font-style="normal" fo:font-weight="normal" officeooo:rsid="0052af2c" officeooo:paragraph-rsid="0054fefa"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style:font-name="Times New Roman" fo:font-size="12pt" fo:font-style="normal" fo:font-weight="normal" officeooo:rsid="0052af2c" officeooo:paragraph-rsid="005556c9"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font-name="Times New Roman" fo:font-size="12pt" fo:font-style="normal" fo:font-weight="normal" officeooo:rsid="0052af2c" officeooo:paragraph-rsid="007d71d4"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style:font-name="Times New Roman" fo:font-size="12pt" fo:font-style="normal" fo:font-weight="normal" officeooo:rsid="0052af2c" officeooo:paragraph-rsid="007eb30d"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style:font-name="Times New Roman" fo:font-size="12pt" fo:font-style="normal" fo:font-weight="normal" officeooo:rsid="005281c6" officeooo:paragraph-rsid="0054fefa"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style:font-name="Times New Roman" fo:font-size="12pt" fo:font-style="normal" fo:font-weight="normal" officeooo:rsid="005281c6" officeooo:paragraph-rsid="007d71d4"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style:font-name="Times New Roman" fo:font-size="12pt" fo:font-style="normal" fo:font-weight="normal" officeooo:rsid="005556c9" officeooo:paragraph-rsid="005556c9"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style:font-name="Times New Roman" fo:font-size="12pt" fo:font-style="normal" fo:font-weight="normal" officeooo:rsid="005556c9" officeooo:paragraph-rsid="007bcd40"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Times New Roman" fo:font-size="12pt" fo:font-style="normal" fo:font-weight="normal" officeooo:rsid="0055f1a7" officeooo:paragraph-rsid="0055f1a7"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font-name="Times New Roman" fo:font-size="12pt" fo:font-style="normal" fo:font-weight="normal" officeooo:rsid="0055f1a7" officeooo:paragraph-rsid="005ea8cc"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style:font-name="Times New Roman" fo:font-size="12pt" fo:font-style="normal" fo:font-weight="normal" officeooo:rsid="0055f1a7" officeooo:paragraph-rsid="0060ae5b"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style:font-name="Times New Roman" fo:font-size="12pt" fo:font-style="normal" fo:font-weight="normal" officeooo:rsid="0055f1a7" officeooo:paragraph-rsid="00617ffc"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style:font-name="Times New Roman" fo:font-size="12pt" fo:font-style="normal" fo:font-weight="normal" officeooo:rsid="0055f1a7" officeooo:paragraph-rsid="0064d45d"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font-name="Times New Roman" fo:font-size="12pt" fo:font-style="normal" fo:font-weight="normal" officeooo:rsid="0055f1a7" officeooo:paragraph-rsid="00685618"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font-name="Times New Roman" fo:font-size="12pt" fo:font-style="normal" fo:font-weight="normal" officeooo:rsid="0055f1a7" officeooo:paragraph-rsid="007912bd"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style:font-name="Times New Roman" fo:font-size="12pt" fo:font-style="normal" fo:font-weight="normal" officeooo:rsid="0055f1a7" officeooo:paragraph-rsid="007a7b43"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style:font-name="Times New Roman" fo:font-size="12pt" fo:font-style="normal" fo:font-weight="normal" officeooo:rsid="0057c060" officeooo:paragraph-rsid="0057c060"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style:font-name="Times New Roman" fo:font-size="12pt" fo:font-style="normal" fo:font-weight="normal" officeooo:rsid="0057c060" officeooo:paragraph-rsid="005ea8cc"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style:font-name="Times New Roman" fo:font-size="12pt" fo:font-style="normal" fo:font-weight="normal" officeooo:rsid="0057c060" officeooo:paragraph-rsid="0060ae5b"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style:font-name="Times New Roman" fo:font-size="12pt" fo:font-style="normal" fo:font-weight="normal" officeooo:rsid="0057c060" officeooo:paragraph-rsid="00617ffc"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style:font-name="Times New Roman" fo:font-size="12pt" fo:font-style="normal" fo:font-weight="normal" officeooo:rsid="0057c060" officeooo:paragraph-rsid="0064d45d"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style:font-name="Times New Roman" fo:font-size="12pt" fo:font-style="normal" fo:font-weight="normal" officeooo:rsid="0057c060" officeooo:paragraph-rsid="00685618"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style:font-name="Times New Roman" fo:font-size="12pt" fo:font-style="normal" fo:font-weight="normal" officeooo:rsid="0057c060" officeooo:paragraph-rsid="00699468"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style:font-name="Times New Roman" fo:font-size="12pt" fo:font-style="normal" fo:font-weight="normal" officeooo:rsid="0057c060" officeooo:paragraph-rsid="0071d395"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style:font-name="Times New Roman" fo:font-size="12pt" fo:font-style="normal" fo:font-weight="normal" officeooo:rsid="0057c060" officeooo:paragraph-rsid="00734985"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style:font-name="Times New Roman" fo:font-size="12pt" fo:font-style="normal" fo:font-weight="normal" officeooo:rsid="0057c060" officeooo:paragraph-rsid="007bcd40"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style:font-name="Times New Roman" fo:font-size="12pt" fo:font-style="normal" fo:font-weight="normal" officeooo:rsid="005fc99d" officeooo:paragraph-rsid="005fc99d"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style:font-name="Times New Roman" fo:font-size="12pt" fo:font-style="normal" fo:font-weight="normal" officeooo:rsid="005fc99d" officeooo:paragraph-rsid="00617ffc"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style:font-name="Times New Roman" fo:font-size="12pt" fo:font-style="normal" fo:font-weight="normal" officeooo:rsid="005fc99d" officeooo:paragraph-rsid="00734985"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style:font-name="Times New Roman" fo:font-size="12pt" fo:font-style="normal" fo:font-weight="normal" officeooo:rsid="0069a6bf" officeooo:paragraph-rsid="0069a6bf"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style:text-properties style:font-name="Times New Roman" fo:font-size="12pt" fo:font-style="normal" fo:font-weight="normal" officeooo:rsid="0069a6bf" officeooo:paragraph-rsid="006af8b8"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style:font-name="Times New Roman" fo:font-size="12pt" fo:font-style="normal" fo:font-weight="normal" officeooo:rsid="00270956" officeooo:paragraph-rsid="007eb30d"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style:font-name="Times New Roman" fo:font-size="12pt" fo:font-style="normal" style:text-underline-style="none" fo:font-weight="normal" officeooo:rsid="00709110" officeooo:paragraph-rsid="00709110"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style:font-name="Times New Roman" fo:font-size="12pt" fo:font-style="normal" style:text-underline-style="none" fo:font-weight="normal" officeooo:rsid="00734985" officeooo:paragraph-rsid="00734985"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style:font-name="Times New Roman" fo:font-size="12pt" fo:font-style="normal" style:text-underline-style="none" fo:font-weight="normal" officeooo:rsid="00734985" officeooo:paragraph-rsid="00760bb5"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style:font-name="Times New Roman" fo:font-size="12pt" fo:font-style="normal" style:text-underline-style="none" fo:font-weight="normal" officeooo:rsid="00734985" officeooo:paragraph-rsid="0077d6d0"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style:font-name="Times New Roman" fo:font-size="12pt" fo:font-style="normal" style:text-underline-style="none" fo:font-weight="normal" officeooo:rsid="0077d6d0" officeooo:paragraph-rsid="0077d6d0"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style:font-name="Times New Roman" fo:font-size="12pt" fo:font-style="normal" style:text-underline-style="none" fo:font-weight="normal" officeooo:rsid="005281c6" officeooo:paragraph-rsid="007d71d4"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style:font-name="Times New Roman" fo:font-size="12pt" fo:font-style="normal" style:text-underline-style="none" fo:font-weight="normal" officeooo:rsid="005281c6" officeooo:paragraph-rsid="007eb30d"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style:text-properties style:font-name="Times New Roman" fo:font-size="12pt" fo:font-weight="normal" officeooo:rsid="00270956" officeooo:paragraph-rsid="005556c9"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style:font-name="Times New Roman" fo:font-size="12pt" fo:font-weight="normal" officeooo:rsid="00270956" officeooo:paragraph-rsid="007bcd40"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style:font-name="Times New Roman" fo:font-size="12pt" fo:font-weight="normal" officeooo:rsid="00270956" officeooo:paragraph-rsid="00800e78"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style:font-name="Times New Roman" fo:font-size="12pt" fo:font-weight="normal" officeooo:rsid="0027af33" officeooo:paragraph-rsid="005556c9"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style:font-name="Times New Roman" fo:font-size="12pt" fo:font-weight="normal" officeooo:rsid="0027af33" officeooo:paragraph-rsid="007bcd40"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style:font-name="Times New Roman" fo:font-size="12pt" fo:font-weight="normal" officeooo:rsid="0027af33" officeooo:paragraph-rsid="007d71d4"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style:font-name="Times New Roman" fo:font-size="12pt" fo:font-weight="normal" officeooo:rsid="0027af33" officeooo:paragraph-rsid="007eb30d"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style:font-name="Times New Roman" fo:font-size="12pt" fo:font-weight="normal" officeooo:rsid="0027af33" officeooo:paragraph-rsid="00800e78"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style:font-name="Times New Roman" fo:font-size="12pt" fo:font-weight="normal" officeooo:rsid="0027cede" officeooo:paragraph-rsid="007d71d4"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style:font-name="Times New Roman" fo:font-size="12pt" fo:font-weight="normal" officeooo:rsid="0027cede" officeooo:paragraph-rsid="007eb30d"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style:font-name="Times New Roman" fo:font-size="12pt" fo:font-style="italic" fo:font-weight="normal" officeooo:rsid="005fc99d" officeooo:paragraph-rsid="005fc99d" style:font-size-asian="10.5pt" style:font-style-asian="italic" style:font-weight-asian="normal" style:font-size-complex="12pt" style:font-style-complex="italic" style:font-weight-complex="normal"/>
    </style:style>
    <style:style style:name="P213" style:family="paragraph" style:parent-style-name="Standard">
      <style:paragraph-properties fo:text-align="start" style:justify-single-word="false"/>
      <style:text-properties style:font-name="Times New Roman" fo:font-size="12pt" fo:font-style="italic" fo:font-weight="normal" officeooo:rsid="005fc99d" officeooo:paragraph-rsid="00617ffc" style:font-size-asian="10.5pt" style:font-style-asian="italic" style:font-weight-asian="normal" style:font-size-complex="12pt" style:font-style-complex="italic" style:font-weight-complex="normal"/>
    </style:style>
    <style:style style:name="P214" style:family="paragraph" style:parent-style-name="Standard">
      <style:paragraph-properties fo:text-align="start" style:justify-single-word="false"/>
      <style:text-properties style:font-name="Times New Roman" fo:font-style="normal" officeooo:paragraph-rsid="00760bb5" style:font-style-asian="normal" style:font-style-complex="normal"/>
    </style:style>
    <style:style style:name="P215" style:family="paragraph" style:parent-style-name="Standard">
      <style:paragraph-properties fo:text-align="start" style:justify-single-word="false"/>
      <style:text-properties style:font-name="Times New Roman" fo:font-style="normal" fo:font-weight="normal" officeooo:rsid="0055f1a7" officeooo:paragraph-rsid="0055f1a7" style:font-style-asian="normal" style:font-weight-asian="normal" style:font-style-complex="normal" style:font-weight-complex="normal"/>
    </style:style>
    <style:style style:name="P216" style:family="paragraph" style:parent-style-name="Standard">
      <style:paragraph-properties fo:text-align="start" style:justify-single-word="false"/>
      <style:text-properties style:font-name="Arial" fo:font-size="12pt" fo:font-style="normal" fo:font-weight="normal" officeooo:rsid="00405d59" officeooo:paragraph-rsid="00405d59"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style:font-name="Arial" fo:font-size="12pt" fo:font-style="normal" fo:font-weight="normal" officeooo:rsid="002f5bd6" officeooo:paragraph-rsid="0057c060"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style:text-properties style:font-name="Arial" fo:font-size="12pt" fo:font-style="normal" fo:font-weight="normal" officeooo:rsid="002f5bd6" officeooo:paragraph-rsid="005ea8cc"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style:font-name="Arial" fo:font-size="12pt" fo:font-style="normal" fo:font-weight="normal" officeooo:rsid="002f5bd6" officeooo:paragraph-rsid="00617ffc"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style:font-name="Arial" fo:font-size="12pt" fo:font-style="normal" fo:font-weight="normal" officeooo:rsid="002f5bd6" officeooo:paragraph-rsid="0064d45d"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style:font-name="Arial" fo:font-size="12pt" fo:font-style="normal" fo:font-weight="normal" officeooo:rsid="002f5bd6" officeooo:paragraph-rsid="00685618"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style:font-name="Arial" fo:font-size="12pt" fo:font-style="normal" fo:font-weight="normal" officeooo:rsid="002f5bd6" officeooo:paragraph-rsid="00699468"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style:font-name="Arial" fo:font-size="12pt" fo:font-style="normal" fo:font-weight="normal" officeooo:rsid="002f5bd6" officeooo:paragraph-rsid="006af8b8"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style:font-name="Arial" fo:font-size="12pt" fo:font-style="normal" fo:font-weight="normal" officeooo:rsid="002f5bd6" officeooo:paragraph-rsid="0077d6d0"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style:font-name="Arial" fo:font-size="12pt" fo:font-style="normal" fo:font-weight="normal" officeooo:rsid="0067485e" officeooo:paragraph-rsid="0067485e"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style:font-name="Arial" fo:font-size="12pt" fo:font-style="normal" fo:font-weight="normal" officeooo:rsid="00699468" officeooo:paragraph-rsid="00699468"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style:font-name="Arial" fo:font-size="12pt" fo:font-style="normal" fo:font-weight="normal" officeooo:rsid="00699468" officeooo:paragraph-rsid="0071d395"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style:font-name="Arial" fo:font-size="12pt" fo:font-style="normal" fo:font-weight="normal" officeooo:rsid="006af8b8" officeooo:paragraph-rsid="006af8b8"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style:font-name="Arial" fo:font-size="12pt" fo:font-style="normal" fo:font-weight="normal" officeooo:rsid="006af8b8" officeooo:paragraph-rsid="0071d395"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style:font-name="Arial" fo:font-size="12pt" fo:font-style="normal" fo:font-weight="normal" officeooo:rsid="006d057c" officeooo:paragraph-rsid="006d057c"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style:font-name="Arial" fo:font-size="12pt" fo:font-style="normal" style:text-underline-style="none" fo:font-weight="normal" officeooo:rsid="002f5bd6" officeooo:paragraph-rsid="006af8b8"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style:font-name="Arial" fo:font-size="12pt" fo:font-style="normal" style:text-underline-style="none" fo:font-weight="normal" officeooo:rsid="002f5bd6" officeooo:paragraph-rsid="006b0e27"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style:font-name="Arial" fo:font-size="12pt" fo:font-style="normal" style:text-underline-style="none" fo:font-weight="normal" officeooo:rsid="002f5bd6" officeooo:paragraph-rsid="0071d395"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style:font-name="Arial" fo:font-size="12pt" fo:font-style="normal" style:text-underline-style="none" fo:font-weight="normal" officeooo:rsid="002f5bd6" officeooo:paragraph-rsid="00734985"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style:font-name="Arial" fo:font-size="12pt" fo:font-style="normal" style:text-underline-style="none" fo:font-weight="normal" officeooo:rsid="002f5bd6" officeooo:paragraph-rsid="0077d6d0"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style:font-name="Arial" fo:font-size="12pt" fo:font-style="normal" style:text-underline-style="none" fo:font-weight="normal" officeooo:rsid="002f5bd6" officeooo:paragraph-rsid="007bcd40"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style:font-name="Arial" fo:font-size="12pt" fo:font-style="normal" style:text-underline-style="none" fo:font-weight="normal" officeooo:rsid="002f5bd6" officeooo:paragraph-rsid="00800e78"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style:font-name="Arial" fo:font-size="12pt" fo:font-style="normal" style:text-underline-style="none" fo:font-weight="normal" officeooo:rsid="002f5bd6" officeooo:paragraph-rsid="00816190"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style:font-name="Arial" fo:font-size="12pt" fo:font-style="normal" style:text-underline-style="none" fo:font-weight="normal" officeooo:rsid="006b0e27" officeooo:paragraph-rsid="006b0e27"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style:font-name="Arial" fo:font-size="12pt" fo:font-style="normal" style:text-underline-style="none" fo:font-weight="normal" officeooo:rsid="007bcd40" officeooo:paragraph-rsid="007bcd40"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style:font-name="Arial" fo:font-size="12pt" fo:font-style="normal" style:text-underline-style="none" fo:font-weight="normal" officeooo:rsid="00270956" officeooo:paragraph-rsid="007bcd40"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style:font-name="Arial" fo:font-size="12pt" fo:font-style="normal" style:text-underline-style="none" fo:font-weight="normal" officeooo:rsid="00270956" officeooo:paragraph-rsid="00800e78"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style:font-name="Arial" fo:font-size="12pt" fo:font-style="italic" fo:font-weight="bold" officeooo:rsid="002a7676" officeooo:paragraph-rsid="004a1881" style:font-size-asian="10.5pt" style:font-style-asian="italic" style:font-weight-asian="bold" style:font-size-complex="12pt" style:font-style-complex="italic" style:font-weight-complex="bold"/>
    </style:style>
    <style:style style:name="P244" style:family="paragraph" style:parent-style-name="Standard">
      <style:paragraph-properties fo:text-align="start" style:justify-single-word="false"/>
      <style:text-properties style:font-name="Arial" fo:font-size="16pt" fo:font-style="normal" fo:font-weight="bold" officeooo:rsid="00422ad3" officeooo:paragraph-rsid="00422ad3" style:font-size-asian="16pt" style:font-style-asian="normal" style:font-weight-asian="bold" style:font-size-complex="16pt" style:font-style-complex="normal" style:font-weight-complex="bold"/>
    </style:style>
    <style:style style:name="P245" style:family="paragraph" style:parent-style-name="Standard">
      <style:paragraph-properties fo:text-align="start" style:justify-single-word="false"/>
      <style:text-properties style:font-name="Arial" fo:font-style="normal" fo:font-weight="normal" officeooo:rsid="002f5bd6" officeooo:paragraph-rsid="005556c9" style:font-style-asian="normal" style:font-weight-asian="normal" style:font-style-complex="normal" style:font-weight-complex="normal"/>
    </style:style>
    <style:style style:name="P246" style:family="paragraph" style:parent-style-name="Standard">
      <style:paragraph-properties fo:text-align="start" style:justify-single-word="false"/>
      <style:text-properties style:font-name="Arial" fo:font-style="normal" fo:font-weight="normal" officeooo:rsid="002f5bd6" officeooo:paragraph-rsid="0055f1a7" style:font-style-asian="normal" style:font-weight-asian="normal" style:font-style-complex="normal" style:font-weight-complex="normal"/>
    </style:style>
    <style:style style:name="P247" style:family="paragraph" style:parent-style-name="Standard">
      <style:paragraph-properties fo:text-align="start" style:justify-single-word="false"/>
      <style:text-properties style:font-name="Arial" fo:font-style="normal" fo:font-weight="normal" officeooo:rsid="002f5bd6" officeooo:paragraph-rsid="0060ae5b" style:font-style-asian="normal" style:font-weight-asian="normal" style:font-style-complex="normal" style:font-weight-complex="normal"/>
    </style:style>
    <style:style style:name="P248" style:family="paragraph" style:parent-style-name="Standard">
      <style:paragraph-properties fo:text-align="start" style:justify-single-word="false"/>
      <style:text-properties style:font-name="Arial" fo:font-style="normal" fo:font-weight="normal" officeooo:rsid="002f5bd6" officeooo:paragraph-rsid="0077d6d0" style:font-style-asian="normal" style:font-weight-asian="normal" style:font-style-complex="normal" style:font-weight-complex="normal"/>
    </style:style>
    <style:style style:name="P249" style:family="paragraph" style:parent-style-name="Standard">
      <style:paragraph-properties fo:text-align="start" style:justify-single-word="false"/>
      <style:text-properties style:font-name="Arial" fo:font-style="normal" fo:font-weight="normal" officeooo:rsid="002f5bd6" officeooo:paragraph-rsid="0064d45d" style:font-style-asian="normal" style:font-weight-asian="normal" style:font-style-complex="normal" style:font-weight-complex="normal"/>
    </style:style>
    <style:style style:name="P250" style:family="paragraph" style:parent-style-name="Standard">
      <style:paragraph-properties fo:text-align="start" style:justify-single-word="false"/>
      <style:text-properties style:font-name="Arial" fo:font-style="normal" fo:font-weight="normal" officeooo:rsid="002f5bd6" officeooo:paragraph-rsid="007912bd" style:font-style-asian="normal" style:font-weight-asian="normal" style:font-style-complex="normal" style:font-weight-complex="normal"/>
    </style:style>
    <style:style style:name="P251" style:family="paragraph" style:parent-style-name="Standard">
      <style:paragraph-properties fo:text-align="start" style:justify-single-word="false"/>
      <style:text-properties style:font-name="Arial" fo:font-style="normal" fo:font-weight="normal" officeooo:rsid="002f5bd6" officeooo:paragraph-rsid="003ae0a0" style:font-style-asian="normal" style:font-weight-asian="normal" style:font-style-complex="normal" style:font-weight-complex="normal"/>
    </style:style>
    <style:style style:name="P252" style:family="paragraph" style:parent-style-name="Standard">
      <style:paragraph-properties fo:text-align="start" style:justify-single-word="false"/>
      <style:text-properties style:font-name="Arial" fo:font-style="normal" fo:font-weight="normal" officeooo:rsid="0055f1a7" officeooo:paragraph-rsid="0055f1a7" style:font-style-asian="normal" style:font-weight-asian="normal" style:font-style-complex="normal" style:font-weight-complex="normal"/>
    </style:style>
    <style:style style:name="P253" style:family="paragraph" style:parent-style-name="Standard">
      <style:paragraph-properties fo:text-align="start" style:justify-single-word="false"/>
      <style:text-properties style:font-name="Arial" fo:font-style="normal" fo:font-weight="normal" officeooo:rsid="0055f1a7" officeooo:paragraph-rsid="0057c060" style:font-style-asian="normal" style:font-weight-asian="normal" style:font-style-complex="normal" style:font-weight-complex="normal"/>
    </style:style>
    <style:style style:name="P254" style:family="paragraph" style:parent-style-name="Standard">
      <style:paragraph-properties fo:text-align="start" style:justify-single-word="false"/>
      <style:text-properties style:font-name="Arial" fo:font-style="normal" fo:font-weight="normal" officeooo:rsid="0055f1a7" officeooo:paragraph-rsid="005ea8cc" style:font-style-asian="normal" style:font-weight-asian="normal" style:font-style-complex="normal" style:font-weight-complex="normal"/>
    </style:style>
    <style:style style:name="P255" style:family="paragraph" style:parent-style-name="Standard">
      <style:paragraph-properties fo:text-align="start" style:justify-single-word="false"/>
      <style:text-properties style:font-name="Arial" fo:font-style="normal" fo:font-weight="normal" officeooo:rsid="0055f1a7" officeooo:paragraph-rsid="00617ffc" style:font-style-asian="normal" style:font-weight-asian="normal" style:font-style-complex="normal" style:font-weight-complex="normal"/>
    </style:style>
    <style:style style:name="P256" style:family="paragraph" style:parent-style-name="Standard">
      <style:paragraph-properties fo:text-align="start" style:justify-single-word="false"/>
      <style:text-properties style:font-name="Arial" fo:font-style="normal" fo:font-weight="normal" officeooo:rsid="0055f1a7" officeooo:paragraph-rsid="0064d45d" style:font-style-asian="normal" style:font-weight-asian="normal" style:font-style-complex="normal" style:font-weight-complex="normal"/>
    </style:style>
    <style:style style:name="P257" style:family="paragraph" style:parent-style-name="Standard">
      <style:paragraph-properties fo:text-align="start" style:justify-single-word="false"/>
      <style:text-properties style:font-name="Arial" fo:font-style="normal" fo:font-weight="normal" officeooo:rsid="0055f1a7" officeooo:paragraph-rsid="00685618" style:font-style-asian="normal" style:font-weight-asian="normal" style:font-style-complex="normal" style:font-weight-complex="normal"/>
    </style:style>
    <style:style style:name="P258" style:family="paragraph" style:parent-style-name="Standard">
      <style:paragraph-properties fo:text-align="start" style:justify-single-word="false"/>
      <style:text-properties style:font-name="Arial" fo:font-style="normal" fo:font-weight="normal" officeooo:rsid="0055f1a7" officeooo:paragraph-rsid="00699468" style:font-style-asian="normal" style:font-weight-asian="normal" style:font-style-complex="normal" style:font-weight-complex="normal"/>
    </style:style>
    <style:style style:name="P259" style:family="paragraph" style:parent-style-name="Standard">
      <style:paragraph-properties fo:text-align="start" style:justify-single-word="false"/>
      <style:text-properties style:font-name="Arial" fo:font-style="normal" fo:font-weight="normal" officeooo:rsid="0055f1a7" officeooo:paragraph-rsid="0071d395" style:font-style-asian="normal" style:font-weight-asian="normal" style:font-style-complex="normal" style:font-weight-complex="normal"/>
    </style:style>
    <style:style style:name="P260" style:family="paragraph" style:parent-style-name="Standard">
      <style:paragraph-properties fo:text-align="start" style:justify-single-word="false"/>
      <style:text-properties style:font-name="Arial" fo:font-style="normal" fo:font-weight="normal" officeooo:rsid="0055f1a7" officeooo:paragraph-rsid="00734985" style:font-style-asian="normal" style:font-weight-asian="normal" style:font-style-complex="normal" style:font-weight-complex="normal"/>
    </style:style>
    <style:style style:name="P261" style:family="paragraph" style:parent-style-name="Standard">
      <style:paragraph-properties fo:text-align="start" style:justify-single-word="false"/>
      <style:text-properties style:font-name="Arial" fo:font-style="normal" fo:font-weight="normal" officeooo:rsid="0055f1a7" officeooo:paragraph-rsid="007bcd40" style:font-style-asian="normal" style:font-weight-asian="normal" style:font-style-complex="normal" style:font-weight-complex="normal"/>
    </style:style>
    <style:style style:name="P262" style:family="paragraph" style:parent-style-name="Standard">
      <style:paragraph-properties fo:text-align="center" style:justify-single-word="false"/>
      <style:text-properties style:font-name="Arial" officeooo:paragraph-rsid="0021ea1a"/>
    </style:style>
    <style:style style:name="P263" style:family="paragraph" style:parent-style-name="Standard">
      <style:paragraph-properties fo:text-align="center" style:justify-single-word="false"/>
      <style:text-properties style:font-name="Arial" fo:font-size="14pt" officeooo:rsid="0086cc77" officeooo:paragraph-rsid="0021ea1a" style:font-size-asian="14pt" style:font-size-complex="14pt"/>
    </style:style>
    <style:style style:name="P264" style:family="paragraph" style:parent-style-name="Standard" style:list-style-name="L2">
      <style:paragraph-properties fo:text-align="start" style:justify-single-word="false"/>
      <style:text-properties style:font-name="Arial" fo:font-size="14pt" fo:font-weight="normal" officeooo:rsid="0021ea1a" officeooo:paragraph-rsid="008a2e83" style:font-size-asian="14pt" style:font-weight-asian="normal" style:font-size-complex="14pt" style:font-weight-complex="normal"/>
    </style:style>
    <style:style style:name="P265" style:family="paragraph" style:parent-style-name="Standard" style:list-style-name="L2">
      <style:paragraph-properties fo:text-align="start" style:justify-single-word="false"/>
      <style:text-properties style:font-name="Arial" fo:font-size="14pt" fo:font-weight="normal" officeooo:rsid="0021ea1a" officeooo:paragraph-rsid="008b7b3c" style:font-size-asian="14pt" style:font-weight-asian="normal" style:font-size-complex="14pt" style:font-weight-complex="normal"/>
    </style:style>
    <style:style style:name="P266" style:family="paragraph" style:parent-style-name="Standard">
      <style:paragraph-properties fo:text-align="start" style:justify-single-word="false"/>
      <style:text-properties officeooo:paragraph-rsid="0052ec10"/>
    </style:style>
    <style:style style:name="P267" style:family="paragraph" style:parent-style-name="Standard">
      <style:paragraph-properties fo:text-align="start" style:justify-single-word="false"/>
      <style:text-properties officeooo:paragraph-rsid="0054fefa"/>
    </style:style>
    <style:style style:name="P268" style:family="paragraph" style:parent-style-name="Standard">
      <style:paragraph-properties fo:text-align="start" style:justify-single-word="false"/>
      <style:text-properties officeooo:paragraph-rsid="005556c9"/>
    </style:style>
    <style:style style:name="P269" style:family="paragraph" style:parent-style-name="Standard">
      <style:paragraph-properties fo:text-align="start" style:justify-single-word="false"/>
      <style:text-properties officeooo:paragraph-rsid="0055f1a7"/>
    </style:style>
    <style:style style:name="P270" style:family="paragraph" style:parent-style-name="Standard">
      <style:paragraph-properties fo:text-align="start" style:justify-single-word="false"/>
      <style:text-properties officeooo:paragraph-rsid="0057c060"/>
    </style:style>
    <style:style style:name="P271" style:family="paragraph" style:parent-style-name="Standard">
      <style:paragraph-properties fo:text-align="start" style:justify-single-word="false"/>
      <style:text-properties officeooo:paragraph-rsid="005a469a"/>
    </style:style>
    <style:style style:name="P272" style:family="paragraph" style:parent-style-name="Standard">
      <style:paragraph-properties fo:text-align="start" style:justify-single-word="false"/>
      <style:text-properties officeooo:paragraph-rsid="005ea8cc"/>
    </style:style>
    <style:style style:name="P273" style:family="paragraph" style:parent-style-name="Standard">
      <style:paragraph-properties fo:text-align="start" style:justify-single-word="false"/>
      <style:text-properties officeooo:paragraph-rsid="005fc99d"/>
    </style:style>
    <style:style style:name="P274" style:family="paragraph" style:parent-style-name="Standard">
      <style:paragraph-properties fo:text-align="start" style:justify-single-word="false"/>
      <style:text-properties officeooo:paragraph-rsid="0060ae5b"/>
    </style:style>
    <style:style style:name="P275" style:family="paragraph" style:parent-style-name="Standard">
      <style:paragraph-properties fo:text-align="start" style:justify-single-word="false"/>
      <style:text-properties officeooo:paragraph-rsid="00617ffc"/>
    </style:style>
    <style:style style:name="P276" style:family="paragraph" style:parent-style-name="Standard">
      <style:paragraph-properties fo:text-align="start" style:justify-single-word="false"/>
      <style:text-properties officeooo:paragraph-rsid="0063305a"/>
    </style:style>
    <style:style style:name="P277" style:family="paragraph" style:parent-style-name="Standard">
      <style:paragraph-properties fo:text-align="start" style:justify-single-word="false"/>
      <style:text-properties officeooo:paragraph-rsid="00641ce5"/>
    </style:style>
    <style:style style:name="P278" style:family="paragraph" style:parent-style-name="Standard">
      <style:paragraph-properties fo:text-align="start" style:justify-single-word="false"/>
      <style:text-properties officeooo:paragraph-rsid="0064d45d"/>
    </style:style>
    <style:style style:name="P279" style:family="paragraph" style:parent-style-name="Standard">
      <style:paragraph-properties fo:text-align="start" style:justify-single-word="false"/>
      <style:text-properties officeooo:paragraph-rsid="00664c51"/>
    </style:style>
    <style:style style:name="P280" style:family="paragraph" style:parent-style-name="Standard">
      <style:paragraph-properties fo:text-align="start" style:justify-single-word="false"/>
      <style:text-properties officeooo:paragraph-rsid="0067485e"/>
    </style:style>
    <style:style style:name="P281" style:family="paragraph" style:parent-style-name="Standard">
      <style:paragraph-properties fo:text-align="start" style:justify-single-word="false"/>
      <style:text-properties officeooo:paragraph-rsid="00685618"/>
    </style:style>
    <style:style style:name="P282" style:family="paragraph" style:parent-style-name="Standard">
      <style:paragraph-properties fo:text-align="start" style:justify-single-word="false"/>
      <style:text-properties officeooo:paragraph-rsid="006941b5"/>
    </style:style>
    <style:style style:name="P283" style:family="paragraph" style:parent-style-name="Standard">
      <style:paragraph-properties fo:text-align="start" style:justify-single-word="false"/>
      <style:text-properties officeooo:paragraph-rsid="00699468"/>
    </style:style>
    <style:style style:name="P284" style:family="paragraph" style:parent-style-name="Standard">
      <style:paragraph-properties fo:text-align="start" style:justify-single-word="false"/>
      <style:text-properties officeooo:paragraph-rsid="0069a6bf"/>
    </style:style>
    <style:style style:name="P285" style:family="paragraph" style:parent-style-name="Standard">
      <style:paragraph-properties fo:text-align="start" style:justify-single-word="false"/>
      <style:text-properties officeooo:paragraph-rsid="006af8b8"/>
    </style:style>
    <style:style style:name="P286" style:family="paragraph" style:parent-style-name="Standard">
      <style:paragraph-properties fo:text-align="start" style:justify-single-word="false"/>
      <style:text-properties officeooo:paragraph-rsid="006b0e27"/>
    </style:style>
    <style:style style:name="P287" style:family="paragraph" style:parent-style-name="Standard">
      <style:paragraph-properties fo:text-align="start" style:justify-single-word="false"/>
      <style:text-properties officeooo:paragraph-rsid="006d057c"/>
    </style:style>
    <style:style style:name="P288" style:family="paragraph" style:parent-style-name="Standard">
      <style:paragraph-properties fo:text-align="start" style:justify-single-word="false"/>
      <style:text-properties officeooo:paragraph-rsid="006e550a"/>
    </style:style>
    <style:style style:name="P289" style:family="paragraph" style:parent-style-name="Standard">
      <style:paragraph-properties fo:text-align="start" style:justify-single-word="false"/>
      <style:text-properties officeooo:paragraph-rsid="0070182e"/>
    </style:style>
    <style:style style:name="P290" style:family="paragraph" style:parent-style-name="Standard">
      <style:paragraph-properties fo:text-align="start" style:justify-single-word="false"/>
      <style:text-properties officeooo:paragraph-rsid="00709110"/>
    </style:style>
    <style:style style:name="P291" style:family="paragraph" style:parent-style-name="Standard">
      <style:paragraph-properties fo:text-align="start" style:justify-single-word="false"/>
      <style:text-properties officeooo:paragraph-rsid="007127d5"/>
    </style:style>
    <style:style style:name="P292" style:family="paragraph" style:parent-style-name="Standard">
      <style:paragraph-properties fo:text-align="start" style:justify-single-word="false"/>
      <style:text-properties officeooo:paragraph-rsid="00713438"/>
    </style:style>
    <style:style style:name="P293" style:family="paragraph" style:parent-style-name="Standard">
      <style:paragraph-properties fo:text-align="start" style:justify-single-word="false"/>
      <style:text-properties officeooo:paragraph-rsid="0071d395"/>
    </style:style>
    <style:style style:name="P294" style:family="paragraph" style:parent-style-name="Standard">
      <style:paragraph-properties fo:text-align="start" style:justify-single-word="false"/>
      <style:text-properties officeooo:paragraph-rsid="00734985"/>
    </style:style>
    <style:style style:name="P295" style:family="paragraph" style:parent-style-name="Standard">
      <style:paragraph-properties fo:text-align="start" style:justify-single-word="false"/>
      <style:text-properties officeooo:paragraph-rsid="00760bb5"/>
    </style:style>
    <style:style style:name="P296" style:family="paragraph" style:parent-style-name="Standard">
      <style:paragraph-properties fo:text-align="start" style:justify-single-word="false"/>
      <style:text-properties officeooo:paragraph-rsid="007a7b43"/>
    </style:style>
    <style:style style:name="P297" style:family="paragraph" style:parent-style-name="Standard">
      <style:paragraph-properties fo:text-align="start" style:justify-single-word="false"/>
      <style:text-properties officeooo:paragraph-rsid="007bcd40"/>
    </style:style>
    <style:style style:name="P298" style:family="paragraph" style:parent-style-name="Standard">
      <style:paragraph-properties fo:text-align="start" style:justify-single-word="false"/>
      <style:text-properties officeooo:paragraph-rsid="007d71d4"/>
    </style:style>
    <style:style style:name="P299" style:family="paragraph" style:parent-style-name="Standard">
      <style:paragraph-properties fo:text-align="start" style:justify-single-word="false"/>
      <style:text-properties officeooo:paragraph-rsid="007eb30d"/>
    </style:style>
    <style:style style:name="P300" style:family="paragraph" style:parent-style-name="Standard">
      <style:paragraph-properties fo:text-align="start" style:justify-single-word="false"/>
      <style:text-properties officeooo:paragraph-rsid="00800e78"/>
    </style:style>
    <style:style style:name="P301" style:family="paragraph" style:parent-style-name="Standard">
      <style:paragraph-properties fo:text-align="start" style:justify-single-word="false"/>
      <style:text-properties officeooo:paragraph-rsid="00816190"/>
    </style:style>
    <style:style style:name="P302" style:family="paragraph" style:parent-style-name="Standard">
      <style:paragraph-properties fo:text-align="start" style:justify-single-word="false"/>
      <style:text-properties officeooo:paragraph-rsid="0083193b"/>
    </style:style>
    <style:style style:name="P303" style:family="paragraph" style:parent-style-name="Standard" style:list-style-name="L2">
      <style:paragraph-properties fo:text-align="start" style:justify-single-word="false"/>
      <style:text-properties officeooo:paragraph-rsid="008fc56b"/>
    </style:style>
    <style:style style:name="P304" style:family="paragraph" style:parent-style-name="Standard">
      <style:paragraph-properties fo:text-align="start" style:justify-single-word="false"/>
      <style:text-properties fo:font-weight="normal" officeooo:rsid="00401ca5" officeooo:paragraph-rsid="004a1881" style:font-weight-asian="normal" style:font-weight-complex="normal"/>
    </style:style>
    <style:style style:name="P305" style:family="paragraph" style:parent-style-name="Standard">
      <style:paragraph-properties fo:text-align="start" style:justify-single-word="false"/>
      <style:text-properties fo:font-weight="normal" officeooo:paragraph-rsid="005556c9" style:font-weight-asian="normal" style:font-weight-complex="normal"/>
    </style:style>
    <style:style style:name="P306" style:family="paragraph" style:parent-style-name="Standard">
      <style:paragraph-properties fo:text-align="start" style:justify-single-word="false"/>
      <style:text-properties fo:font-weight="normal" officeooo:paragraph-rsid="007bcd40" style:font-weight-asian="normal" style:font-weight-complex="normal"/>
    </style:style>
    <style:style style:name="P307" style:family="paragraph" style:parent-style-name="Standard">
      <style:paragraph-properties fo:text-align="start" style:justify-single-word="false"/>
      <style:text-properties fo:font-weight="normal" officeooo:paragraph-rsid="00800e78" style:font-weight-asian="normal" style:font-weight-complex="normal"/>
    </style:style>
    <style:style style:name="P308" style:family="paragraph" style:parent-style-name="Standard">
      <style:paragraph-properties fo:text-align="start" style:justify-single-word="false"/>
      <style:text-properties fo:font-weight="normal" officeooo:rsid="00270956" officeooo:paragraph-rsid="005556c9" style:font-weight-asian="normal" style:font-weight-complex="normal"/>
    </style:style>
    <style:style style:name="P309" style:family="paragraph" style:parent-style-name="Standard">
      <style:paragraph-properties fo:text-align="start" style:justify-single-word="false"/>
      <style:text-properties fo:font-weight="normal" officeooo:rsid="00270956" officeooo:paragraph-rsid="007bcd40" style:font-weight-asian="normal" style:font-weight-complex="normal"/>
    </style:style>
    <style:style style:name="P310" style:family="paragraph" style:parent-style-name="Standard">
      <style:paragraph-properties fo:text-align="start" style:justify-single-word="false"/>
      <style:text-properties fo:font-weight="normal" officeooo:rsid="00270956" officeooo:paragraph-rsid="00800e78" style:font-weight-asian="normal" style:font-weight-complex="normal"/>
    </style:style>
    <style:style style:name="P311" style:family="paragraph" style:parent-style-name="Standard">
      <style:paragraph-properties fo:text-align="start" style:justify-single-word="false"/>
      <style:text-properties fo:font-weight="normal" officeooo:rsid="0027cede" officeooo:paragraph-rsid="007d71d4" style:font-weight-asian="normal" style:font-weight-complex="normal"/>
    </style:style>
    <style:style style:name="P312" style:family="paragraph" style:parent-style-name="Standard">
      <style:paragraph-properties fo:text-align="start" style:justify-single-word="false"/>
      <style:text-properties fo:font-weight="normal" officeooo:rsid="0027cede" officeooo:paragraph-rsid="007eb30d" style:font-weight-asian="normal" style:font-weight-complex="normal"/>
    </style:style>
    <style:style style:name="P313" style:family="paragraph" style:parent-style-name="Standard">
      <style:paragraph-properties fo:text-align="start" style:justify-single-word="false"/>
      <style:text-properties fo:font-style="normal" fo:font-weight="normal" officeooo:rsid="00270956" officeooo:paragraph-rsid="005556c9"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fo:font-style="normal" fo:font-weight="normal" officeooo:rsid="00270956" officeooo:paragraph-rsid="007d71d4"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fo:font-style="normal" fo:font-weight="normal" officeooo:rsid="00270956" officeooo:paragraph-rsid="007eb30d" style:font-style-asian="normal" style:font-weight-asian="normal" style:font-style-complex="normal" style:font-weight-complex="normal"/>
    </style:style>
    <style:style style:name="P316" style:family="paragraph" style:parent-style-name="Standard">
      <style:paragraph-properties fo:text-align="start" style:justify-single-word="false"/>
      <style:text-properties fo:font-style="normal" fo:font-weight="normal" officeooo:rsid="002f5bd6" officeooo:paragraph-rsid="00800e78" style:font-style-asian="normal" style:font-weight-asian="normal" style:font-style-complex="normal" style:font-weight-complex="normal"/>
    </style:style>
    <style:style style:name="P317" style:family="paragraph" style:parent-style-name="Standard">
      <style:paragraph-properties fo:text-align="start" style:justify-single-word="false"/>
      <style:text-properties fo:font-style="normal" fo:font-weight="normal" officeooo:rsid="005dfb68" officeooo:paragraph-rsid="005dfb68"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fo:font-style="normal" fo:font-weight="normal" officeooo:rsid="005e741a" officeooo:paragraph-rsid="005e741a" style:font-style-asian="normal" style:font-weight-asian="normal" style:font-style-complex="normal" style:font-weight-complex="normal"/>
    </style:style>
    <style:style style:name="P319" style:family="paragraph" style:parent-style-name="Standard">
      <style:paragraph-properties fo:text-align="start" style:justify-single-word="false"/>
      <style:text-properties fo:font-style="normal" fo:font-weight="normal" officeooo:rsid="005ea8cc" officeooo:paragraph-rsid="005ea8cc" style:font-style-asian="normal" style:font-weight-asian="normal" style:font-style-complex="normal" style:font-weight-complex="normal"/>
    </style:style>
    <style:style style:name="P320" style:family="paragraph" style:parent-style-name="Standard">
      <style:paragraph-properties fo:text-align="start" style:justify-single-word="false"/>
      <style:text-properties fo:font-style="normal" fo:font-weight="normal" officeooo:rsid="0071d395" officeooo:paragraph-rsid="0071d395" style:font-style-asian="normal" style:font-weight-asian="normal" style:font-style-complex="normal" style:font-weight-complex="normal"/>
    </style:style>
    <style:style style:name="P321" style:family="paragraph" style:parent-style-name="Standard">
      <style:paragraph-properties fo:text-align="start" style:justify-single-word="false"/>
      <style:text-properties fo:font-style="normal" officeooo:rsid="00617ffc" officeooo:paragraph-rsid="00617ffc" style:font-style-asian="normal" style:font-style-complex="normal"/>
    </style:style>
    <style:style style:name="P322" style:family="paragraph" style:parent-style-name="Standard">
      <style:paragraph-properties fo:text-align="start" style:justify-single-word="false"/>
      <style:text-properties fo:font-style="normal" officeooo:rsid="006b0e27" officeooo:paragraph-rsid="006b0e27" style:font-style-asian="normal" style:font-style-complex="normal"/>
    </style:style>
    <style:style style:name="P323" style:family="paragraph" style:parent-style-name="Standard">
      <style:paragraph-properties fo:text-align="start" style:justify-single-word="false"/>
      <style:text-properties fo:font-style="normal" officeooo:rsid="006b0e27" officeooo:paragraph-rsid="006d057c" style:font-style-asian="normal" style:font-style-complex="normal"/>
    </style:style>
    <style:style style:name="P324" style:family="paragraph" style:parent-style-name="Standard">
      <style:paragraph-properties fo:text-align="start" style:justify-single-word="false"/>
      <style:text-properties officeooo:rsid="0055f1a7" officeooo:paragraph-rsid="0055f1a7"/>
    </style:style>
    <style:style style:name="P325" style:family="paragraph" style:parent-style-name="Standard">
      <style:paragraph-properties fo:text-align="start" style:justify-single-word="false"/>
      <style:text-properties officeooo:rsid="0055f1a7" officeooo:paragraph-rsid="005ea8cc"/>
    </style:style>
    <style:style style:name="P326" style:family="paragraph" style:parent-style-name="Standard">
      <style:paragraph-properties fo:text-align="start" style:justify-single-word="false"/>
      <style:text-properties officeooo:rsid="0055f1a7" officeooo:paragraph-rsid="0060ae5b"/>
    </style:style>
    <style:style style:name="P327" style:family="paragraph" style:parent-style-name="Standard">
      <style:paragraph-properties fo:text-align="start" style:justify-single-word="false"/>
      <style:text-properties officeooo:rsid="0055f1a7" officeooo:paragraph-rsid="00617ffc"/>
    </style:style>
    <style:style style:name="P328" style:family="paragraph" style:parent-style-name="Standard">
      <style:paragraph-properties fo:text-align="start" style:justify-single-word="false"/>
      <style:text-properties officeooo:rsid="0055f1a7" officeooo:paragraph-rsid="0064d45d"/>
    </style:style>
    <style:style style:name="P329" style:family="paragraph" style:parent-style-name="Standard">
      <style:paragraph-properties fo:text-align="start" style:justify-single-word="false"/>
      <style:text-properties officeooo:rsid="0055f1a7" officeooo:paragraph-rsid="00685618"/>
    </style:style>
    <style:style style:name="P330" style:family="paragraph" style:parent-style-name="Standard">
      <style:paragraph-properties fo:text-align="start" style:justify-single-word="false"/>
      <style:text-properties officeooo:rsid="0055f1a7" officeooo:paragraph-rsid="00699468"/>
    </style:style>
    <style:style style:name="P331" style:family="paragraph" style:parent-style-name="Standard">
      <style:paragraph-properties fo:text-align="start" style:justify-single-word="false"/>
      <style:text-properties officeooo:rsid="0055f1a7" officeooo:paragraph-rsid="0071d395"/>
    </style:style>
    <style:style style:name="P332" style:family="paragraph" style:parent-style-name="Standard">
      <style:paragraph-properties fo:text-align="start" style:justify-single-word="false"/>
      <style:text-properties officeooo:rsid="0055f1a7" officeooo:paragraph-rsid="00734985"/>
    </style:style>
    <style:style style:name="P333" style:family="paragraph" style:parent-style-name="Standard">
      <style:paragraph-properties fo:text-align="start" style:justify-single-word="false"/>
      <style:text-properties officeooo:rsid="0055f1a7" officeooo:paragraph-rsid="007bcd40"/>
    </style:style>
    <style:style style:name="P334" style:family="paragraph" style:parent-style-name="Standard">
      <style:paragraph-properties fo:text-align="start" style:justify-single-word="false"/>
      <style:text-properties officeooo:rsid="0057c060" officeooo:paragraph-rsid="0057c060"/>
    </style:style>
    <style:style style:name="P335" style:family="paragraph" style:parent-style-name="Standard">
      <style:paragraph-properties fo:text-align="start" style:justify-single-word="false"/>
      <style:text-properties officeooo:rsid="0057c060" officeooo:paragraph-rsid="005ea8cc"/>
    </style:style>
    <style:style style:name="P336" style:family="paragraph" style:parent-style-name="Standard">
      <style:paragraph-properties fo:text-align="start" style:justify-single-word="false"/>
      <style:text-properties officeooo:rsid="0057c060" officeooo:paragraph-rsid="0060ae5b"/>
    </style:style>
    <style:style style:name="P337" style:family="paragraph" style:parent-style-name="Standard">
      <style:paragraph-properties fo:text-align="start" style:justify-single-word="false"/>
      <style:text-properties officeooo:rsid="0057c060" officeooo:paragraph-rsid="00617ffc"/>
    </style:style>
    <style:style style:name="P338" style:family="paragraph" style:parent-style-name="Standard">
      <style:paragraph-properties fo:text-align="start" style:justify-single-word="false"/>
      <style:text-properties officeooo:rsid="0057c060" officeooo:paragraph-rsid="0064d45d"/>
    </style:style>
    <style:style style:name="P339" style:family="paragraph" style:parent-style-name="Standard">
      <style:paragraph-properties fo:text-align="start" style:justify-single-word="false"/>
      <style:text-properties officeooo:rsid="0057c060" officeooo:paragraph-rsid="00685618"/>
    </style:style>
    <style:style style:name="P340" style:family="paragraph" style:parent-style-name="Standard">
      <style:paragraph-properties fo:text-align="start" style:justify-single-word="false"/>
      <style:text-properties officeooo:rsid="0057c060" officeooo:paragraph-rsid="00699468"/>
    </style:style>
    <style:style style:name="P341" style:family="paragraph" style:parent-style-name="Standard">
      <style:paragraph-properties fo:text-align="start" style:justify-single-word="false"/>
      <style:text-properties officeooo:rsid="0057c060" officeooo:paragraph-rsid="0071d395"/>
    </style:style>
    <style:style style:name="P342" style:family="paragraph" style:parent-style-name="Standard">
      <style:paragraph-properties fo:text-align="start" style:justify-single-word="false"/>
      <style:text-properties officeooo:rsid="005c9ba1" officeooo:paragraph-rsid="005c9ba1"/>
    </style:style>
    <style:style style:name="P343" style:family="paragraph" style:parent-style-name="Standard">
      <style:paragraph-properties fo:text-align="start" style:justify-single-word="false"/>
      <style:text-properties officeooo:rsid="005c9ba1" officeooo:paragraph-rsid="005ea8cc"/>
    </style:style>
    <style:style style:name="P344" style:family="paragraph" style:parent-style-name="Standard">
      <style:paragraph-properties fo:text-align="start" style:justify-single-word="false"/>
      <style:text-properties officeooo:rsid="005c9ba1" officeooo:paragraph-rsid="0060ae5b"/>
    </style:style>
    <style:style style:name="P345" style:family="paragraph" style:parent-style-name="Standard">
      <style:paragraph-properties fo:text-align="start" style:justify-single-word="false"/>
      <style:text-properties officeooo:rsid="005c9ba1" officeooo:paragraph-rsid="00617ffc"/>
    </style:style>
    <style:style style:name="P346" style:family="paragraph" style:parent-style-name="Standard">
      <style:paragraph-properties fo:text-align="start" style:justify-single-word="false"/>
      <style:text-properties officeooo:rsid="005c9ba1" officeooo:paragraph-rsid="0064d45d"/>
    </style:style>
    <style:style style:name="P347" style:family="paragraph" style:parent-style-name="Standard">
      <style:paragraph-properties fo:text-align="start" style:justify-single-word="false"/>
      <style:text-properties officeooo:rsid="005c9ba1" officeooo:paragraph-rsid="00685618"/>
    </style:style>
    <style:style style:name="P348" style:family="paragraph" style:parent-style-name="Standard">
      <style:paragraph-properties fo:text-align="start" style:justify-single-word="false"/>
      <style:text-properties officeooo:rsid="005c9ba1" officeooo:paragraph-rsid="00699468"/>
    </style:style>
    <style:style style:name="P349" style:family="paragraph" style:parent-style-name="Standard">
      <style:paragraph-properties fo:text-align="start" style:justify-single-word="false"/>
      <style:text-properties style:font-name="Arial" fo:font-size="12pt" fo:font-style="normal" fo:font-weight="normal" officeooo:rsid="002f5bd6" officeooo:paragraph-rsid="005ea8cc" style:font-size-asian="10.5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style:text-properties style:font-name="Arial" fo:font-size="12pt" fo:font-style="normal" fo:font-weight="normal" officeooo:rsid="002f5bd6" officeooo:paragraph-rsid="00617ffc" style:font-size-asian="10.5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style:text-properties style:font-name="Arial" fo:font-size="12pt" fo:font-style="normal" fo:font-weight="normal" officeooo:rsid="00641ce5" officeooo:paragraph-rsid="00641ce5" style:font-size-asian="10.5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style:text-properties style:font-name="Arial" fo:font-size="12pt" fo:font-style="normal" fo:font-weight="normal" officeooo:rsid="0069a6bf" officeooo:paragraph-rsid="0069a6bf" style:font-size-asian="10.5pt" style:font-style-asian="normal" style:font-weight-asian="normal" style:font-size-complex="12pt" style:font-style-complex="normal" style:font-weight-complex="normal"/>
    </style:style>
    <style:style style:name="P353" style:family="paragraph" style:parent-style-name="Standard">
      <style:paragraph-properties fo:text-align="start" style:justify-single-word="false"/>
      <style:text-properties style:font-name="Arial" fo:font-size="12pt" fo:font-style="normal" fo:font-weight="normal" officeooo:rsid="0069a6bf" officeooo:paragraph-rsid="006af8b8" style:font-size-asian="10.5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style:text-properties style:font-name="Arial" fo:font-size="12pt" fo:font-style="normal" fo:font-weight="normal" officeooo:rsid="006d057c" officeooo:paragraph-rsid="006d057c" style:font-size-asian="10.5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style:text-properties style:font-name="Arial" fo:font-size="12pt" fo:font-style="italic" fo:font-weight="normal" officeooo:rsid="0067485e" officeooo:paragraph-rsid="0067485e" style:font-size-asian="10.5pt" style:font-style-asian="italic" style:font-weight-asian="normal" style:font-size-complex="12pt" style:font-style-complex="italic" style:font-weight-complex="normal"/>
    </style:style>
    <style:style style:name="P356" style:family="paragraph" style:parent-style-name="Standard">
      <style:paragraph-properties fo:text-align="start" style:justify-single-word="false"/>
      <style:text-properties style:font-name="Arial" fo:font-size="12pt" fo:font-style="italic" fo:font-weight="normal" officeooo:rsid="005fc99d" officeooo:paragraph-rsid="00734985" style:font-size-asian="10.5pt" style:font-style-asian="italic" style:font-weight-asian="normal" style:font-size-complex="12pt" style:font-style-complex="italic" style:font-weight-complex="normal"/>
    </style:style>
    <style:style style:name="P357" style:family="paragraph" style:parent-style-name="Standard">
      <style:paragraph-properties fo:text-align="start" style:justify-single-word="false"/>
      <style:text-properties style:font-name="Arial" fo:font-size="12pt" fo:font-style="italic" style:text-underline-style="none" fo:font-weight="normal" officeooo:rsid="006d057c" officeooo:paragraph-rsid="006d057c" style:font-size-asian="10.5pt" style:font-style-asian="italic" style:font-weight-asian="normal" style:font-size-complex="12pt" style:font-style-complex="italic" style:font-weight-complex="normal"/>
    </style:style>
    <style:style style:name="P358" style:family="paragraph" style:parent-style-name="Standard">
      <style:paragraph-properties fo:text-align="start" style:justify-single-word="false"/>
      <style:text-properties style:font-name="Arial" fo:font-size="12pt" fo:font-style="italic" style:text-underline-style="none" fo:font-weight="normal" officeooo:rsid="0070182e" officeooo:paragraph-rsid="00709110" style:font-size-asian="10.5pt" style:font-style-asian="italic" style:font-weight-asian="normal" style:font-size-complex="12pt" style:font-style-complex="italic" style:font-weight-complex="normal"/>
    </style:style>
    <style:style style:name="P359" style:family="paragraph" style:parent-style-name="Standard">
      <style:paragraph-properties fo:text-align="start" style:justify-single-word="false"/>
      <style:text-properties style:font-name="Arial" fo:font-size="12pt" fo:font-style="italic" style:text-underline-style="none" fo:font-weight="normal" officeooo:rsid="0070182e" officeooo:paragraph-rsid="007127d5" style:font-size-asian="10.5pt" style:font-style-asian="italic" style:font-weight-asian="normal" style:font-size-complex="12pt" style:font-style-complex="italic" style:font-weight-complex="normal"/>
    </style:style>
    <style:style style:name="P360" style:family="paragraph" style:parent-style-name="Standard">
      <style:paragraph-properties fo:text-align="start" style:justify-single-word="false"/>
      <style:text-properties style:font-name="Arial" fo:font-size="12pt" fo:font-style="italic" style:text-underline-style="none" fo:font-weight="normal" officeooo:rsid="00709110" officeooo:paragraph-rsid="00709110" style:font-size-asian="10.5pt" style:font-style-asian="italic" style:font-weight-asian="normal" style:font-size-complex="12pt" style:font-style-complex="italic" style:font-weight-complex="normal"/>
    </style:style>
    <style:style style:name="P361" style:family="paragraph" style:parent-style-name="Standard">
      <style:paragraph-properties fo:text-align="start" style:justify-single-word="false"/>
      <style:text-properties style:font-name="Arial" fo:font-size="12pt" fo:font-style="italic" style:text-underline-style="none" fo:font-weight="normal" officeooo:rsid="00709110" officeooo:paragraph-rsid="007127d5" style:font-size-asian="10.5pt" style:font-style-asian="italic" style:font-weight-asian="normal" style:font-size-complex="12pt" style:font-style-complex="italic" style:font-weight-complex="normal"/>
    </style:style>
    <style:style style:name="P362" style:family="paragraph" style:parent-style-name="Standard">
      <style:paragraph-properties fo:text-align="start" style:justify-single-word="false"/>
      <style:text-properties style:font-name="Arial" fo:font-size="12pt" fo:font-style="italic" style:text-underline-style="none" fo:font-weight="normal" officeooo:rsid="007127d5" officeooo:paragraph-rsid="007127d5" style:font-size-asian="10.5pt" style:font-style-asian="italic" style:font-weight-asian="normal" style:font-size-complex="12pt" style:font-style-complex="italic" style:font-weight-complex="normal"/>
    </style:style>
    <style:style style:name="P363" style:family="paragraph" style:parent-style-name="Standard">
      <style:paragraph-properties fo:text-align="start" style:justify-single-word="false"/>
      <style:text-properties style:font-name="Arial" fo:font-size="12pt" fo:font-style="italic" style:text-underline-style="none" fo:font-weight="normal" officeooo:rsid="007127d5" officeooo:paragraph-rsid="00713438" style:font-size-asian="10.5pt" style:font-style-asian="italic" style:font-weight-asian="normal" style:font-size-complex="12pt" style:font-style-complex="italic" style:font-weight-complex="normal"/>
    </style:style>
    <style:style style:name="P364" style:family="paragraph" style:parent-style-name="Standard">
      <style:paragraph-properties fo:text-align="start" style:justify-single-word="false"/>
      <style:text-properties style:font-name="Arial" fo:font-size="12pt" fo:font-style="italic" style:text-underline-style="none" fo:font-weight="normal" officeooo:rsid="007127d5" officeooo:paragraph-rsid="0071d395" style:font-size-asian="10.5pt" style:font-style-asian="italic" style:font-weight-asian="normal" style:font-size-complex="12pt" style:font-style-complex="italic" style:font-weight-complex="normal"/>
    </style:style>
    <style:style style:name="P365" style:family="paragraph" style:parent-style-name="Standard">
      <style:paragraph-properties fo:text-align="start" style:justify-single-word="false"/>
      <style:text-properties style:font-name="Arial" fo:font-size="12pt" fo:font-style="italic" style:text-underline-style="none" fo:font-weight="normal" officeooo:rsid="006e550a" officeooo:paragraph-rsid="007127d5" style:font-size-asian="10.5pt" style:font-style-asian="italic" style:font-weight-asian="normal" style:font-size-complex="12pt" style:font-style-complex="italic" style:font-weight-complex="normal"/>
    </style:style>
    <style:style style:name="P366" style:family="paragraph" style:parent-style-name="Standard">
      <style:paragraph-properties fo:text-align="start" style:justify-single-word="false"/>
      <style:text-properties style:font-name="Arial" fo:font-size="12pt" fo:font-style="italic" style:text-underline-style="none" fo:font-weight="normal" officeooo:rsid="006e550a" officeooo:paragraph-rsid="0071d395" style:font-size-asian="10.5pt" style:font-style-asian="italic" style:font-weight-asian="normal" style:font-size-complex="12pt" style:font-style-complex="italic" style:font-weight-complex="normal"/>
    </style:style>
    <style:style style:name="P367" style:family="paragraph" style:parent-style-name="Standard">
      <style:paragraph-properties fo:text-align="start" style:justify-single-word="false"/>
      <style:text-properties style:font-name="Arial" fo:font-size="12pt" fo:font-style="italic" style:text-underline-style="none" fo:font-weight="normal" officeooo:rsid="00713438" officeooo:paragraph-rsid="00713438" style:font-size-asian="10.5pt" style:font-style-asian="italic" style:font-weight-asian="normal" style:font-size-complex="12pt" style:font-style-complex="italic" style:font-weight-complex="normal"/>
    </style:style>
    <style:style style:name="P368" style:family="paragraph" style:parent-style-name="Standard">
      <style:paragraph-properties fo:text-align="start" style:justify-single-word="false"/>
      <style:text-properties style:font-name="Arial" fo:font-size="12pt" fo:font-style="italic" style:text-underline-style="none" fo:font-weight="normal" officeooo:rsid="0071d395" officeooo:paragraph-rsid="0071d395" style:font-size-asian="10.5pt" style:font-style-asian="italic" style:font-weight-asian="normal" style:font-size-complex="12pt" style:font-style-complex="italic" style:font-weight-complex="normal"/>
    </style:style>
    <style:style style:name="P369" style:family="paragraph" style:parent-style-name="Standard">
      <style:paragraph-properties fo:text-align="start" style:justify-single-word="false"/>
      <style:text-properties style:font-name="Arial" fo:font-style="italic" officeooo:rsid="00685618" officeooo:paragraph-rsid="00685618" style:font-style-asian="italic" style:font-style-complex="italic"/>
    </style:style>
    <style:style style:name="P370" style:family="paragraph" style:parent-style-name="Standard">
      <style:paragraph-properties fo:text-align="start" style:justify-single-word="false"/>
      <style:text-properties style:font-name="Arial" fo:font-style="italic" officeooo:paragraph-rsid="00699468" style:font-style-asian="italic" style:font-style-complex="italic"/>
    </style:style>
    <style:style style:name="P371" style:family="paragraph" style:parent-style-name="Standard">
      <style:paragraph-properties fo:text-align="start" style:justify-single-word="false"/>
      <style:text-properties style:font-name="Arial" fo:font-style="italic" officeooo:paragraph-rsid="006af8b8" style:font-style-asian="italic" style:font-style-complex="italic"/>
    </style:style>
    <style:style style:name="P372" style:family="paragraph" style:parent-style-name="Standard">
      <style:paragraph-properties fo:text-align="start" style:justify-single-word="false"/>
      <style:text-properties style:font-name="Arial" fo:font-style="italic" officeooo:paragraph-rsid="00734985" style:font-style-asian="italic" style:font-style-complex="italic"/>
    </style:style>
    <style:style style:name="P373" style:family="paragraph" style:parent-style-name="Standard">
      <style:paragraph-properties fo:text-align="start" style:justify-single-word="false"/>
      <style:text-properties style:font-name="Arial" fo:font-style="italic" officeooo:rsid="006af8b8" officeooo:paragraph-rsid="006af8b8" style:font-style-asian="italic" style:font-style-complex="italic"/>
    </style:style>
    <style:style style:name="P374" style:family="paragraph" style:parent-style-name="Standard">
      <style:paragraph-properties fo:text-align="start" style:justify-single-word="false"/>
      <style:text-properties style:font-name="Arial" fo:font-style="italic" officeooo:rsid="0070182e" officeooo:paragraph-rsid="0070182e" style:font-style-asian="italic" style:font-style-complex="italic"/>
    </style:style>
    <style:style style:name="P375" style:family="paragraph" style:parent-style-name="Standard">
      <style:paragraph-properties fo:text-align="start" style:justify-single-word="false"/>
      <style:text-properties style:font-name="Arial" fo:font-style="italic" officeooo:rsid="0070182e" officeooo:paragraph-rsid="00709110" style:font-style-asian="italic" style:font-style-complex="italic"/>
    </style:style>
    <style:style style:name="P376" style:family="paragraph" style:parent-style-name="Standard">
      <style:paragraph-properties fo:text-align="start" style:justify-single-word="false"/>
      <style:text-properties style:font-name="Arial" fo:font-style="italic" style:text-underline-style="none" fo:font-weight="normal" officeooo:rsid="006d057c" officeooo:paragraph-rsid="006d057c" style:font-style-asian="italic" style:font-weight-asian="normal" style:font-style-complex="italic" style:font-weight-complex="normal"/>
    </style:style>
    <style:style style:name="P377" style:family="paragraph" style:parent-style-name="Standard">
      <style:paragraph-properties fo:text-align="start" style:justify-single-word="false"/>
      <style:text-properties style:font-name="Arial" fo:font-style="normal" officeooo:rsid="00685618" officeooo:paragraph-rsid="00685618" style:font-style-asian="normal" style:font-style-complex="normal"/>
    </style:style>
    <style:style style:name="P378" style:family="paragraph" style:parent-style-name="Standard">
      <style:paragraph-properties fo:text-align="start" style:justify-single-word="false"/>
      <style:text-properties style:font-name="Arial" fo:font-style="normal" officeooo:rsid="0069a6bf" officeooo:paragraph-rsid="0069a6bf" style:font-style-asian="normal" style:font-style-complex="normal"/>
    </style:style>
    <style:style style:name="P379" style:family="paragraph" style:parent-style-name="Standard">
      <style:paragraph-properties fo:text-align="start" style:justify-single-word="false"/>
      <style:text-properties style:font-name="Arial" fo:font-style="normal" style:text-underline-style="none" officeooo:rsid="006af8b8" officeooo:paragraph-rsid="006af8b8" style:font-style-asian="normal" style:font-style-complex="normal"/>
    </style:style>
    <style:style style:name="P380" style:family="paragraph" style:parent-style-name="Standard">
      <style:paragraph-properties fo:text-align="start" style:justify-single-word="false"/>
      <style:text-properties style:font-name="Arial" fo:font-style="normal" fo:font-weight="normal" officeooo:rsid="0071d395" officeooo:paragraph-rsid="0071d395" style:font-style-asian="normal" style:font-weight-asian="normal" style:font-style-complex="normal" style:font-weight-complex="normal"/>
    </style:style>
    <style:style style:name="P381" style:family="paragraph" style:parent-style-name="Standard">
      <style:paragraph-properties fo:text-align="start" style:justify-single-word="false"/>
      <style:text-properties style:font-name="Arial" officeooo:paragraph-rsid="00713438"/>
    </style:style>
    <style:style style:name="P382" style:family="paragraph" style:parent-style-name="Standard">
      <style:paragraph-properties fo:text-align="start" style:justify-single-word="false"/>
      <style:text-properties officeooo:rsid="005fc99d" officeooo:paragraph-rsid="005fc99d"/>
    </style:style>
    <style:style style:name="P383" style:family="paragraph" style:parent-style-name="Standard">
      <style:paragraph-properties fo:text-align="start" style:justify-single-word="false"/>
      <style:text-properties officeooo:rsid="005fc99d" officeooo:paragraph-rsid="00617ffc"/>
    </style:style>
    <style:style style:name="P384" style:family="paragraph" style:parent-style-name="Standard">
      <style:paragraph-properties fo:text-align="start" style:justify-single-word="false"/>
      <style:text-properties officeooo:rsid="005fc99d" officeooo:paragraph-rsid="0064d45d"/>
    </style:style>
    <style:style style:name="P385" style:family="paragraph" style:parent-style-name="Standard">
      <style:paragraph-properties fo:text-align="start" style:justify-single-word="false"/>
      <style:text-properties officeooo:rsid="005fc99d" officeooo:paragraph-rsid="00685618"/>
    </style:style>
    <style:style style:name="P386" style:family="paragraph" style:parent-style-name="Standard">
      <style:paragraph-properties fo:text-align="start" style:justify-single-word="false"/>
      <style:text-properties officeooo:rsid="005fc99d" officeooo:paragraph-rsid="00699468"/>
    </style:style>
    <style:style style:name="P387" style:family="paragraph" style:parent-style-name="Standard">
      <style:paragraph-properties fo:text-align="start" style:justify-single-word="false"/>
      <style:text-properties officeooo:rsid="005fc99d" officeooo:paragraph-rsid="0071d395"/>
    </style:style>
    <style:style style:name="P388" style:family="paragraph" style:parent-style-name="Standard">
      <style:paragraph-properties fo:text-align="start" style:justify-single-word="false"/>
      <style:text-properties officeooo:rsid="005fc99d" officeooo:paragraph-rsid="00734985"/>
    </style:style>
    <style:style style:name="P389" style:family="paragraph" style:parent-style-name="Standard">
      <style:paragraph-properties fo:text-align="start" style:justify-single-word="false"/>
      <style:text-properties officeooo:rsid="005fc99d" officeooo:paragraph-rsid="007bcd40"/>
    </style:style>
    <style:style style:name="P390" style:family="paragraph" style:parent-style-name="Standard">
      <style:paragraph-properties fo:text-align="start" style:justify-single-word="false"/>
      <style:text-properties fo:font-style="italic" officeooo:rsid="005fc99d" officeooo:paragraph-rsid="005fc99d" style:font-style-asian="italic" style:font-style-complex="italic"/>
    </style:style>
    <style:style style:name="P391" style:family="paragraph" style:parent-style-name="Standard">
      <style:paragraph-properties fo:text-align="start" style:justify-single-word="false"/>
      <style:text-properties officeooo:rsid="0060ae5b" officeooo:paragraph-rsid="0060ae5b"/>
    </style:style>
    <style:style style:name="P392" style:family="paragraph" style:parent-style-name="Standard">
      <style:paragraph-properties fo:text-align="start" style:justify-single-word="false"/>
      <style:text-properties officeooo:rsid="0063305a" officeooo:paragraph-rsid="0063305a"/>
    </style:style>
    <style:style style:name="P393" style:family="paragraph" style:parent-style-name="Standard">
      <style:paragraph-properties fo:text-align="start" style:justify-single-word="false"/>
      <style:text-properties officeooo:rsid="00685618" officeooo:paragraph-rsid="00685618"/>
    </style:style>
    <style:style style:name="P394" style:family="paragraph" style:parent-style-name="Standard">
      <style:paragraph-properties fo:text-align="start" style:justify-single-word="false"/>
      <style:text-properties style:font-name="Times New Roman" fo:font-style="normal" style:text-underline-style="none" officeooo:rsid="006af8b8" officeooo:paragraph-rsid="006af8b8" style:font-style-asian="normal" style:font-style-complex="normal"/>
    </style:style>
    <style:style style:name="P395" style:family="paragraph" style:parent-style-name="Standard">
      <style:paragraph-properties fo:text-align="start" style:justify-single-word="false"/>
      <style:text-properties style:font-name="Times New Roman" fo:font-style="normal" style:text-underline-style="none" officeooo:rsid="006af8b8" officeooo:paragraph-rsid="006b0e27" style:font-style-asian="normal" style:font-style-complex="normal"/>
    </style:style>
    <style:style style:name="P396" style:family="paragraph" style:parent-style-name="Standard">
      <style:paragraph-properties fo:text-align="start" style:justify-single-word="false"/>
      <style:text-properties style:font-name="Times New Roman" fo:font-style="normal" style:text-underline-style="none" officeooo:rsid="006d057c" officeooo:paragraph-rsid="006d057c" style:font-style-asian="normal" style:font-style-complex="normal"/>
    </style:style>
    <style:style style:name="P397" style:family="paragraph" style:parent-style-name="Standard">
      <style:paragraph-properties fo:text-align="start" style:justify-single-word="false"/>
      <style:text-properties style:font-name="Times New Roman" fo:font-style="normal" officeooo:rsid="006b0e27" officeooo:paragraph-rsid="006b0e27" style:font-style-asian="normal" style:font-style-complex="normal"/>
    </style:style>
    <style:style style:name="P398" style:family="paragraph" style:parent-style-name="Standard">
      <style:paragraph-properties fo:text-align="start" style:justify-single-word="false"/>
      <style:text-properties style:font-name="Times New Roman" fo:font-style="normal" officeooo:rsid="006b0e27" officeooo:paragraph-rsid="006d057c" style:font-style-asian="normal" style:font-style-complex="normal"/>
    </style:style>
    <style:style style:name="P399" style:family="paragraph" style:parent-style-name="Standard">
      <style:paragraph-properties fo:text-align="start" style:justify-single-word="false"/>
      <style:text-properties style:font-name="Times New Roman" fo:font-size="12pt" fo:font-style="normal" style:text-underline-style="none" fo:font-weight="normal" officeooo:rsid="0070182e" officeooo:paragraph-rsid="00709110" style:font-size-asian="10.5pt" style:font-style-asian="normal" style:font-weight-asian="normal" style:font-size-complex="12pt" style:font-style-complex="normal" style:font-weight-complex="normal"/>
    </style:style>
    <style:style style:name="P400" style:family="paragraph" style:parent-style-name="Standard">
      <style:paragraph-properties fo:text-align="start" style:justify-single-word="false"/>
      <style:text-properties style:font-name="Times New Roman" fo:font-size="12pt" fo:font-style="normal" style:text-underline-style="none" fo:font-weight="normal" officeooo:rsid="0070182e" officeooo:paragraph-rsid="007127d5" style:font-size-asian="10.5pt" style:font-style-asian="normal" style:font-weight-asian="normal" style:font-size-complex="12pt" style:font-style-complex="normal" style:font-weight-complex="normal"/>
    </style:style>
    <style:style style:name="P401" style:family="paragraph" style:parent-style-name="Standard">
      <style:paragraph-properties fo:text-align="start" style:justify-single-word="false"/>
      <style:text-properties style:font-name="Times New Roman" fo:font-size="12pt" fo:font-style="normal" style:text-underline-style="none" fo:font-weight="normal" officeooo:rsid="00709110" officeooo:paragraph-rsid="007127d5" style:font-size-asian="10.5pt" style:font-style-asian="normal" style:font-weight-asian="normal" style:font-size-complex="12pt" style:font-style-complex="normal" style:font-weight-complex="normal"/>
    </style:style>
    <style:style style:name="P402" style:family="paragraph" style:parent-style-name="Standard">
      <style:paragraph-properties fo:text-align="start" style:justify-single-word="false"/>
      <style:text-properties style:font-name="Times New Roman" fo:font-size="12pt" fo:font-style="normal" style:text-underline-style="none" fo:font-weight="normal" officeooo:rsid="007bcd40" officeooo:paragraph-rsid="007bcd40" style:font-size-asian="10.5pt" style:font-style-asian="normal" style:font-weight-asian="normal" style:font-size-complex="12pt" style:font-style-complex="normal" style:font-weight-complex="normal"/>
    </style:style>
    <style:style style:name="P403" style:family="paragraph" style:parent-style-name="Standard">
      <style:paragraph-properties fo:text-align="start" style:justify-single-word="false"/>
      <style:text-properties officeooo:rsid="0069a6bf" officeooo:paragraph-rsid="0069a6bf"/>
    </style:style>
    <style:style style:name="P404" style:family="paragraph" style:parent-style-name="Standard">
      <style:paragraph-properties fo:text-align="start" style:justify-single-word="false"/>
      <style:text-properties officeooo:rsid="0069a6bf" officeooo:paragraph-rsid="006af8b8"/>
    </style:style>
    <style:style style:name="P405" style:family="paragraph" style:parent-style-name="Standard">
      <style:paragraph-properties fo:text-align="start" style:justify-single-word="false"/>
      <style:text-properties officeooo:rsid="006e550a" officeooo:paragraph-rsid="006e550a"/>
    </style:style>
    <style:style style:name="P406" style:family="paragraph" style:parent-style-name="Standard">
      <style:paragraph-properties fo:text-align="start" style:justify-single-word="false"/>
      <style:text-properties officeooo:rsid="006e550a" officeooo:paragraph-rsid="0070182e"/>
    </style:style>
    <style:style style:name="P407" style:family="paragraph" style:parent-style-name="Standard">
      <style:paragraph-properties fo:text-align="start" style:justify-single-word="false"/>
      <style:text-properties officeooo:rsid="006e550a" officeooo:paragraph-rsid="00709110"/>
    </style:style>
    <style:style style:name="P408" style:family="paragraph" style:parent-style-name="Standard">
      <style:paragraph-properties fo:text-align="start" style:justify-single-word="false"/>
      <style:text-properties officeooo:rsid="0070182e" officeooo:paragraph-rsid="0070182e"/>
    </style:style>
    <style:style style:name="P409" style:family="paragraph" style:parent-style-name="Standard">
      <style:paragraph-properties fo:text-align="start" style:justify-single-word="false"/>
      <style:text-properties officeooo:rsid="0070182e" officeooo:paragraph-rsid="00709110"/>
    </style:style>
    <style:style style:name="P410" style:family="paragraph" style:parent-style-name="Standard">
      <style:paragraph-properties fo:text-align="start" style:justify-single-word="false"/>
      <style:text-properties officeooo:rsid="0070182e" officeooo:paragraph-rsid="007127d5"/>
    </style:style>
    <style:style style:name="P411" style:family="paragraph" style:parent-style-name="Standard">
      <style:paragraph-properties fo:text-align="start" style:justify-single-word="false"/>
      <style:text-properties officeooo:rsid="00709110" officeooo:paragraph-rsid="00709110"/>
    </style:style>
    <style:style style:name="P412" style:family="paragraph" style:parent-style-name="Standard">
      <style:paragraph-properties fo:text-align="start" style:justify-single-word="false"/>
      <style:text-properties officeooo:rsid="00709110" officeooo:paragraph-rsid="007127d5"/>
    </style:style>
    <style:style style:name="P413" style:family="paragraph" style:parent-style-name="Standard">
      <style:paragraph-properties fo:text-align="start" style:justify-single-word="false"/>
      <style:text-properties officeooo:rsid="007127d5" officeooo:paragraph-rsid="007127d5"/>
    </style:style>
    <style:style style:name="P414" style:family="paragraph" style:parent-style-name="Standard">
      <style:paragraph-properties fo:text-align="start" style:justify-single-word="false"/>
      <style:text-properties officeooo:rsid="007527ae" officeooo:paragraph-rsid="007527ae"/>
    </style:style>
    <style:style style:name="P415" style:family="paragraph" style:parent-style-name="Standard">
      <style:paragraph-properties fo:text-align="start" style:justify-single-word="false"/>
      <style:text-properties officeooo:rsid="007527ae" officeooo:paragraph-rsid="00760bb5"/>
    </style:style>
    <style:style style:name="P416" style:family="paragraph" style:parent-style-name="Standard">
      <style:paragraph-properties fo:text-align="start" style:justify-single-word="false"/>
      <style:text-properties officeooo:rsid="00760bb5" officeooo:paragraph-rsid="00760bb5"/>
    </style:style>
    <style:style style:name="P417" style:family="paragraph" style:parent-style-name="Standard">
      <style:paragraph-properties fo:text-align="start" style:justify-single-word="false"/>
      <style:text-properties officeooo:rsid="007912bd" officeooo:paragraph-rsid="007912bd"/>
    </style:style>
    <style:style style:name="P418" style:family="paragraph" style:parent-style-name="Standard">
      <style:paragraph-properties fo:text-align="start" style:justify-single-word="false"/>
      <style:text-properties officeooo:rsid="004311e7" officeooo:paragraph-rsid="00800e78"/>
    </style:style>
    <style:style style:name="P419" style:family="paragraph" style:parent-style-name="Standard">
      <style:paragraph-properties fo:text-align="start" style:justify-single-word="false"/>
      <style:text-properties officeooo:rsid="00800e78" officeooo:paragraph-rsid="00800e78"/>
    </style:style>
    <style:style style:name="P420" style:family="paragraph" style:parent-style-name="Standard">
      <style:paragraph-properties fo:text-align="start" style:justify-single-word="false"/>
      <style:text-properties officeooo:rsid="00816190" officeooo:paragraph-rsid="00816190"/>
    </style:style>
    <style:style style:name="P421" style:family="paragraph" style:parent-style-name="Standard">
      <style:paragraph-properties fo:text-align="start" style:justify-single-word="false"/>
      <style:text-properties officeooo:rsid="0083193b" officeooo:paragraph-rsid="0083193b"/>
    </style:style>
    <style:style style:name="T1" style:family="text">
      <style:text-properties style:font-name="Times New Roman"/>
    </style:style>
    <style:style style:name="T2" style:family="text">
      <style:text-properties style:font-name="Times New Roman" fo:font-size="12pt" fo:font-weight="normal" style:font-size-asian="10.5pt" style:font-weight-asian="normal" style:font-size-complex="12pt" style:font-weight-complex="normal"/>
    </style:style>
    <style:style style:name="T3" style:family="text">
      <style:text-properties style:font-name="Times New Roman" fo:font-size="12pt" fo:font-weight="normal" officeooo:rsid="002600f7" style:font-size-asian="10.5pt" style:font-weight-asian="normal" style:font-size-complex="12pt" style:font-weight-complex="normal"/>
    </style:style>
    <style:style style:name="T4" style:family="text">
      <style:text-properties style:font-name="Times New Roman" fo:font-size="12pt" fo:font-weight="normal" officeooo:rsid="00270956" style:font-size-asian="10.5pt" style:font-weight-asian="normal" style:font-size-complex="12pt" style:font-weight-complex="normal"/>
    </style:style>
    <style:style style:name="T5" style:family="text">
      <style:text-properties style:font-name="Times New Roman" fo:font-size="12pt" fo:font-weight="normal" officeooo:rsid="0027cede" style:font-size-asian="10.5pt" style:font-weight-asian="normal" style:font-size-complex="12pt" style:font-weight-complex="normal"/>
    </style:style>
    <style:style style:name="T6" style:family="text">
      <style:text-properties style:font-name="Times New Roman" fo:font-size="12pt" fo:font-weight="normal" officeooo:rsid="00394ce4" style:font-size-asian="10.5pt" style:font-weight-asian="normal" style:font-size-complex="12pt" style:font-weight-complex="normal"/>
    </style:style>
    <style:style style:name="T7" style:family="text">
      <style:text-properties style:font-name="Times New Roman" fo:font-size="12pt" fo:font-weight="normal" officeooo:rsid="004a1881" style:font-size-asian="10.5pt" style:font-weight-asian="normal" style:font-size-complex="12pt" style:font-weight-complex="normal"/>
    </style:style>
    <style:style style:name="T8" style:family="text">
      <style:text-properties style:font-name="Times New Roman" fo:font-size="12pt" fo:font-weight="normal" officeooo:rsid="004a5968" style:font-size-asian="10.5pt" style:font-weight-asian="normal" style:font-size-complex="12pt" style:font-weight-complex="normal"/>
    </style:style>
    <style:style style:name="T9" style:family="text">
      <style:text-properties style:font-name="Times New Roman" fo:font-size="12pt" fo:font-weight="normal" officeooo:rsid="005281c6" style:font-size-asian="10.5pt" style:font-weight-asian="normal" style:font-size-complex="12pt" style:font-weight-complex="normal"/>
    </style:style>
    <style:style style:name="T10" style:family="text">
      <style:text-properties style:font-name="Times New Roman" fo:font-size="12pt" fo:font-weight="normal" officeooo:rsid="005fc99d" style:font-size-asian="10.5pt" style:font-weight-asian="normal" style:font-size-complex="12pt" style:font-weight-complex="normal"/>
    </style:style>
    <style:style style:name="T11" style:family="text">
      <style:text-properties style:font-name="Times New Roman" fo:font-size="12pt" fo:font-weight="normal" officeooo:rsid="007d71d4" style:font-size-asian="10.5pt" style:font-weight-asian="normal" style:font-size-complex="12pt" style:font-weight-complex="normal"/>
    </style:style>
    <style:style style:name="T12" style:family="text">
      <style:text-properties style:font-name="Times New Roman" fo:font-size="12pt" fo:font-weight="normal" officeooo:rsid="007eb30d" style:font-size-asian="10.5pt" style:font-weight-asian="normal" style:font-size-complex="12pt" style:font-weight-complex="normal"/>
    </style:style>
    <style:style style:name="T13" style:family="text">
      <style:text-properties style:font-name="Times New Roman" fo:font-size="12pt" style:font-size-asian="10.5pt" style:font-size-complex="12pt"/>
    </style:style>
    <style:style style:name="T14" style:family="text">
      <style:text-properties style:font-name="Times New Roman" fo:font-size="12pt" officeooo:rsid="00270956" style:font-size-asian="10.5pt" style:font-size-complex="12pt"/>
    </style:style>
    <style:style style:name="T15" style:family="text">
      <style:text-properties style:font-name="Times New Roman" fo:font-size="12pt" officeooo:rsid="0027af33" style:font-size-asian="10.5pt" style:font-size-complex="12pt"/>
    </style:style>
    <style:style style:name="T16" style:family="text">
      <style:text-properties style:font-name="Times New Roman" fo:font-size="12pt" officeooo:rsid="0027cede" style:font-size-asian="10.5pt" style:font-size-complex="12pt"/>
    </style:style>
    <style:style style:name="T17" style:family="text">
      <style:text-properties style:font-name="Times New Roman" fo:font-size="12pt" officeooo:rsid="002c3fec" style:font-size-asian="10.5pt" style:font-size-complex="12pt"/>
    </style:style>
    <style:style style:name="T18" style:family="text">
      <style:text-properties style:font-name="Times New Roman" fo:font-size="12pt" officeooo:rsid="002f5bd6" style:font-size-asian="10.5pt" style:font-size-complex="12pt"/>
    </style:style>
    <style:style style:name="T19" style:family="text">
      <style:text-properties style:font-name="Times New Roman" fo:font-size="12pt" officeooo:rsid="003879cd" style:font-size-asian="10.5pt" style:font-size-complex="12pt"/>
    </style:style>
    <style:style style:name="T20" style:family="text">
      <style:text-properties style:font-name="Times New Roman" fo:font-size="12pt" officeooo:rsid="002a7676" style:font-size-asian="10.5pt" style:font-size-complex="12pt"/>
    </style:style>
    <style:style style:name="T21" style:family="text">
      <style:text-properties style:font-name="Times New Roman" fo:font-size="12pt" officeooo:rsid="00394ce4" style:font-size-asian="10.5pt" style:font-size-complex="12pt"/>
    </style:style>
    <style:style style:name="T22" style:family="text">
      <style:text-properties style:font-name="Times New Roman" fo:font-size="12pt" officeooo:rsid="003dbd68" style:font-size-asian="10.5pt" style:font-size-complex="12pt"/>
    </style:style>
    <style:style style:name="T23" style:family="text">
      <style:text-properties style:font-name="Times New Roman" fo:font-size="12pt" officeooo:rsid="00401ca5" style:font-size-asian="10.5pt" style:font-size-complex="12pt"/>
    </style:style>
    <style:style style:name="T24" style:family="text">
      <style:text-properties style:font-name="Times New Roman" fo:font-size="12pt" officeooo:rsid="004a1881" style:font-size-asian="10.5pt" style:font-size-complex="12pt"/>
    </style:style>
    <style:style style:name="T25" style:family="text">
      <style:text-properties style:font-name="Times New Roman" fo:font-size="12pt" officeooo:rsid="004a5968" style:font-size-asian="10.5pt" style:font-size-complex="12pt"/>
    </style:style>
    <style:style style:name="T26" style:family="text">
      <style:text-properties style:font-name="Times New Roman" fo:font-size="12pt" officeooo:rsid="004c2ffa" style:font-size-asian="10.5pt" style:font-size-complex="12pt"/>
    </style:style>
    <style:style style:name="T27" style:family="text">
      <style:text-properties style:font-name="Times New Roman" fo:font-size="12pt" officeooo:rsid="005556c9" style:font-size-asian="10.5pt" style:font-size-complex="12pt"/>
    </style:style>
    <style:style style:name="T28" style:family="text">
      <style:text-properties style:font-name="Times New Roman" fo:font-size="12pt" officeooo:rsid="0057c060" style:font-size-asian="10.5pt" style:font-size-complex="12pt"/>
    </style:style>
    <style:style style:name="T29" style:family="text">
      <style:text-properties style:font-name="Times New Roman" fo:font-size="12pt" officeooo:rsid="00590c0b" style:font-size-asian="10.5pt" style:font-size-complex="12pt"/>
    </style:style>
    <style:style style:name="T30" style:family="text">
      <style:text-properties style:font-name="Times New Roman" fo:font-size="12pt" officeooo:rsid="005c9ba1" style:font-size-asian="10.5pt" style:font-size-complex="12pt"/>
    </style:style>
    <style:style style:name="T31" style:family="text">
      <style:text-properties style:font-name="Times New Roman" fo:font-size="12pt" officeooo:rsid="007912bd" style:font-size-asian="10.5pt" style:font-size-complex="12pt"/>
    </style:style>
    <style:style style:name="T32" style:family="text">
      <style:text-properties style:font-name="Times New Roman" fo:font-size="12pt" officeooo:rsid="00800e78" style:font-size-asian="10.5pt" style:font-size-complex="12pt"/>
    </style:style>
    <style:style style:name="T33" style:family="text">
      <style:text-properties style:font-name="Times New Roman" fo:font-size="12pt" fo:font-style="normal" style:font-size-asian="10.5pt" style:font-style-asian="normal" style:font-size-complex="12pt" style:font-style-complex="normal"/>
    </style:style>
    <style:style style:name="T34" style:family="text">
      <style:text-properties style:font-name="Times New Roman" fo:font-size="12pt" fo:font-style="normal" officeooo:rsid="0027af33" style:font-size-asian="10.5pt" style:font-style-asian="normal" style:font-size-complex="12pt" style:font-style-complex="normal"/>
    </style:style>
    <style:style style:name="T35" style:family="text">
      <style:text-properties style:font-name="Times New Roman" fo:font-size="12pt" fo:font-style="normal" officeooo:rsid="002f5bd6" style:font-size-asian="10.5pt" style:font-style-asian="normal" style:font-size-complex="12pt" style:font-style-complex="normal"/>
    </style:style>
    <style:style style:name="T36" style:family="text">
      <style:text-properties style:font-name="Times New Roman" fo:font-size="12pt" fo:font-style="normal" officeooo:rsid="0030ff1c" style:font-size-asian="10.5pt" style:font-style-asian="normal" style:font-size-complex="12pt" style:font-style-complex="normal"/>
    </style:style>
    <style:style style:name="T37" style:family="text">
      <style:text-properties style:font-name="Times New Roman" fo:font-size="12pt" fo:font-style="normal" officeooo:rsid="00372c92" style:font-size-asian="10.5pt" style:font-style-asian="normal" style:font-size-complex="12pt" style:font-style-complex="normal"/>
    </style:style>
    <style:style style:name="T38" style:family="text">
      <style:text-properties style:font-name="Times New Roman" fo:font-size="12pt" fo:font-style="normal" officeooo:rsid="0038189c" style:font-size-asian="10.5pt" style:font-style-asian="normal" style:font-size-complex="12pt" style:font-style-complex="normal"/>
    </style:style>
    <style:style style:name="T39" style:family="text">
      <style:text-properties style:font-name="Times New Roman" fo:font-size="12pt" fo:font-style="normal" officeooo:rsid="003879cd" style:font-size-asian="10.5pt" style:font-style-asian="normal" style:font-size-complex="12pt" style:font-style-complex="normal"/>
    </style:style>
    <style:style style:name="T40" style:family="text">
      <style:text-properties style:font-name="Times New Roman" fo:font-size="12pt" fo:font-style="normal" officeooo:rsid="0027cede" style:font-size-asian="10.5pt" style:font-style-asian="normal" style:font-size-complex="12pt" style:font-style-complex="normal"/>
    </style:style>
    <style:style style:name="T41" style:family="text">
      <style:text-properties style:font-name="Times New Roman" fo:font-size="12pt" fo:font-style="normal" officeooo:rsid="003ae0a0" style:font-size-asian="10.5pt" style:font-style-asian="normal" style:font-size-complex="12pt" style:font-style-complex="normal"/>
    </style:style>
    <style:style style:name="T42" style:family="text">
      <style:text-properties style:font-name="Times New Roman" fo:font-size="12pt" fo:font-style="normal" officeooo:rsid="003dbd68" style:font-size-asian="10.5pt" style:font-style-asian="normal" style:font-size-complex="12pt" style:font-style-complex="normal"/>
    </style:style>
    <style:style style:name="T43" style:family="text">
      <style:text-properties style:font-name="Times New Roman" fo:font-size="12pt" fo:font-style="normal" officeooo:rsid="00401ca5" style:font-size-asian="10.5pt" style:font-style-asian="normal" style:font-size-complex="12pt" style:font-style-complex="normal"/>
    </style:style>
    <style:style style:name="T44" style:family="text">
      <style:text-properties style:font-name="Times New Roman" fo:font-size="12pt" fo:font-style="normal" officeooo:rsid="004311e7" style:font-size-asian="10.5pt" style:font-style-asian="normal" style:font-size-complex="12pt" style:font-style-complex="normal"/>
    </style:style>
    <style:style style:name="T45" style:family="text">
      <style:text-properties style:font-name="Times New Roman" fo:font-size="12pt" fo:font-style="normal" officeooo:rsid="004c2ffa" style:font-size-asian="10.5pt" style:font-style-asian="normal" style:font-size-complex="12pt" style:font-style-complex="normal"/>
    </style:style>
    <style:style style:name="T46"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47" style:family="text">
      <style:text-properties style:font-name="Times New Roman" fo:font-size="12pt" fo:font-style="normal" fo:font-weight="normal" officeooo:rsid="0027af33" style:font-size-asian="10.5pt" style:font-style-asian="normal" style:font-weight-asian="normal" style:font-size-complex="12pt" style:font-style-complex="normal" style:font-weight-complex="normal"/>
    </style:style>
    <style:style style:name="T48" style:family="text">
      <style:text-properties style:font-name="Times New Roman" fo:font-size="12pt" fo:font-style="normal" fo:font-weight="normal" officeooo:rsid="00394ce4" style:font-size-asian="10.5pt" style:font-style-asian="normal" style:font-weight-asian="normal" style:font-size-complex="12pt" style:font-style-complex="normal" style:font-weight-complex="normal"/>
    </style:style>
    <style:style style:name="T49" style:family="text">
      <style:text-properties style:font-name="Times New Roman" fo:font-size="12pt" fo:font-style="normal" fo:font-weight="normal" officeooo:rsid="003dbd68" style:font-size-asian="10.5pt" style:font-style-asian="normal" style:font-weight-asian="normal" style:font-size-complex="12pt" style:font-style-complex="normal" style:font-weight-complex="normal"/>
    </style:style>
    <style:style style:name="T50" style:family="text">
      <style:text-properties style:font-name="Times New Roman" fo:font-size="12pt" fo:font-style="normal" fo:font-weight="normal" officeooo:rsid="00401ca5" style:font-size-asian="10.5pt" style:font-style-asian="normal" style:font-weight-asian="normal" style:font-size-complex="12pt" style:font-style-complex="normal" style:font-weight-complex="normal"/>
    </style:style>
    <style:style style:name="T51" style:family="text">
      <style:text-properties style:font-name="Times New Roman" fo:font-size="12pt" fo:font-style="normal" fo:font-weight="normal" officeooo:rsid="002a7676" style:font-size-asian="10.5pt" style:font-style-asian="normal" style:font-weight-asian="normal" style:font-size-complex="12pt" style:font-style-complex="normal" style:font-weight-complex="normal"/>
    </style:style>
    <style:style style:name="T52" style:family="text">
      <style:text-properties style:font-name="Times New Roman" fo:font-size="12pt" fo:font-style="normal" fo:font-weight="normal" officeooo:rsid="004311e7" style:font-size-asian="10.5pt" style:font-style-asian="normal" style:font-weight-asian="normal" style:font-size-complex="12pt" style:font-style-complex="normal" style:font-weight-complex="normal"/>
    </style:style>
    <style:style style:name="T53" style:family="text">
      <style:text-properties style:font-name="Times New Roman" fo:font-size="12pt" fo:font-style="normal" fo:font-weight="normal" officeooo:rsid="00442f03" style:font-size-asian="10.5pt" style:font-style-asian="normal" style:font-weight-asian="normal" style:font-size-complex="12pt" style:font-style-complex="normal" style:font-weight-complex="normal"/>
    </style:style>
    <style:style style:name="T54" style:family="text">
      <style:text-properties style:font-name="Times New Roman" fo:font-size="12pt" fo:font-style="normal" fo:font-weight="normal" officeooo:rsid="00461b21" style:font-size-asian="10.5pt" style:font-style-asian="normal" style:font-weight-asian="normal" style:font-size-complex="12pt" style:font-style-complex="normal" style:font-weight-complex="normal"/>
    </style:style>
    <style:style style:name="T55" style:family="text">
      <style:text-properties style:font-name="Times New Roman" fo:font-size="12pt" fo:font-style="normal" fo:font-weight="normal" officeooo:rsid="004738a1" style:font-size-asian="10.5pt" style:font-style-asian="normal" style:font-weight-asian="normal" style:font-size-complex="12pt" style:font-style-complex="normal" style:font-weight-complex="normal"/>
    </style:style>
    <style:style style:name="T56" style:family="text">
      <style:text-properties style:font-name="Times New Roman" fo:font-size="12pt" fo:font-style="normal" fo:font-weight="normal" officeooo:rsid="00491370" style:font-size-asian="10.5pt" style:font-style-asian="normal" style:font-weight-asian="normal" style:font-size-complex="12pt" style:font-style-complex="normal" style:font-weight-complex="normal"/>
    </style:style>
    <style:style style:name="T57" style:family="text">
      <style:text-properties style:font-name="Times New Roman" fo:font-size="12pt" fo:font-style="normal" fo:font-weight="normal" officeooo:rsid="004c2ffa" style:font-size-asian="10.5pt" style:font-style-asian="normal" style:font-weight-asian="normal" style:font-size-complex="12pt" style:font-style-complex="normal" style:font-weight-complex="normal"/>
    </style:style>
    <style:style style:name="T58" style:family="text">
      <style:text-properties style:font-name="Times New Roman" fo:font-size="12pt" fo:font-style="normal" fo:font-weight="normal" officeooo:rsid="004d3928" style:font-size-asian="10.5pt" style:font-style-asian="normal" style:font-weight-asian="normal" style:font-size-complex="12pt" style:font-style-complex="normal" style:font-weight-complex="normal"/>
    </style:style>
    <style:style style:name="T59" style:family="text">
      <style:text-properties style:font-name="Times New Roman" fo:font-size="12pt" fo:font-style="normal" fo:font-weight="normal" officeooo:rsid="004f190a" style:font-size-asian="10.5pt" style:font-style-asian="normal" style:font-weight-asian="normal" style:font-size-complex="12pt" style:font-style-complex="normal" style:font-weight-complex="normal"/>
    </style:style>
    <style:style style:name="T60" style:family="text">
      <style:text-properties style:font-name="Times New Roman" fo:font-size="12pt" fo:font-style="normal" fo:font-weight="normal" officeooo:rsid="005281c6" style:font-size-asian="10.5pt" style:font-style-asian="normal" style:font-weight-asian="normal" style:font-size-complex="12pt" style:font-style-complex="normal" style:font-weight-complex="normal"/>
    </style:style>
    <style:style style:name="T61" style:family="text">
      <style:text-properties style:font-name="Times New Roman" fo:font-size="12pt" fo:font-style="normal" fo:font-weight="normal" officeooo:rsid="004a5968" style:font-size-asian="10.5pt" style:font-style-asian="normal" style:font-weight-asian="normal" style:font-size-complex="12pt" style:font-style-complex="normal" style:font-weight-complex="normal"/>
    </style:style>
    <style:style style:name="T62" style:family="text">
      <style:text-properties style:font-name="Times New Roman" fo:font-size="12pt" fo:font-style="normal" fo:font-weight="normal" officeooo:rsid="0052af2c" style:font-size-asian="10.5pt" style:font-style-asian="normal" style:font-weight-asian="normal" style:font-size-complex="12pt" style:font-style-complex="normal" style:font-weight-complex="normal"/>
    </style:style>
    <style:style style:name="T63" style:family="text">
      <style:text-properties style:font-name="Times New Roman" fo:font-size="12pt" fo:font-style="normal" fo:font-weight="normal" officeooo:rsid="0052ec10" style:font-size-asian="10.5pt" style:font-style-asian="normal" style:font-weight-asian="normal" style:font-size-complex="12pt" style:font-style-complex="normal" style:font-weight-complex="normal"/>
    </style:style>
    <style:style style:name="T64" style:family="text">
      <style:text-properties style:font-name="Times New Roman" fo:font-size="12pt" fo:font-style="normal" fo:font-weight="normal" officeooo:rsid="00532b31" style:font-size-asian="10.5pt" style:font-style-asian="normal" style:font-weight-asian="normal" style:font-size-complex="12pt" style:font-style-complex="normal" style:font-weight-complex="normal"/>
    </style:style>
    <style:style style:name="T65" style:family="text">
      <style:text-properties style:font-name="Times New Roman" fo:font-size="12pt" fo:font-style="normal" fo:font-weight="normal" officeooo:rsid="0054fefa" style:font-size-asian="10.5pt" style:font-style-asian="normal" style:font-weight-asian="normal" style:font-size-complex="12pt" style:font-style-complex="normal" style:font-weight-complex="normal"/>
    </style:style>
    <style:style style:name="T66" style:family="text">
      <style:text-properties style:font-name="Times New Roman" fo:font-size="12pt" fo:font-style="normal" fo:font-weight="normal" officeooo:rsid="005556c9" style:font-size-asian="10.5pt" style:font-style-asian="normal" style:font-weight-asian="normal" style:font-size-complex="12pt" style:font-style-complex="normal" style:font-weight-complex="normal"/>
    </style:style>
    <style:style style:name="T67" style:family="text">
      <style:text-properties style:font-name="Times New Roman" fo:font-size="12pt" fo:font-style="normal" fo:font-weight="normal" officeooo:rsid="0055f1a7" style:font-size-asian="10.5pt" style:font-style-asian="normal" style:font-weight-asian="normal" style:font-size-complex="12pt" style:font-style-complex="normal" style:font-weight-complex="normal"/>
    </style:style>
    <style:style style:name="T68" style:family="text">
      <style:text-properties style:font-name="Times New Roman" fo:font-size="12pt" fo:font-style="normal" fo:font-weight="normal" officeooo:rsid="0057c060" style:font-size-asian="10.5pt" style:font-style-asian="normal" style:font-weight-asian="normal" style:font-size-complex="12pt" style:font-style-complex="normal" style:font-weight-complex="normal"/>
    </style:style>
    <style:style style:name="T69" style:family="text">
      <style:text-properties style:font-name="Times New Roman" fo:font-size="12pt" fo:font-style="normal" fo:font-weight="normal" officeooo:rsid="00590c0b" style:font-size-asian="10.5pt" style:font-style-asian="normal" style:font-weight-asian="normal" style:font-size-complex="12pt" style:font-style-complex="normal" style:font-weight-complex="normal"/>
    </style:style>
    <style:style style:name="T70" style:family="text">
      <style:text-properties style:font-name="Times New Roman" fo:font-size="12pt" fo:font-style="normal" fo:font-weight="normal" officeooo:rsid="005c9ba1" style:font-size-asian="10.5pt" style:font-style-asian="normal" style:font-weight-asian="normal" style:font-size-complex="12pt" style:font-style-complex="normal" style:font-weight-complex="normal"/>
    </style:style>
    <style:style style:name="T71" style:family="text">
      <style:text-properties style:font-name="Times New Roman" fo:font-size="12pt" fo:font-style="normal" fo:font-weight="normal" officeooo:rsid="005fc99d" style:font-size-asian="10.5pt" style:font-style-asian="normal" style:font-weight-asian="normal" style:font-size-complex="12pt" style:font-style-complex="normal" style:font-weight-complex="normal"/>
    </style:style>
    <style:style style:name="T72" style:family="text">
      <style:text-properties style:font-name="Times New Roman" fo:font-size="12pt" fo:font-style="normal" fo:font-weight="normal" officeooo:rsid="0060ae5b" style:font-size-asian="10.5pt" style:font-style-asian="normal" style:font-weight-asian="normal" style:font-size-complex="12pt" style:font-style-complex="normal" style:font-weight-complex="normal"/>
    </style:style>
    <style:style style:name="T73" style:family="text">
      <style:text-properties style:font-name="Times New Roman" fo:font-size="12pt" fo:font-style="normal" fo:font-weight="normal" officeooo:rsid="00617ffc" style:font-size-asian="10.5pt" style:font-style-asian="normal" style:font-weight-asian="normal" style:font-size-complex="12pt" style:font-style-complex="normal" style:font-weight-complex="normal"/>
    </style:style>
    <style:style style:name="T74" style:family="text">
      <style:text-properties style:font-name="Times New Roman" fo:font-size="12pt" fo:font-style="normal" fo:font-weight="normal" officeooo:rsid="0063305a" style:font-size-asian="10.5pt" style:font-style-asian="normal" style:font-weight-asian="normal" style:font-size-complex="12pt" style:font-style-complex="normal" style:font-weight-complex="normal"/>
    </style:style>
    <style:style style:name="T75" style:family="text">
      <style:text-properties style:font-name="Times New Roman" fo:font-size="12pt" fo:font-style="normal" fo:font-weight="normal" officeooo:rsid="00641ce5" style:font-size-asian="10.5pt" style:font-style-asian="normal" style:font-weight-asian="normal" style:font-size-complex="12pt" style:font-style-complex="normal" style:font-weight-complex="normal"/>
    </style:style>
    <style:style style:name="T76" style:family="text">
      <style:text-properties style:font-name="Times New Roman" fo:font-size="12pt" fo:font-style="normal" fo:font-weight="normal" officeooo:rsid="0064d45d" style:font-size-asian="10.5pt" style:font-style-asian="normal" style:font-weight-asian="normal" style:font-size-complex="12pt" style:font-style-complex="normal" style:font-weight-complex="normal"/>
    </style:style>
    <style:style style:name="T77" style:family="text">
      <style:text-properties style:font-name="Times New Roman" fo:font-size="12pt" fo:font-style="normal" fo:font-weight="normal" officeooo:rsid="00664c51" style:font-size-asian="10.5pt" style:font-style-asian="normal" style:font-weight-asian="normal" style:font-size-complex="12pt" style:font-style-complex="normal" style:font-weight-complex="normal"/>
    </style:style>
    <style:style style:name="T78" style:family="text">
      <style:text-properties style:font-name="Times New Roman" fo:font-size="12pt" fo:font-style="normal" fo:font-weight="normal" officeooo:rsid="0067485e" style:font-size-asian="10.5pt" style:font-style-asian="normal" style:font-weight-asian="normal" style:font-size-complex="12pt" style:font-style-complex="normal" style:font-weight-complex="normal"/>
    </style:style>
    <style:style style:name="T79" style:family="text">
      <style:text-properties style:font-name="Times New Roman" fo:font-size="12pt" fo:font-style="normal" fo:font-weight="normal" officeooo:rsid="00685618" style:font-size-asian="10.5pt" style:font-style-asian="normal" style:font-weight-asian="normal" style:font-size-complex="12pt" style:font-style-complex="normal" style:font-weight-complex="normal"/>
    </style:style>
    <style:style style:name="T80" style:family="text">
      <style:text-properties style:font-name="Times New Roman" fo:font-size="12pt" fo:font-style="normal" fo:font-weight="normal" officeooo:rsid="00699468" style:font-size-asian="10.5pt" style:font-style-asian="normal" style:font-weight-asian="normal" style:font-size-complex="12pt" style:font-style-complex="normal" style:font-weight-complex="normal"/>
    </style:style>
    <style:style style:name="T81" style:family="text">
      <style:text-properties style:font-name="Times New Roman" fo:font-size="12pt" fo:font-style="normal" fo:font-weight="normal" officeooo:rsid="0069a6bf" style:font-size-asian="10.5pt" style:font-style-asian="normal" style:font-weight-asian="normal" style:font-size-complex="12pt" style:font-style-complex="normal" style:font-weight-complex="normal"/>
    </style:style>
    <style:style style:name="T82" style:family="text">
      <style:text-properties style:font-name="Times New Roman" fo:font-size="12pt" fo:font-style="normal" fo:font-weight="normal" officeooo:rsid="0070182e" style:font-size-asian="10.5pt" style:font-style-asian="normal" style:font-weight-asian="normal" style:font-size-complex="12pt" style:font-style-complex="normal" style:font-weight-complex="normal"/>
    </style:style>
    <style:style style:name="T83" style:family="text">
      <style:text-properties style:font-name="Times New Roman" fo:font-size="12pt" fo:font-style="normal" fo:font-weight="normal" officeooo:rsid="0071d395" style:font-size-asian="10.5pt" style:font-style-asian="normal" style:font-weight-asian="normal" style:font-size-complex="12pt" style:font-style-complex="normal" style:font-weight-complex="normal"/>
    </style:style>
    <style:style style:name="T84" style:family="text">
      <style:text-properties style:font-name="Times New Roman" fo:font-size="12pt" fo:font-style="normal" fo:font-weight="normal" officeooo:rsid="00734985" style:font-size-asian="10.5pt" style:font-style-asian="normal" style:font-weight-asian="normal" style:font-size-complex="12pt" style:font-style-complex="normal" style:font-weight-complex="normal"/>
    </style:style>
    <style:style style:name="T85" style:family="text">
      <style:text-properties style:font-name="Times New Roman" fo:font-size="12pt" fo:font-style="normal" fo:font-weight="normal" officeooo:rsid="007527ae" style:font-size-asian="10.5pt" style:font-style-asian="normal" style:font-weight-asian="normal" style:font-size-complex="12pt" style:font-style-complex="normal" style:font-weight-complex="normal"/>
    </style:style>
    <style:style style:name="T86" style:family="text">
      <style:text-properties style:font-name="Times New Roman" fo:font-size="12pt" fo:font-style="normal" fo:font-weight="normal" officeooo:rsid="00760bb5" style:font-size-asian="10.5pt" style:font-style-asian="normal" style:font-weight-asian="normal" style:font-size-complex="12pt" style:font-style-complex="normal" style:font-weight-complex="normal"/>
    </style:style>
    <style:style style:name="T87" style:family="text">
      <style:text-properties style:font-name="Times New Roman" fo:font-size="12pt" fo:font-style="normal" fo:font-weight="normal" officeooo:rsid="0077d6d0" style:font-size-asian="10.5pt" style:font-style-asian="normal" style:font-weight-asian="normal" style:font-size-complex="12pt" style:font-style-complex="normal" style:font-weight-complex="normal"/>
    </style:style>
    <style:style style:name="T88" style:family="text">
      <style:text-properties style:font-name="Times New Roman" fo:font-size="12pt" fo:font-style="normal" fo:font-weight="normal" officeooo:rsid="007912bd" style:font-size-asian="10.5pt" style:font-style-asian="normal" style:font-weight-asian="normal" style:font-size-complex="12pt" style:font-style-complex="normal" style:font-weight-complex="normal"/>
    </style:style>
    <style:style style:name="T89" style:family="text">
      <style:text-properties style:font-name="Times New Roman" fo:font-size="12pt" fo:font-style="normal" fo:font-weight="normal" officeooo:rsid="007bcd40" style:font-size-asian="10.5pt" style:font-style-asian="normal" style:font-weight-asian="normal" style:font-size-complex="12pt" style:font-style-complex="normal" style:font-weight-complex="normal"/>
    </style:style>
    <style:style style:name="T90" style:family="text">
      <style:text-properties style:font-name="Times New Roman" fo:font-size="12pt" fo:font-style="normal" fo:font-weight="normal" officeooo:rsid="007d71d4" style:font-size-asian="10.5pt" style:font-style-asian="normal" style:font-weight-asian="normal" style:font-size-complex="12pt" style:font-style-complex="normal" style:font-weight-complex="normal"/>
    </style:style>
    <style:style style:name="T91" style:family="text">
      <style:text-properties style:font-name="Times New Roman" fo:font-size="12pt" fo:font-style="normal" fo:font-weight="normal" officeooo:rsid="00800e78" style:font-size-asian="10.5pt" style:font-style-asian="normal" style:font-weight-asian="normal" style:font-size-complex="12pt" style:font-style-complex="normal" style:font-weight-complex="normal"/>
    </style:style>
    <style:style style:name="T92" style:family="text">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T93" style:family="text">
      <style:text-properties style:font-name="Times New Roman" fo:font-size="12pt" fo:font-style="normal" style:text-underline-style="none" fo:font-weight="normal" officeooo:rsid="00270956" style:font-size-asian="10.5pt" style:font-style-asian="normal" style:font-weight-asian="normal" style:font-size-complex="12pt" style:font-style-complex="normal" style:font-weight-complex="normal"/>
    </style:style>
    <style:style style:name="T94" style:family="text">
      <style:text-properties style:font-name="Times New Roman" fo:font-size="12pt" fo:font-style="normal" style:text-underline-style="none" fo:font-weight="normal" officeooo:rsid="0027cede" style:font-size-asian="10.5pt" style:font-style-asian="normal" style:font-weight-asian="normal" style:font-size-complex="12pt" style:font-style-complex="normal" style:font-weight-complex="normal"/>
    </style:style>
    <style:style style:name="T95" style:family="text">
      <style:text-properties style:font-name="Times New Roman" fo:font-size="12pt" fo:font-style="normal" style:text-underline-style="none" fo:font-weight="normal" officeooo:rsid="006d057c" style:font-size-asian="10.5pt" style:font-style-asian="normal" style:font-weight-asian="normal" style:font-size-complex="12pt" style:font-style-complex="normal" style:font-weight-complex="normal"/>
    </style:style>
    <style:style style:name="T96" style:family="text">
      <style:text-properties style:font-name="Times New Roman" fo:font-size="12pt" fo:font-style="normal" style:text-underline-style="none" fo:font-weight="normal" officeooo:rsid="00699468" style:font-size-asian="10.5pt" style:font-style-asian="normal" style:font-weight-asian="normal" style:font-size-complex="12pt" style:font-style-complex="normal" style:font-weight-complex="normal"/>
    </style:style>
    <style:style style:name="T97" style:family="text">
      <style:text-properties style:font-name="Times New Roman" fo:font-size="12pt" fo:font-style="normal" style:text-underline-style="none" fo:font-weight="normal" officeooo:rsid="006e550a" style:font-size-asian="10.5pt" style:font-style-asian="normal" style:font-weight-asian="normal" style:font-size-complex="12pt" style:font-style-complex="normal" style:font-weight-complex="normal"/>
    </style:style>
    <style:style style:name="T98" style:family="text">
      <style:text-properties style:font-name="Times New Roman" fo:font-size="12pt" fo:font-style="normal" style:text-underline-style="none" fo:font-weight="normal" officeooo:rsid="0070182e" style:font-size-asian="10.5pt" style:font-style-asian="normal" style:font-weight-asian="normal" style:font-size-complex="12pt" style:font-style-complex="normal" style:font-weight-complex="normal"/>
    </style:style>
    <style:style style:name="T99" style:family="text">
      <style:text-properties style:font-name="Times New Roman" fo:font-size="12pt" fo:font-style="normal" style:text-underline-style="none" fo:font-weight="normal" officeooo:rsid="00709110" style:font-size-asian="10.5pt" style:font-style-asian="normal" style:font-weight-asian="normal" style:font-size-complex="12pt" style:font-style-complex="normal" style:font-weight-complex="normal"/>
    </style:style>
    <style:style style:name="T100" style:family="text">
      <style:text-properties style:font-name="Times New Roman" fo:font-size="12pt" fo:font-style="normal" style:text-underline-style="none" fo:font-weight="normal" officeooo:rsid="007127d5" style:font-size-asian="10.5pt" style:font-style-asian="normal" style:font-weight-asian="normal" style:font-size-complex="12pt" style:font-style-complex="normal" style:font-weight-complex="normal"/>
    </style:style>
    <style:style style:name="T101" style:family="text">
      <style:text-properties style:font-name="Times New Roman" fo:font-size="12pt" fo:font-style="normal" style:text-underline-style="none" fo:font-weight="normal" officeooo:rsid="00713438" style:font-size-asian="10.5pt" style:font-style-asian="normal" style:font-weight-asian="normal" style:font-size-complex="12pt" style:font-style-complex="normal" style:font-weight-complex="normal"/>
    </style:style>
    <style:style style:name="T102" style:family="text">
      <style:text-properties style:font-name="Times New Roman" fo:font-size="12pt" fo:font-style="normal" style:text-underline-style="none" fo:font-weight="normal" officeooo:rsid="00734985" style:font-size-asian="10.5pt" style:font-style-asian="normal" style:font-weight-asian="normal" style:font-size-complex="12pt" style:font-style-complex="normal" style:font-weight-complex="normal"/>
    </style:style>
    <style:style style:name="T103" style:family="text">
      <style:text-properties style:font-name="Times New Roman" fo:font-size="12pt" fo:font-style="normal" style:text-underline-style="none" fo:font-weight="normal" officeooo:rsid="007527ae" style:font-size-asian="10.5pt" style:font-style-asian="normal" style:font-weight-asian="normal" style:font-size-complex="12pt" style:font-style-complex="normal" style:font-weight-complex="normal"/>
    </style:style>
    <style:style style:name="T104" style:family="text">
      <style:text-properties style:font-name="Times New Roman" fo:font-size="12pt" fo:font-style="normal" style:text-underline-style="none" fo:font-weight="normal" officeooo:rsid="00760bb5" style:font-size-asian="10.5pt" style:font-style-asian="normal" style:font-weight-asian="normal" style:font-size-complex="12pt" style:font-style-complex="normal" style:font-weight-complex="normal"/>
    </style:style>
    <style:style style:name="T105" style:family="text">
      <style:text-properties style:font-name="Times New Roman" fo:font-size="12pt" fo:font-style="normal" style:text-underline-style="none" fo:font-weight="normal" officeooo:rsid="007bcd40" style:font-size-asian="10.5pt" style:font-style-asian="normal" style:font-weight-asian="normal" style:font-size-complex="12pt" style:font-style-complex="normal" style:font-weight-complex="normal"/>
    </style:style>
    <style:style style:name="T106" style:family="text">
      <style:text-properties style:font-name="Times New Roman" fo:font-size="12pt" fo:font-style="normal" style:text-underline-style="none" fo:font-weight="normal" officeooo:rsid="0052af2c" style:font-size-asian="10.5pt" style:font-style-asian="normal" style:font-weight-asian="normal" style:font-size-complex="12pt" style:font-style-complex="normal" style:font-weight-complex="normal"/>
    </style:style>
    <style:style style:name="T107" style:family="text">
      <style:text-properties style:font-name="Times New Roman" fo:font-size="12pt" fo:font-style="normal" style:text-underline-style="none" fo:font-weight="normal" officeooo:rsid="007d71d4" style:font-size-asian="10.5pt" style:font-style-asian="normal" style:font-weight-asian="normal" style:font-size-complex="12pt" style:font-style-complex="normal" style:font-weight-complex="normal"/>
    </style:style>
    <style:style style:name="T108" style:family="text">
      <style:text-properties style:font-name="Times New Roman" fo:font-size="12pt" fo:font-style="normal" style:text-underline-style="none" fo:font-weight="normal" officeooo:rsid="005281c6" style:font-size-asian="10.5pt" style:font-style-asian="normal" style:font-weight-asian="normal" style:font-size-complex="12pt" style:font-style-complex="normal" style:font-weight-complex="normal"/>
    </style:style>
    <style:style style:name="T109" style:family="text">
      <style:text-properties style:font-name="Times New Roman" fo:font-size="12pt" fo:font-style="normal" style:text-underline-style="none" fo:font-weight="normal" officeooo:rsid="004a5968" style:font-size-asian="10.5pt" style:font-style-asian="normal" style:font-weight-asian="normal" style:font-size-complex="12pt" style:font-style-complex="normal" style:font-weight-complex="normal"/>
    </style:style>
    <style:style style:name="T110" style:family="text">
      <style:text-properties style:font-name="Times New Roman" fo:font-size="12pt" fo:font-style="normal" style:text-underline-style="none" fo:font-weight="normal" officeooo:rsid="007eb30d" style:font-size-asian="10.5pt" style:font-style-asian="normal" style:font-weight-asian="normal" style:font-size-complex="12pt" style:font-style-complex="normal" style:font-weight-complex="normal"/>
    </style:style>
    <style:style style:name="T111" style:family="text">
      <style:text-properties style:font-name="Times New Roman" fo:font-size="12pt" fo:font-style="normal" style:text-underline-style="none" fo:font-weight="normal" officeooo:rsid="00800e78" style:font-size-asian="10.5pt" style:font-style-asian="normal" style:font-weight-asian="normal" style:font-size-complex="12pt" style:font-style-complex="normal" style:font-weight-complex="normal"/>
    </style:style>
    <style:style style:name="T112" style:family="text">
      <style:text-properties style:font-name="Times New Roman" fo:font-size="12pt" fo:font-style="normal" style:text-underline-style="none" fo:font-weight="normal" officeooo:rsid="00816190" style:font-size-asian="10.5pt" style:font-style-asian="normal" style:font-weight-asian="normal" style:font-size-complex="12pt" style:font-style-complex="normal" style:font-weight-complex="normal"/>
    </style:style>
    <style:style style:name="T113" style:family="text">
      <style:text-properties style:font-name="Times New Roman" fo:font-size="12pt" fo:font-style="normal" style:text-underline-style="none" fo:font-weight="normal" officeooo:rsid="0083193b" style:font-size-asian="10.5pt" style:font-style-asian="normal" style:font-weight-asian="normal" style:font-size-complex="12pt" style:font-style-complex="normal" style:font-weight-complex="normal"/>
    </style:style>
    <style:style style:name="T114" style:family="text">
      <style:text-properties style:font-name="Times New Roman" fo:font-size="12pt" fo:font-style="normal" style:text-underline-style="none" fo:font-weight="normal" officeooo:rsid="00862a55" style:font-size-asian="10.5pt" style:font-style-asian="normal" style:font-weight-asian="normal" style:font-size-complex="12pt" style:font-style-complex="normal" style:font-weight-complex="normal"/>
    </style:style>
    <style:style style:name="T115" style:family="text">
      <style:text-properties style:font-name="Times New Roman" fo:font-size="12pt" fo:font-style="italic" fo:font-weight="normal" officeooo:rsid="005fc99d" style:font-size-asian="10.5pt" style:font-style-asian="italic" style:font-weight-asian="normal" style:font-size-complex="12pt" style:font-style-complex="italic" style:font-weight-complex="normal"/>
    </style:style>
    <style:style style:name="T116" style:family="text">
      <style:text-properties style:font-name="Times New Roman" fo:font-size="12pt" fo:font-style="italic" fo:font-weight="normal" officeooo:rsid="00617ffc" style:font-size-asian="10.5pt" style:font-style-asian="italic" style:font-weight-asian="normal" style:font-size-complex="12pt" style:font-style-complex="italic" style:font-weight-complex="normal"/>
    </style:style>
    <style:style style:name="T117" style:family="text">
      <style:text-properties style:font-name="Times New Roman" fo:font-size="12pt" style:text-underline-style="none" fo:font-weight="normal" officeooo:rsid="00699468" style:font-size-asian="10.5pt" style:font-weight-asian="normal" style:font-size-complex="12pt" style:font-weight-complex="normal"/>
    </style:style>
    <style:style style:name="T118" style:family="text">
      <style:text-properties style:font-name="Times New Roman" fo:font-size="12pt" style:text-underline-style="none" officeooo:rsid="002c3fec" style:font-size-asian="10.5pt" style:font-size-complex="12pt"/>
    </style:style>
    <style:style style:name="T119" style:family="text">
      <style:text-properties style:font-name="Times New Roman" fo:font-size="12pt" style:text-underline-style="none" officeooo:rsid="004a1881" style:font-size-asian="10.5pt" style:font-size-complex="12pt"/>
    </style:style>
    <style:style style:name="T120" style:family="text">
      <style:text-properties style:font-name="Times New Roman" officeooo:rsid="00270956"/>
    </style:style>
    <style:style style:name="T121" style:family="text">
      <style:text-properties style:font-name="Times New Roman" officeooo:rsid="0027cede"/>
    </style:style>
    <style:style style:name="T122" style:family="text">
      <style:text-properties style:font-name="Times New Roman" officeooo:rsid="005556c9"/>
    </style:style>
    <style:style style:name="T123" style:family="text">
      <style:text-properties style:font-name="Times New Roman" officeooo:rsid="005fc99d"/>
    </style:style>
    <style:style style:name="T124" style:family="text">
      <style:text-properties style:font-name="Times New Roman" officeooo:rsid="00664c51"/>
    </style:style>
    <style:style style:name="T125" style:family="text">
      <style:text-properties style:font-name="Times New Roman" officeooo:rsid="00699468"/>
    </style:style>
    <style:style style:name="T126" style:family="text">
      <style:text-properties style:font-name="Times New Roman" officeooo:rsid="006af8b8"/>
    </style:style>
    <style:style style:name="T127" style:family="text">
      <style:text-properties style:font-name="Times New Roman" officeooo:rsid="006b0e27"/>
    </style:style>
    <style:style style:name="T128" style:family="text">
      <style:text-properties style:font-name="Times New Roman" style:text-underline-style="none"/>
    </style:style>
    <style:style style:name="T129" style:family="text">
      <style:text-properties style:font-name="Times New Roman" style:text-underline-style="none" officeooo:rsid="00270956"/>
    </style:style>
    <style:style style:name="T130" style:family="text">
      <style:text-properties style:font-name="Times New Roman" style:text-underline-style="none" officeooo:rsid="0027cede"/>
    </style:style>
    <style:style style:name="T131" style:family="text">
      <style:text-properties style:font-name="Times New Roman" style:text-underline-style="none" officeooo:rsid="006d057c"/>
    </style:style>
    <style:style style:name="T132" style:family="text">
      <style:text-properties style:font-name="Times New Roman" style:text-underline-style="none" officeooo:rsid="002c3fec"/>
    </style:style>
    <style:style style:name="T133" style:family="text">
      <style:text-properties style:font-name="Times New Roman" style:text-underline-style="none" officeooo:rsid="004a1881"/>
    </style:style>
    <style:style style:name="T134" style:family="text">
      <style:text-properties style:font-name="Times New Roman" fo:font-style="normal" style:font-style-asian="normal" style:font-style-complex="normal"/>
    </style:style>
    <style:style style:name="T135" style:family="text">
      <style:text-properties style:font-name="Times New Roman" fo:font-style="normal" officeooo:rsid="00709110" style:font-style-asian="normal" style:font-style-complex="normal"/>
    </style:style>
    <style:style style:name="T136" style:family="text">
      <style:text-properties style:font-name="Times New Roman" fo:font-style="normal" officeooo:rsid="00699468" style:font-style-asian="normal" style:font-style-complex="normal"/>
    </style:style>
    <style:style style:name="T137" style:family="text">
      <style:text-properties style:font-name="Times New Roman" fo:font-style="normal" officeooo:rsid="00270956" style:font-style-asian="normal" style:font-style-complex="normal"/>
    </style:style>
    <style:style style:name="T138" style:family="text">
      <style:text-properties style:font-name="Times New Roman" fo:font-style="normal" officeooo:rsid="0027cede" style:font-style-asian="normal" style:font-style-complex="normal"/>
    </style:style>
    <style:style style:name="T139" style:family="text">
      <style:text-properties style:font-name="Times New Roman" fo:font-style="normal" officeooo:rsid="00713438" style:font-style-asian="normal" style:font-style-complex="normal"/>
    </style:style>
    <style:style style:name="T140" style:family="text">
      <style:text-properties style:font-name="Times New Roman" fo:font-style="normal" officeooo:rsid="0071d395" style:font-style-asian="normal" style:font-style-complex="normal"/>
    </style:style>
    <style:style style:name="T141" style:family="text">
      <style:text-properties style:font-name="Times New Roman" officeooo:rsid="0071d395"/>
    </style:style>
    <style:style style:name="T142" style:family="text">
      <style:text-properties style:font-name="Times New Roman" officeooo:rsid="00734985"/>
    </style:style>
    <style:style style:name="T143" style:family="text">
      <style:text-properties style:font-name="Times New Roman" officeooo:rsid="002c3fec"/>
    </style:style>
    <style:style style:name="T144" style:family="text">
      <style:text-properties style:font-name="Times New Roman" officeooo:rsid="004a1881"/>
    </style:style>
    <style:style style:name="T145" style:family="text">
      <style:text-properties style:font-name="Times New Roman" officeooo:rsid="0077d6d0"/>
    </style:style>
    <style:style style:name="T146" style:family="text">
      <style:text-properties style:font-name="Times New Roman" officeooo:rsid="0027af33"/>
    </style:style>
    <style:style style:name="T147" style:family="text">
      <style:text-properties style:font-name="Times New Roman" officeooo:rsid="005281c6"/>
    </style:style>
    <style:style style:name="T148" style:family="text">
      <style:text-properties style:font-name="Times New Roman" officeooo:rsid="007bcd40"/>
    </style:style>
    <style:style style:name="T149" style:family="text">
      <style:text-properties style:font-name="Times New Roman" officeooo:rsid="002a7676"/>
    </style:style>
    <style:style style:name="T150" style:family="text">
      <style:text-properties style:font-name="Times New Roman" officeooo:rsid="00800e78"/>
    </style:style>
    <style:style style:name="T151" style:family="text">
      <style:text-properties style:font-name="Times New Roman" officeooo:rsid="003dbd68"/>
    </style:style>
    <style:style style:name="T152" style:family="text">
      <style:text-properties style:font-name="Times New Roman" officeooo:rsid="00816190"/>
    </style:style>
    <style:style style:name="T153" style:family="text">
      <style:text-properties officeooo:rsid="00242fa0"/>
    </style:style>
    <style:style style:name="T154" style:family="text">
      <style:text-properties officeooo:rsid="00270956"/>
    </style:style>
    <style:style style:name="T155" style:family="text">
      <style:text-properties officeooo:rsid="0027cede"/>
    </style:style>
    <style:style style:name="T156" style:family="text">
      <style:text-properties style:font-name="Arial"/>
    </style:style>
    <style:style style:name="T157" style:family="text">
      <style:text-properties style:font-name="Arial" fo:font-size="12pt" fo:font-weight="normal" officeooo:rsid="00242fa0" style:font-size-asian="10.5pt" style:font-weight-asian="normal" style:font-size-complex="12pt" style:font-weight-complex="normal"/>
    </style:style>
    <style:style style:name="T158" style:family="text">
      <style:text-properties style:font-name="Arial" fo:font-size="12pt" fo:font-weight="normal" officeooo:rsid="008a2e83" style:font-size-asian="12pt" style:font-weight-asian="normal" style:font-size-complex="12pt" style:font-weight-complex="normal"/>
    </style:style>
    <style:style style:name="T159" style:family="text">
      <style:text-properties style:font-name="Arial" fo:font-size="12pt" fo:font-weight="normal" officeooo:rsid="008b7b3c" style:font-size-asian="12pt" style:font-weight-asian="normal" style:font-size-complex="12pt" style:font-weight-complex="normal"/>
    </style:style>
    <style:style style:name="T160" style:family="text">
      <style:text-properties style:font-name="Arial" fo:font-size="12pt" fo:font-style="italic" fo:font-weight="bold" style:font-size-asian="10.5pt" style:font-style-asian="italic" style:font-weight-asian="bold" style:font-size-complex="12pt" style:font-style-complex="italic" style:font-weight-complex="bold"/>
    </style:style>
    <style:style style:name="T161" style:family="text">
      <style:text-properties style:font-name="Arial" fo:font-size="12pt" fo:font-style="italic" fo:font-weight="bold" officeooo:rsid="002a7676" style:font-size-asian="10.5pt" style:font-style-asian="italic" style:font-weight-asian="bold" style:font-size-complex="12pt" style:font-style-complex="italic" style:font-weight-complex="bold"/>
    </style:style>
    <style:style style:name="T162" style:family="text">
      <style:text-properties style:font-name="Arial" fo:font-size="12pt" fo:font-style="italic" fo:font-weight="bold" officeooo:rsid="0027cede" style:font-size-asian="10.5pt" style:font-style-asian="italic" style:font-weight-asian="bold" style:font-size-complex="12pt" style:font-style-complex="italic" style:font-weight-complex="bold"/>
    </style:style>
    <style:style style:name="T163" style:family="text">
      <style:text-properties style:font-name="Arial" fo:font-size="12pt" fo:font-style="italic" fo:font-weight="bold" officeooo:rsid="00242fa0" style:font-size-asian="10.5pt" style:font-style-asian="italic" style:font-weight-asian="bold" style:font-size-complex="12pt" style:font-style-complex="italic" style:font-weight-complex="bold"/>
    </style:style>
    <style:style style:name="T164" style:family="text">
      <style:text-properties style:font-name="Arial" fo:font-size="12pt" fo:font-style="italic" fo:font-weight="bold" officeooo:rsid="002c3fec" style:font-size-asian="10.5pt" style:font-style-asian="italic" style:font-weight-asian="bold" style:font-size-complex="12pt" style:font-style-complex="italic" style:font-weight-complex="bold"/>
    </style:style>
    <style:style style:name="T165" style:family="text">
      <style:text-properties style:font-name="Arial" fo:font-size="12pt" fo:font-style="italic" fo:font-weight="bold" officeooo:rsid="002f5bd6" style:font-size-asian="10.5pt" style:font-style-asian="italic" style:font-weight-asian="bold" style:font-size-complex="12pt" style:font-style-complex="italic" style:font-weight-complex="bold"/>
    </style:style>
    <style:style style:name="T166" style:family="text">
      <style:text-properties style:font-name="Arial" fo:font-size="12pt" fo:font-style="italic" fo:font-weight="bold" officeooo:rsid="00389ed7" style:font-size-asian="10.5pt" style:font-style-asian="italic" style:font-weight-asian="bold" style:font-size-complex="12pt" style:font-style-complex="italic" style:font-weight-complex="bold"/>
    </style:style>
    <style:style style:name="T167" style:family="text">
      <style:text-properties style:font-name="Arial" fo:font-size="12pt" fo:font-style="italic" fo:font-weight="bold" officeooo:rsid="00394ce4" style:font-size-asian="10.5pt" style:font-style-asian="italic" style:font-weight-asian="bold" style:font-size-complex="12pt" style:font-style-complex="italic" style:font-weight-complex="bold"/>
    </style:style>
    <style:style style:name="T168" style:family="text">
      <style:text-properties style:font-name="Arial" fo:font-size="12pt" fo:font-style="italic" fo:font-weight="bold" officeooo:rsid="00401ca5" style:font-size-asian="10.5pt" style:font-style-asian="italic" style:font-weight-asian="bold" style:font-size-complex="12pt" style:font-style-complex="italic" style:font-weight-complex="bold"/>
    </style:style>
    <style:style style:name="T169" style:family="text">
      <style:text-properties style:font-name="Arial" fo:font-size="12pt" fo:font-style="italic" fo:font-weight="bold" officeooo:rsid="00422ad3" style:font-size-asian="10.5pt" style:font-style-asian="italic" style:font-weight-asian="bold" style:font-size-complex="12pt" style:font-style-complex="italic" style:font-weight-complex="bold"/>
    </style:style>
    <style:style style:name="T170" style:family="text">
      <style:text-properties style:font-name="Arial" fo:font-size="12pt" fo:font-style="italic" fo:font-weight="bold" officeooo:rsid="004a1881" style:font-size-asian="10.5pt" style:font-style-asian="italic" style:font-weight-asian="bold" style:font-size-complex="12pt" style:font-style-complex="italic" style:font-weight-complex="bold"/>
    </style:style>
    <style:style style:name="T171" style:family="text">
      <style:text-properties style:font-name="Arial" fo:font-size="12pt" fo:font-style="italic" fo:font-weight="bold" officeooo:rsid="005556c9" style:font-size-asian="10.5pt" style:font-style-asian="italic" style:font-weight-asian="bold" style:font-size-complex="12pt" style:font-style-complex="italic" style:font-weight-complex="bold"/>
    </style:style>
    <style:style style:name="T172" style:family="text">
      <style:text-properties style:font-name="Arial" fo:font-size="12pt" fo:font-style="italic" fo:font-weight="bold" officeooo:rsid="005a469a" style:font-size-asian="10.5pt" style:font-style-asian="italic" style:font-weight-asian="bold" style:font-size-complex="12pt" style:font-style-complex="italic" style:font-weight-complex="bold"/>
    </style:style>
    <style:style style:name="T173" style:family="text">
      <style:text-properties style:font-name="Arial" fo:font-size="12pt" fo:font-style="italic" fo:font-weight="bold" officeooo:rsid="005ea8cc" style:font-size-asian="10.5pt" style:font-style-asian="italic" style:font-weight-asian="bold" style:font-size-complex="12pt" style:font-style-complex="italic" style:font-weight-complex="bold"/>
    </style:style>
    <style:style style:name="T174" style:family="text">
      <style:text-properties style:font-name="Arial" fo:font-size="12pt" fo:font-style="italic" fo:font-weight="bold" officeooo:rsid="005fc99d" style:font-size-asian="10.5pt" style:font-style-asian="italic" style:font-weight-asian="bold" style:font-size-complex="12pt" style:font-style-complex="italic" style:font-weight-complex="bold"/>
    </style:style>
    <style:style style:name="T175" style:family="text">
      <style:text-properties style:font-name="Arial" fo:font-size="12pt" fo:font-style="italic" fo:font-weight="bold" officeooo:rsid="00617ffc" style:font-size-asian="10.5pt" style:font-style-asian="italic" style:font-weight-asian="bold" style:font-size-complex="12pt" style:font-style-complex="italic" style:font-weight-complex="bold"/>
    </style:style>
    <style:style style:name="T176" style:family="text">
      <style:text-properties style:font-name="Arial" fo:font-size="12pt" fo:font-style="italic" fo:font-weight="bold" officeooo:rsid="0064d45d" style:font-size-asian="10.5pt" style:font-style-asian="italic" style:font-weight-asian="bold" style:font-size-complex="12pt" style:font-style-complex="italic" style:font-weight-complex="bold"/>
    </style:style>
    <style:style style:name="T177" style:family="text">
      <style:text-properties style:font-name="Arial" fo:font-size="12pt" fo:font-style="italic" fo:font-weight="bold" officeooo:rsid="00664c51" style:font-size-asian="10.5pt" style:font-style-asian="italic" style:font-weight-asian="bold" style:font-size-complex="12pt" style:font-style-complex="italic" style:font-weight-complex="bold"/>
    </style:style>
    <style:style style:name="T178" style:family="text">
      <style:text-properties style:font-name="Arial" fo:font-size="12pt" fo:font-style="italic" fo:font-weight="bold" officeooo:rsid="00699468" style:font-size-asian="10.5pt" style:font-style-asian="italic" style:font-weight-asian="bold" style:font-size-complex="12pt" style:font-style-complex="italic" style:font-weight-complex="bold"/>
    </style:style>
    <style:style style:name="T179" style:family="text">
      <style:text-properties style:font-name="Arial" fo:font-size="12pt" fo:font-style="italic" fo:font-weight="bold" officeooo:rsid="008b7b3c" style:font-size-asian="10.5pt" style:font-style-asian="italic" style:font-weight-asian="bold" style:font-size-complex="12pt" style:font-style-complex="italic" style:font-weight-complex="bold"/>
    </style:style>
    <style:style style:name="T180" style:family="text">
      <style:text-properties style:font-name="Arial" fo:font-size="12pt" fo:font-style="italic" fo:font-weight="bold" officeooo:rsid="006d057c" style:font-size-asian="10.5pt" style:font-style-asian="italic" style:font-weight-asian="bold" style:font-size-complex="12pt" style:font-style-complex="italic" style:font-weight-complex="bold"/>
    </style:style>
    <style:style style:name="T181" style:family="text">
      <style:text-properties style:font-name="Arial" fo:font-size="12pt" fo:font-style="italic" fo:font-weight="bold" officeooo:rsid="00911a6d" style:font-size-asian="10.5pt" style:font-style-asian="italic" style:font-weight-asian="bold" style:font-size-complex="12pt" style:font-style-complex="italic" style:font-weight-complex="bold"/>
    </style:style>
    <style:style style:name="T182" style:family="text">
      <style:text-properties style:font-name="Arial" fo:font-size="12pt" fo:font-style="italic" style:text-underline-style="none" fo:font-weight="bold" officeooo:rsid="006d057c" style:font-size-asian="10.5pt" style:font-style-asian="italic" style:font-weight-asian="bold" style:font-size-complex="12pt" style:font-style-complex="italic" style:font-weight-complex="bold"/>
    </style:style>
    <style:style style:name="T183" style:family="text">
      <style:text-properties style:font-name="Arial" fo:font-size="12pt" fo:font-style="italic" style:text-underline-style="none" fo:font-weight="bold" officeooo:rsid="00422ad3" style:font-size-asian="10.5pt" style:font-style-asian="italic" style:font-weight-asian="bold" style:font-size-complex="12pt" style:font-style-complex="italic" style:font-weight-complex="bold"/>
    </style:style>
    <style:style style:name="T184" style:family="text">
      <style:text-properties style:font-name="Arial" fo:font-size="12pt" fo:font-style="italic" style:text-underline-style="none" fo:font-weight="bold" officeooo:rsid="0071d395" style:font-size-asian="10.5pt" style:font-style-asian="italic" style:font-weight-asian="bold" style:font-size-complex="12pt" style:font-style-complex="italic" style:font-weight-complex="bold"/>
    </style:style>
    <style:style style:name="T185" style:family="text">
      <style:text-properties style:font-name="Arial" fo:font-size="12pt" fo:font-style="italic" style:text-underline-style="none" fo:font-weight="normal" officeooo:rsid="0071d395" style:font-size-asian="10.5pt" style:font-style-asian="italic" style:font-weight-asian="normal" style:font-size-complex="12pt" style:font-style-complex="italic" style:font-weight-complex="normal"/>
    </style:style>
    <style:style style:name="T186" style:family="text">
      <style:text-properties style:font-name="Arial" fo:font-size="12pt" fo:font-style="italic" fo:font-weight="normal" officeooo:rsid="008b7b3c" style:font-size-asian="10.5pt" style:font-style-asian="italic" style:font-weight-asian="normal" style:font-size-complex="12pt" style:font-style-complex="italic" style:font-weight-complex="normal"/>
    </style:style>
    <style:style style:name="T187" style:family="text">
      <style:text-properties style:font-name="Arial" fo:font-size="12pt" fo:font-style="italic" fo:font-weight="normal" officeooo:rsid="006d057c" style:font-size-asian="10.5pt" style:font-style-asian="italic" style:font-weight-asian="normal" style:font-size-complex="12pt" style:font-style-complex="italic" style:font-weight-complex="normal"/>
    </style:style>
    <style:style style:name="T188"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189" style:family="text">
      <style:text-properties style:font-name="Arial" fo:font-size="12pt" fo:font-style="normal" fo:font-weight="normal" officeooo:rsid="002a7676" style:font-size-asian="10.5pt" style:font-style-asian="normal" style:font-weight-asian="normal" style:font-size-complex="12pt" style:font-style-complex="normal" style:font-weight-complex="normal"/>
    </style:style>
    <style:style style:name="T190" style:family="text">
      <style:text-properties style:font-name="Arial" fo:font-size="12pt" fo:font-style="normal" fo:font-weight="normal" officeooo:rsid="002c3fec" style:font-size-asian="10.5pt" style:font-style-asian="normal" style:font-weight-asian="normal" style:font-size-complex="12pt" style:font-style-complex="normal" style:font-weight-complex="normal"/>
    </style:style>
    <style:style style:name="T191" style:family="text">
      <style:text-properties style:font-name="Arial" fo:font-size="12pt" fo:font-style="normal" fo:font-weight="normal" officeooo:rsid="002dfbdd" style:font-size-asian="10.5pt" style:font-style-asian="normal" style:font-weight-asian="normal" style:font-size-complex="12pt" style:font-style-complex="normal" style:font-weight-complex="normal"/>
    </style:style>
    <style:style style:name="T192" style:family="text">
      <style:text-properties style:font-name="Arial" fo:font-size="12pt" fo:font-style="normal" fo:font-weight="normal" officeooo:rsid="002f5bd6" style:font-size-asian="10.5pt" style:font-style-asian="normal" style:font-weight-asian="normal" style:font-size-complex="12pt" style:font-style-complex="normal" style:font-weight-complex="normal"/>
    </style:style>
    <style:style style:name="T193" style:family="text">
      <style:text-properties style:font-name="Arial" fo:font-size="12pt" fo:font-style="normal" fo:font-weight="normal" officeooo:rsid="00341406" style:font-size-asian="10.5pt" style:font-style-asian="normal" style:font-weight-asian="normal" style:font-size-complex="12pt" style:font-style-complex="normal" style:font-weight-complex="normal"/>
    </style:style>
    <style:style style:name="T194" style:family="text">
      <style:text-properties style:font-name="Arial" fo:font-size="12pt" fo:font-style="normal" fo:font-weight="normal" officeooo:rsid="003879cd" style:font-size-asian="10.5pt" style:font-style-asian="normal" style:font-weight-asian="normal" style:font-size-complex="12pt" style:font-style-complex="normal" style:font-weight-complex="normal"/>
    </style:style>
    <style:style style:name="T195" style:family="text">
      <style:text-properties style:font-name="Arial" fo:font-size="12pt" fo:font-style="normal" fo:font-weight="normal" officeooo:rsid="003dbd68" style:font-size-asian="10.5pt" style:font-style-asian="normal" style:font-weight-asian="normal" style:font-size-complex="12pt" style:font-style-complex="normal" style:font-weight-complex="normal"/>
    </style:style>
    <style:style style:name="T196" style:family="text">
      <style:text-properties style:font-name="Arial" fo:font-size="12pt" fo:font-style="normal" fo:font-weight="normal" officeooo:rsid="003f632a" style:font-size-asian="10.5pt" style:font-style-asian="normal" style:font-weight-asian="normal" style:font-size-complex="12pt" style:font-style-complex="normal" style:font-weight-complex="normal"/>
    </style:style>
    <style:style style:name="T197" style:family="text">
      <style:text-properties style:font-name="Arial" fo:font-size="12pt" fo:font-style="normal" fo:font-weight="normal" officeooo:rsid="00401ca5" style:font-size-asian="10.5pt" style:font-style-asian="normal" style:font-weight-asian="normal" style:font-size-complex="12pt" style:font-style-complex="normal" style:font-weight-complex="normal"/>
    </style:style>
    <style:style style:name="T198" style:family="text">
      <style:text-properties style:font-name="Arial" fo:font-size="12pt" fo:font-style="normal" fo:font-weight="normal" officeooo:rsid="00405d59" style:font-size-asian="10.5pt" style:font-style-asian="normal" style:font-weight-asian="normal" style:font-size-complex="12pt" style:font-style-complex="normal" style:font-weight-complex="normal"/>
    </style:style>
    <style:style style:name="T199" style:family="text">
      <style:text-properties style:font-name="Arial" fo:font-size="12pt" fo:font-style="normal" fo:font-weight="normal" officeooo:rsid="00416c23" style:font-size-asian="10.5pt" style:font-style-asian="normal" style:font-weight-asian="normal" style:font-size-complex="12pt" style:font-style-complex="normal" style:font-weight-complex="normal"/>
    </style:style>
    <style:style style:name="T200" style:family="text">
      <style:text-properties style:font-name="Arial" fo:font-size="12pt" fo:font-style="normal" fo:font-weight="normal" officeooo:rsid="00422ad3" style:font-size-asian="10.5pt" style:font-style-asian="normal" style:font-weight-asian="normal" style:font-size-complex="12pt" style:font-style-complex="normal" style:font-weight-complex="normal"/>
    </style:style>
    <style:style style:name="T201" style:family="text">
      <style:text-properties style:font-name="Arial" fo:font-size="12pt" fo:font-style="normal" fo:font-weight="normal" officeooo:rsid="005556c9" style:font-size-asian="10.5pt" style:font-style-asian="normal" style:font-weight-asian="normal" style:font-size-complex="12pt" style:font-style-complex="normal" style:font-weight-complex="normal"/>
    </style:style>
    <style:style style:name="T202" style:family="text">
      <style:text-properties style:font-name="Arial" fo:font-size="12pt" fo:font-style="normal" fo:font-weight="normal" officeooo:rsid="005fc99d" style:font-size-asian="10.5pt" style:font-style-asian="normal" style:font-weight-asian="normal" style:font-size-complex="12pt" style:font-style-complex="normal" style:font-weight-complex="normal"/>
    </style:style>
    <style:style style:name="T203" style:family="text">
      <style:text-properties style:font-name="Arial" fo:font-size="12pt" fo:font-style="normal" fo:font-weight="normal" officeooo:rsid="006941b5" style:font-size-asian="10.5pt" style:font-style-asian="normal" style:font-weight-asian="normal" style:font-size-complex="12pt" style:font-style-complex="normal" style:font-weight-complex="normal"/>
    </style:style>
    <style:style style:name="T204" style:family="text">
      <style:text-properties style:font-name="Arial" fo:font-size="12pt" fo:font-style="normal" fo:font-weight="normal" officeooo:rsid="00699468" style:font-size-asian="10.5pt" style:font-style-asian="normal" style:font-weight-asian="normal" style:font-size-complex="12pt" style:font-style-complex="normal" style:font-weight-complex="normal"/>
    </style:style>
    <style:style style:name="T205" style:family="text">
      <style:text-properties style:font-name="Arial" fo:font-size="12pt" fo:font-style="normal" fo:font-weight="normal" officeooo:rsid="00617ffc" style:font-size-asian="10.5pt" style:font-style-asian="normal" style:font-weight-asian="normal" style:font-size-complex="12pt" style:font-style-complex="normal" style:font-weight-complex="normal"/>
    </style:style>
    <style:style style:name="T206" style:family="text">
      <style:text-properties style:font-name="Arial" fo:font-size="12pt" fo:font-style="normal" fo:font-weight="normal" officeooo:rsid="0064d45d" style:font-size-asian="10.5pt" style:font-style-asian="normal" style:font-weight-asian="normal" style:font-size-complex="12pt" style:font-style-complex="normal" style:font-weight-complex="normal"/>
    </style:style>
    <style:style style:name="T207" style:family="text">
      <style:text-properties style:font-name="Arial" fo:font-size="12pt" fo:font-style="normal" fo:font-weight="normal" officeooo:rsid="008b7b3c" style:font-size-asian="10.5pt" style:font-style-asian="normal" style:font-weight-asian="normal" style:font-size-complex="12pt" style:font-style-complex="normal" style:font-weight-complex="normal"/>
    </style:style>
    <style:style style:name="T208" style:family="text">
      <style:text-properties style:font-name="Arial" fo:font-size="12pt" fo:font-style="normal" fo:font-weight="normal" officeooo:rsid="006d057c" style:font-size-asian="10.5pt" style:font-style-asian="normal" style:font-weight-asian="normal" style:font-size-complex="12pt" style:font-style-complex="normal" style:font-weight-complex="normal"/>
    </style:style>
    <style:style style:name="T209" style:family="text">
      <style:text-properties style:font-name="Arial" fo:font-size="12pt" fo:font-style="normal" fo:font-weight="normal" officeooo:rsid="008d4e5d" style:font-size-asian="10.5pt" style:font-style-asian="normal" style:font-weight-asian="normal" style:font-size-complex="12pt" style:font-style-complex="normal" style:font-weight-complex="normal"/>
    </style:style>
    <style:style style:name="T210" style:family="text">
      <style:text-properties style:font-name="Arial" fo:font-size="12pt" fo:font-style="normal" fo:font-weight="normal" officeooo:rsid="00911a6d" style:font-size-asian="10.5pt" style:font-style-asian="normal" style:font-weight-asian="normal" style:font-size-complex="12pt" style:font-style-complex="normal" style:font-weight-complex="normal"/>
    </style:style>
    <style:style style:name="T211" style:family="text">
      <style:text-properties style:font-name="Arial" fo:font-size="12pt" fo:font-style="normal" style:font-size-asian="10.5pt" style:font-style-asian="normal" style:font-size-complex="12pt" style:font-style-complex="normal"/>
    </style:style>
    <style:style style:name="T212" style:family="text">
      <style:text-properties style:font-name="Arial" fo:font-size="12pt" fo:font-style="normal" officeooo:rsid="002f5bd6" style:font-size-asian="10.5pt" style:font-style-asian="normal" style:font-size-complex="12pt" style:font-style-complex="normal"/>
    </style:style>
    <style:style style:name="T213" style:family="text">
      <style:text-properties style:font-name="Arial" fo:font-size="12pt" fo:font-style="normal" fo:font-weight="bold" officeooo:rsid="006d057c" style:font-size-asian="10.5pt" style:font-style-asian="normal" style:font-weight-asian="bold" style:font-size-complex="12pt" style:font-style-complex="normal" style:font-weight-complex="bold"/>
    </style:style>
    <style:style style:name="T214" style:family="text">
      <style:text-properties style:font-name="Arial" fo:font-size="12pt" fo:font-style="normal" style:text-underline-style="none" fo:font-weight="normal" officeooo:rsid="0071d395" style:font-size-asian="10.5pt" style:font-style-asian="normal" style:font-weight-asian="normal" style:font-size-complex="12pt" style:font-style-complex="normal" style:font-weight-complex="normal"/>
    </style:style>
    <style:style style:name="T215" style:family="text">
      <style:text-properties style:font-name="Arial" fo:font-size="12pt" style:font-size-asian="10.5pt" style:font-size-complex="12pt"/>
    </style:style>
    <style:style style:name="T216" style:family="text">
      <style:text-properties style:font-name="Arial" fo:font-size="12pt" officeooo:rsid="002a7676" style:font-size-asian="10.5pt" style:font-size-complex="12pt"/>
    </style:style>
    <style:style style:name="T217" style:family="text">
      <style:text-properties style:font-name="Arial" fo:font-size="12pt" officeooo:rsid="00416c23" style:font-size-asian="10.5pt" style:font-size-complex="12pt"/>
    </style:style>
    <style:style style:name="T218" style:family="text">
      <style:text-properties style:font-name="Arial" fo:font-size="12pt" officeooo:rsid="00422ad3" style:font-size-asian="10.5pt" style:font-size-complex="12pt"/>
    </style:style>
    <style:style style:name="T219" style:family="text">
      <style:text-properties style:font-name="Arial" fo:font-size="12pt" style:text-underline-style="none" style:font-size-asian="10.5pt" style:font-size-complex="12pt"/>
    </style:style>
    <style:style style:name="T220" style:family="text">
      <style:text-properties style:font-name="Arial" fo:font-size="12pt" style:text-underline-style="none" officeooo:rsid="006d057c" style:font-size-asian="10.5pt" style:font-size-complex="12pt"/>
    </style:style>
    <style:style style:name="T221" style:family="text">
      <style:text-properties style:font-name="Arial" fo:font-size="16pt" fo:font-style="normal" fo:font-weight="bold" officeooo:rsid="00405d59" style:font-size-asian="16pt" style:font-style-asian="normal" style:font-weight-asian="bold" style:font-size-complex="16pt" style:font-style-complex="normal" style:font-weight-complex="bold"/>
    </style:style>
    <style:style style:name="T222" style:family="text">
      <style:text-properties style:font-name="Arial" fo:font-size="16pt" fo:font-style="normal" fo:font-weight="bold" officeooo:rsid="005fc99d" style:font-size-asian="16pt" style:font-style-asian="normal" style:font-weight-asian="bold" style:font-size-complex="16pt" style:font-style-complex="normal" style:font-weight-complex="bold"/>
    </style:style>
    <style:style style:name="T223" style:family="text">
      <style:text-properties style:font-name="Arial" fo:font-size="16pt" fo:font-style="normal" fo:font-weight="bold" officeooo:rsid="005556c9" style:font-size-asian="16pt" style:font-style-asian="normal" style:font-weight-asian="bold" style:font-size-complex="16pt" style:font-style-complex="normal" style:font-weight-complex="bold"/>
    </style:style>
    <style:style style:name="T224" style:family="text">
      <style:text-properties style:font-name="Arial" fo:font-style="italic" fo:font-weight="bold" officeooo:rsid="002a7676" style:font-style-asian="italic" style:font-weight-asian="bold" style:font-style-complex="italic" style:font-weight-complex="bold"/>
    </style:style>
    <style:style style:name="T225" style:family="text">
      <style:text-properties style:font-name="Arial" fo:font-style="italic" fo:font-weight="bold" officeooo:rsid="005a469a" style:font-style-asian="italic" style:font-weight-asian="bold" style:font-style-complex="italic" style:font-weight-complex="bold"/>
    </style:style>
    <style:style style:name="T226" style:family="text">
      <style:text-properties style:font-name="Arial" fo:font-style="italic" fo:font-weight="bold" officeooo:rsid="00422ad3" style:font-style-asian="italic" style:font-weight-asian="bold" style:font-style-complex="italic" style:font-weight-complex="bold"/>
    </style:style>
    <style:style style:name="T227" style:family="text">
      <style:text-properties style:font-name="Arial" fo:font-style="italic" fo:font-weight="bold" officeooo:rsid="005ea8cc" style:font-style-asian="italic" style:font-weight-asian="bold" style:font-style-complex="italic" style:font-weight-complex="bold"/>
    </style:style>
    <style:style style:name="T228" style:family="text">
      <style:text-properties style:font-name="Arial" fo:font-style="italic" fo:font-weight="bold" officeooo:rsid="00617ffc" style:font-style-asian="italic" style:font-weight-asian="bold" style:font-style-complex="italic" style:font-weight-complex="bold"/>
    </style:style>
    <style:style style:name="T229" style:family="text">
      <style:text-properties style:font-name="Arial" officeooo:rsid="00422ad3"/>
    </style:style>
    <style:style style:name="T230" style:family="text">
      <style:text-properties style:font-name="Arial" fo:font-size="14pt" fo:font-weight="normal" officeooo:rsid="008a2e83" style:font-size-asian="14pt" style:font-weight-asian="normal" style:font-size-complex="14pt" style:font-weight-complex="normal"/>
    </style:style>
    <style:style style:name="T231" style:family="text">
      <style:text-properties style:font-name="Arial" fo:font-size="14pt" fo:font-weight="normal" officeooo:rsid="008b7b3c" style:font-size-asian="14pt" style:font-weight-asian="normal" style:font-size-complex="14pt" style:font-weight-complex="normal"/>
    </style:style>
    <style:style style:name="T232" style:family="text">
      <style:text-properties fo:font-size="18pt" fo:font-weight="bold" officeooo:rsid="0022ed8c" style:font-size-asian="18pt" style:font-weight-asian="bold" style:font-size-complex="18pt" style:font-weight-complex="bold"/>
    </style:style>
    <style:style style:name="T233" style:family="text">
      <style:text-properties fo:font-size="18pt" fo:font-weight="bold" officeooo:rsid="0021ea1a" style:font-size-asian="18pt" style:font-weight-asian="bold" style:font-size-complex="18pt" style:font-weight-complex="bold"/>
    </style:style>
    <style:style style:name="T234" style:family="text">
      <style:text-properties fo:font-size="12pt" fo:font-style="italic" style:font-size-asian="10.5pt" style:font-style-asian="italic" style:font-size-complex="12pt" style:font-style-complex="italic"/>
    </style:style>
    <style:style style:name="T235" style:family="text">
      <style:text-properties fo:font-size="12pt" fo:font-style="italic" officeooo:rsid="002a7676" style:font-size-asian="10.5pt" style:font-style-asian="italic" style:font-size-complex="12pt" style:font-style-complex="italic"/>
    </style:style>
    <style:style style:name="T236" style:family="text">
      <style:text-properties fo:font-size="12pt" fo:font-style="italic" officeooo:rsid="0027cede" style:font-size-asian="10.5pt" style:font-style-asian="italic" style:font-size-complex="12pt" style:font-style-complex="italic"/>
    </style:style>
    <style:style style:name="T237" style:family="text">
      <style:text-properties fo:font-size="12pt" fo:font-style="italic" officeooo:rsid="00242fa0" style:font-size-asian="10.5pt" style:font-style-asian="italic" style:font-size-complex="12pt" style:font-style-complex="italic"/>
    </style:style>
    <style:style style:name="T238" style:family="text">
      <style:text-properties fo:font-size="12pt" fo:font-style="italic" officeooo:rsid="002c3fec" style:font-size-asian="10.5pt" style:font-style-asian="italic" style:font-size-complex="12pt" style:font-style-complex="italic"/>
    </style:style>
    <style:style style:name="T239" style:family="text">
      <style:text-properties fo:font-size="12pt" fo:font-style="italic" style:text-underline-style="none" fo:font-weight="bold" officeooo:rsid="006d057c" style:font-size-asian="10.5pt" style:font-style-asian="italic" style:font-weight-asian="bold" style:font-size-complex="12pt" style:font-style-complex="italic" style:font-weight-complex="bold"/>
    </style:style>
    <style:style style:name="T240" style:family="text">
      <style:text-properties fo:font-size="12pt" fo:font-style="italic" style:text-underline-style="none" fo:font-weight="bold" officeooo:rsid="00713438" style:font-size-asian="10.5pt" style:font-style-asian="italic" style:font-weight-asian="bold" style:font-size-complex="12pt" style:font-style-complex="italic" style:font-weight-complex="bold"/>
    </style:style>
    <style:style style:name="T241" style:family="text">
      <style:text-properties fo:font-size="12pt" style:font-size-asian="10.5pt" style:font-size-complex="12pt"/>
    </style:style>
    <style:style style:name="T242" style:family="text">
      <style:text-properties fo:font-size="12pt" officeooo:rsid="002a7676" style:font-size-asian="10.5pt" style:font-size-complex="12pt"/>
    </style:style>
    <style:style style:name="T243" style:family="text">
      <style:text-properties fo:font-size="12pt" officeooo:rsid="005fc99d" style:font-size-asian="10.5pt" style:font-size-complex="12pt"/>
    </style:style>
    <style:style style:name="T244" style:family="text">
      <style:text-properties fo:font-size="12pt" officeooo:rsid="0027af33" style:font-size-asian="10.5pt" style:font-size-complex="12pt"/>
    </style:style>
    <style:style style:name="T245" style:family="text">
      <style:text-properties fo:font-size="12pt" fo:font-weight="normal" style:font-size-asian="10.5pt" style:font-weight-asian="normal" style:font-size-complex="12pt" style:font-weight-complex="normal"/>
    </style:style>
    <style:style style:name="T246" style:family="text">
      <style:text-properties fo:font-size="12pt" fo:font-weight="normal" officeooo:rsid="00699468" style:font-size-asian="10.5pt" style:font-weight-asian="normal" style:font-size-complex="12pt" style:font-weight-complex="normal"/>
    </style:style>
    <style:style style:name="T247" style:family="text">
      <style:text-properties fo:font-size="12pt" fo:font-weight="normal" officeooo:rsid="0069a6bf" style:font-size-asian="10.5pt" style:font-weight-asian="normal" style:font-size-complex="12pt" style:font-weight-complex="normal"/>
    </style:style>
    <style:style style:name="T248" style:family="text">
      <style:text-properties fo:font-size="12pt" fo:font-weight="normal" officeooo:rsid="006af8b8" style:font-size-asian="10.5pt" style:font-weight-asian="normal" style:font-size-complex="12pt" style:font-weight-complex="normal"/>
    </style:style>
    <style:style style:name="T249" style:family="text">
      <style:text-properties fo:font-size="12pt" fo:font-weight="normal" officeooo:rsid="008b7b3c" style:font-size-asian="10.5pt" style:font-weight-asian="normal" style:font-size-complex="12pt" style:font-weight-complex="normal"/>
    </style:style>
    <style:style style:name="T250" style:family="text">
      <style:text-properties fo:font-size="12pt" style:text-underline-style="none" fo:font-weight="normal" style:font-size-asian="10.5pt" style:font-weight-asian="normal" style:font-size-complex="12pt" style:font-weight-complex="normal"/>
    </style:style>
    <style:style style:name="T251" style:family="text">
      <style:text-properties fo:font-size="12pt" style:text-underline-style="none" fo:font-weight="normal" officeooo:rsid="006af8b8" style:font-size-asian="10.5pt" style:font-weight-asian="normal" style:font-size-complex="12pt" style:font-weight-complex="normal"/>
    </style:style>
    <style:style style:name="T252" style:family="text">
      <style:text-properties fo:font-size="12pt" style:text-underline-style="none" fo:font-weight="normal" officeooo:rsid="00734985" style:font-size-asian="10.5pt" style:font-weight-asian="normal" style:font-size-complex="12pt" style:font-weight-complex="normal"/>
    </style:style>
    <style:style style:name="T253" style:family="text">
      <style:text-properties fo:font-size="12pt" style:text-underline-style="none" fo:font-weight="normal" officeooo:rsid="007527ae" style:font-size-asian="10.5pt" style:font-weight-asian="normal" style:font-size-complex="12pt" style:font-weight-complex="normal"/>
    </style:style>
    <style:style style:name="T254" style:family="text">
      <style:text-properties fo:font-size="12pt" style:text-underline-style="none" style:font-size-asian="10.5pt" style:font-size-complex="12pt"/>
    </style:style>
    <style:style style:name="T255" style:family="text">
      <style:text-properties fo:font-size="12pt" style:text-underline-style="none" officeooo:rsid="006d057c" style:font-size-asian="10.5pt" style:font-size-complex="12pt"/>
    </style:style>
    <style:style style:name="T256" style:family="text">
      <style:text-properties fo:font-size="12pt" officeooo:rsid="008a2e83" style:font-size-asian="12pt" style:font-size-complex="12pt"/>
    </style:style>
    <style:style style:name="T257" style:family="text">
      <style:text-properties fo:font-size="12pt" officeooo:rsid="008b7b3c" style:font-size-asian="12pt" style:font-size-complex="12pt"/>
    </style:style>
    <style:style style:name="T258" style:family="text">
      <style:text-properties officeooo:rsid="004a1881"/>
    </style:style>
    <style:style style:name="T259" style:family="text">
      <style:text-properties officeooo:rsid="004a5968"/>
    </style:style>
    <style:style style:name="T260" style:family="text">
      <style:text-properties officeooo:rsid="004c2ffa"/>
    </style:style>
    <style:style style:name="T261" style:family="text">
      <style:text-properties officeooo:rsid="005281c6"/>
    </style:style>
    <style:style style:name="T262" style:family="text">
      <style:text-properties officeooo:rsid="0052af2c"/>
    </style:style>
    <style:style style:name="T263" style:family="text">
      <style:text-properties officeooo:rsid="0052ec10"/>
    </style:style>
    <style:style style:name="T264" style:family="text">
      <style:text-properties officeooo:rsid="00532b31"/>
    </style:style>
    <style:style style:name="T265" style:family="text">
      <style:text-properties officeooo:rsid="005556c9"/>
    </style:style>
    <style:style style:name="T266" style:family="text">
      <style:text-properties officeooo:rsid="0027af33"/>
    </style:style>
    <style:style style:name="T267" style:family="text">
      <style:text-properties fo:font-style="italic" fo:font-weight="bold" style:font-style-asian="italic" style:font-weight-asian="bold" style:font-style-complex="italic" style:font-weight-complex="bold"/>
    </style:style>
    <style:style style:name="T268" style:family="text">
      <style:text-properties fo:font-style="italic" fo:font-weight="bold" officeooo:rsid="002a7676" style:font-style-asian="italic" style:font-weight-asian="bold" style:font-style-complex="italic" style:font-weight-complex="bold"/>
    </style:style>
    <style:style style:name="T269" style:family="text">
      <style:text-properties fo:font-style="italic" fo:font-weight="bold" officeooo:rsid="00422ad3" style:font-style-asian="italic" style:font-weight-asian="bold" style:font-style-complex="italic" style:font-weight-complex="bold"/>
    </style:style>
    <style:style style:name="T270" style:family="text">
      <style:text-properties fo:font-style="italic" fo:font-weight="bold" officeooo:rsid="00617ffc" style:font-style-asian="italic" style:font-weight-asian="bold" style:font-style-complex="italic" style:font-weight-complex="bold"/>
    </style:style>
    <style:style style:name="T271" style:family="text">
      <style:text-properties fo:font-style="italic" fo:font-weight="bold" officeooo:rsid="00664c51" style:font-style-asian="italic" style:font-weight-asian="bold" style:font-style-complex="italic" style:font-weight-complex="bold"/>
    </style:style>
    <style:style style:name="T272" style:family="text">
      <style:text-properties fo:font-style="italic" fo:font-weight="bold" officeooo:rsid="00699468" style:font-style-asian="italic" style:font-weight-asian="bold" style:font-style-complex="italic" style:font-weight-complex="bold"/>
    </style:style>
    <style:style style:name="T273" style:family="text">
      <style:text-properties style:font-name="Arial" fo:font-size="12pt" style:font-size-asian="10.5pt" style:font-size-complex="12pt"/>
    </style:style>
    <style:style style:name="T274" style:family="text">
      <style:text-properties style:font-name="Arial" fo:font-size="12pt" officeooo:rsid="005e741a" style:font-size-asian="10.5pt" style:font-size-complex="12pt"/>
    </style:style>
    <style:style style:name="T275" style:family="text">
      <style:text-properties style:font-name="Arial" fo:font-size="12pt" fo:font-style="normal" fo:font-weight="normal" officeooo:rsid="00685618" style:font-size-asian="10.5pt" style:font-style-asian="normal" style:font-weight-asian="normal" style:font-size-complex="12pt" style:font-style-complex="normal" style:font-weight-complex="normal"/>
    </style:style>
    <style:style style:name="T276" style:family="text">
      <style:text-properties style:font-name="Arial" fo:font-size="12pt" fo:font-style="normal" fo:font-weight="normal" officeooo:rsid="006af8b8" style:font-size-asian="10.5pt" style:font-style-asian="normal" style:font-weight-asian="normal" style:font-size-complex="12pt" style:font-style-complex="normal" style:font-weight-complex="normal"/>
    </style:style>
    <style:style style:name="T277" style:family="text">
      <style:text-properties style:font-name="Arial" fo:font-size="12pt" fo:font-style="normal" fo:font-weight="normal" officeooo:rsid="008b7b3c" style:font-size-asian="10.5pt" style:font-style-asian="normal" style:font-weight-asian="normal" style:font-size-complex="12pt" style:font-style-complex="normal" style:font-weight-complex="normal"/>
    </style:style>
    <style:style style:name="T278" style:family="text">
      <style:text-properties style:font-name="Arial" fo:font-size="12pt" fo:font-style="normal" style:text-underline-style="none" fo:font-weight="normal" officeooo:rsid="006af8b8" style:font-size-asian="10.5pt" style:font-style-asian="normal" style:font-weight-asian="normal" style:font-size-complex="12pt" style:font-style-complex="normal" style:font-weight-complex="normal"/>
    </style:style>
    <style:style style:name="T279" style:family="text">
      <style:text-properties style:font-name="Arial" fo:font-size="12pt" fo:font-style="normal" style:text-underline-style="none" fo:font-weight="normal" officeooo:rsid="006b0e27" style:font-size-asian="10.5pt" style:font-style-asian="normal" style:font-weight-asian="normal" style:font-size-complex="12pt" style:font-style-complex="normal" style:font-weight-complex="normal"/>
    </style:style>
    <style:style style:name="T280" style:family="text">
      <style:text-properties style:font-name="Arial" fo:font-size="12pt" fo:font-style="normal" style:text-underline-style="none" fo:font-weight="normal" officeooo:rsid="008b7b3c" style:font-size-asian="10.5pt" style:font-style-asian="normal" style:font-weight-asian="normal" style:font-size-complex="12pt" style:font-style-complex="normal" style:font-weight-complex="normal"/>
    </style:style>
    <style:style style:name="T281" style:family="text">
      <style:text-properties style:font-name="Arial" fo:font-size="12pt" fo:font-style="italic" style:text-underline-style="none" fo:font-weight="normal" officeooo:rsid="006af8b8" style:font-size-asian="10.5pt" style:font-style-asian="italic" style:font-weight-asian="normal" style:font-size-complex="12pt" style:font-style-complex="italic" style:font-weight-complex="normal"/>
    </style:style>
    <style:style style:name="T282" style:family="text">
      <style:text-properties style:font-name="Arial" fo:font-size="12pt" fo:font-style="italic" style:text-underline-style="none" fo:font-weight="normal" officeooo:rsid="006b0e27" style:font-size-asian="10.5pt" style:font-style-asian="italic" style:font-weight-asian="normal" style:font-size-complex="12pt" style:font-style-complex="italic" style:font-weight-complex="normal"/>
    </style:style>
    <style:style style:name="T283" style:family="text">
      <style:text-properties style:font-name="Arial" fo:font-size="12pt" fo:font-style="italic" style:text-underline-style="none" fo:font-weight="normal" officeooo:rsid="008b7b3c" style:font-size-asian="10.5pt" style:font-style-asian="italic" style:font-weight-asian="normal" style:font-size-complex="12pt" style:font-style-complex="italic" style:font-weight-complex="normal"/>
    </style:style>
    <style:style style:name="T284" style:family="text">
      <style:text-properties style:font-name="Arial" fo:font-size="12pt" style:text-underline-style="none" fo:font-weight="normal" style:font-size-asian="10.5pt" style:font-weight-asian="normal" style:font-size-complex="12pt" style:font-weight-complex="normal"/>
    </style:style>
    <style:style style:name="T285" style:family="text">
      <style:text-properties officeooo:rsid="00685618"/>
    </style:style>
    <style:style style:name="T286" style:family="text">
      <style:text-properties style:font-name="Times New Roman"/>
    </style:style>
    <style:style style:name="T287"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288" style:family="text">
      <style:text-properties style:font-name="Times New Roman" fo:font-size="12pt" fo:font-style="normal" fo:font-weight="normal" officeooo:rsid="00685618" style:font-size-asian="10.5pt" style:font-style-asian="normal" style:font-weight-asian="normal" style:font-size-complex="12pt" style:font-style-complex="normal" style:font-weight-complex="normal"/>
    </style:style>
    <style:style style:name="T289" style:family="text">
      <style:text-properties style:font-name="Times New Roman" fo:font-size="12pt" fo:font-style="normal" style:text-underline-style="none" fo:font-weight="normal" officeooo:rsid="006b0e27" style:font-size-asian="10.5pt" style:font-style-asian="normal" style:font-weight-asian="normal" style:font-size-complex="12pt" style:font-style-complex="normal" style:font-weight-complex="normal"/>
    </style:style>
    <style:style style:name="T290" style:family="text">
      <style:text-properties style:font-name="Times New Roman" fo:font-size="12pt" fo:font-style="normal" style:text-underline-style="none" fo:font-weight="normal" officeooo:rsid="006d057c" style:font-size-asian="10.5pt" style:font-style-asian="normal" style:font-weight-asian="normal" style:font-size-complex="12pt" style:font-style-complex="normal" style:font-weight-complex="normal"/>
    </style:style>
    <style:style style:name="T291" style:family="text">
      <style:text-properties style:font-name="Times New Roman" fo:font-size="12pt" style:text-underline-style="none" fo:font-weight="normal" style:font-size-asian="10.5pt" style:font-weight-asian="normal" style:font-size-complex="12pt" style:font-weight-complex="normal"/>
    </style:style>
    <style:style style:name="T292" style:family="text">
      <style:text-properties style:font-name="Times New Roman" officeooo:rsid="00699468"/>
    </style:style>
    <style:style style:name="T293" style:family="text">
      <style:text-properties officeooo:rsid="006af8b8"/>
    </style:style>
    <style:style style:name="T294" style:family="text">
      <style:text-properties fo:font-weight="bold" officeooo:rsid="0022ed8c" style:font-weight-asian="bold" style:font-weight-complex="bold"/>
    </style:style>
    <style:style style:name="T295" style:family="text">
      <style:text-properties officeooo:rsid="00734985"/>
    </style:style>
    <style:style style:name="T296" style:family="text">
      <style:text-properties officeooo:rsid="007bcd40"/>
    </style:style>
    <style:style style:name="T297" style:family="text">
      <style:text-properties officeooo:rsid="007d71d4"/>
    </style:style>
    <style:style style:name="T298" style:family="text">
      <style:text-properties officeooo:rsid="007eb30d"/>
    </style:style>
    <style:style style:name="T299" style:family="text">
      <style:text-properties style:text-underline-style="none" officeooo:rsid="0052af2c"/>
    </style:style>
    <style:style style:name="T300" style:family="text">
      <style:text-properties style:text-underline-style="none" officeooo:rsid="005281c6"/>
    </style:style>
    <style:style style:name="T301" style:family="text">
      <style:text-properties style:text-underline-style="none" officeooo:rsid="007d71d4"/>
    </style:style>
    <style:style style:name="T302" style:family="text">
      <style:text-properties style:text-underline-style="none" officeooo:rsid="0027cede"/>
    </style:style>
    <style:style style:name="T303" style:family="text">
      <style:text-properties style:text-underline-style="none" officeooo:rsid="00800e78"/>
    </style:style>
    <style:style style:name="T304" style:family="text">
      <style:text-properties officeooo:rsid="00816190"/>
    </style:style>
    <style:style style:name="T305" style:family="text">
      <style:text-properties officeooo:rsid="008a2e8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ppet_M@ster</text:p>
      <text:p text:style-name="P2"/>
      <text:p text:style-name="P262"><text:span text:style-name="T232">R</text:span><text:span text:style-name="T233">oteiro </text:span><text:span text:style-name="T232">da Versão Alfa</text:span></text:p>
      <text:p text:style-name="P263"><text:span text:style-name="T294"/></text:p>
      <text:list xml:id="list4116883700" text:style-name="L2">
        <text:list-item>
          <text:p text:style-name="P264"><text:s/><text:span text:style-name="T305">O Início – Pag. 1<text:line-break/></text:span><text:span text:style-name="T256">1.1. Simulação 1 – Pag. 1<text:line-break/>1.2. Simulação 2 – Pag. 2<text:line-break/>1.3. Simulação 3 – Pag. 3<text:line-break/>1.4. Simulação 4 – Pag. 3<text:line-break/>1.5. Simulação 5 – Pag. 4<text:line-break/>1.6. Simulação 6 – Pag. </text:span><text:span text:style-name="T257">6</text:span></text:p>
        </text:list-item>
        <text:list-item>
          <text:p text:style-name="P265"><text:s/><text:span text:style-name="T305">A Mensagem – Pag. 6<text:line-break/></text:span><text:span text:style-name="T256">2.1. Simulação 7 – </text:span><text:span text:style-name="T257">Pag. 7</text:span></text:p>
        </text:list-item>
        <text:list-item>
          <text:p text:style-name="P303"><text:span text:style-name="T230">O Contrato – Pag. 8<text:line-break/></text:span><text:span text:style-name="T231">3</text:span><text:span text:style-name="T158">.</text:span><text:span text:style-name="T159">1</text:span><text:span text:style-name="T158">. Simulação </text:span><text:span text:style-name="T159">8</text:span><text:span text:style-name="T158"> – </text:span><text:span text:style-name="T159">Pag. 8<text:line-break/>3</text:span><text:span text:style-name="T158">.</text:span><text:span text:style-name="T159">2</text:span><text:span text:style-name="T158">. Simulação </text:span><text:span text:style-name="T159">9</text:span><text:span text:style-name="T158"> </text:span><text:span text:style-name="T159">(</text:span><text:span text:style-name="T202">Invasão mal sucedida e sem Game Over</text:span><text:span text:style-name="T159">) </text:span><text:span text:style-name="T158">– </text:span><text:span text:style-name="T159">Pag. 10<text:line-break/>3.3. Simulação 10 (</text:span><text:span text:style-name="T202">Invasão mal sucedida e </text:span><text:span text:style-name="T210">com </text:span><text:span text:style-name="T202">Game Over</text:span><text:span text:style-name="T159">) – Pag. 11<text:line-break/>3.4. S</text:span><text:span text:style-name="T200">imulação </text:span><text:span text:style-name="T205">1</text:span><text:span text:style-name="T206">1</text:span><text:span text:style-name="T205"> </text:span><text:span text:style-name="T207">(</text:span><text:span text:style-name="T206">Derrubando funcionários da rede</text:span><text:span text:style-name="T207">) – Pag. 12<text:line-break/>3.5. S</text:span><text:span text:style-name="T200">imulação </text:span><text:span text:style-name="T205">1</text:span><text:span text:style-name="T204">2 </text:span><text:span text:style-name="T207">(</text:span><text:span text:style-name="T204">Hackeando drones</text:span><text:span text:style-name="T207">) </text:span><text:span text:style-name="T204">–</text:span><text:span text:style-name="T207"> Pag. 13<text:line-break/>3.6. Simulação 12.1 (</text:span><text:span text:style-name="T276">Invasão </text:span><text:span text:style-name="T207">de drone </text:span><text:span text:style-name="T276">mal sucedida</text:span><text:span text:style-name="T207">) – Pag. 15<text:line-break/>3.7. Simulação 12.2 (I</text:span><text:span text:style-name="T278">nvasão </text:span><text:span text:style-name="T280">de drone </text:span><text:span text:style-name="T279">bem-</text:span><text:span text:style-name="T278">sucedida</text:span><text:span text:style-name="T207">) – Pag. 15<text:line-break/>3.8. Simulação </text:span><text:span text:style-name="T208">13</text:span><text:span text:style-name="T180"> </text:span><text:span text:style-name="T207">(</text:span><text:span text:style-name="T208">Combate</text:span><text:span text:style-name="T207">) – Pag. 16<text:line-break/>3.9. Simulação </text:span><text:span text:style-name="T208">1</text:span><text:span text:style-name="T209">4</text:span><text:span text:style-name="T180"> </text:span><text:span text:style-name="T207">(</text:span><text:span text:style-name="T214">Instalando vírus</text:span><text:span text:style-name="T207">) – Pag. </text:span><text:span text:style-name="T209">18<text:line-break/></text:span><text:span text:style-name="T207">3.</text:span><text:span text:style-name="T209">10</text:span><text:span text:style-name="T207">. Simulação </text:span><text:span text:style-name="T208">1</text:span><text:span text:style-name="T209">5</text:span><text:span text:style-name="T180"> </text:span><text:span text:style-name="T207">(</text:span><text:span text:style-name="T214">Finalizando o jogo</text:span><text:span text:style-name="T207">) – Pag. </text:span><text:span text:style-name="T209">19</text:span></text:p>
        </text:list-item>
      </text:list>
      <text:p text:style-name="P88"/>
      <text:p text:style-name="P89">1. O Início</text:p>
      <text:p text:style-name="P89"/>
      <text:p text:style-name="P90">O jogo começa em uma tela de login pedindo usuário e senha. <text:span text:style-name="T153">O usuário passará a ser o nickname do jogador, pelo qual ele será identificado. A senha será mais para propósitos lúdicos. Qualquer entrada do jogador será aceita. A sensação a ser passada é a de que o jogador acabou de fazer login em sua conta na Dark Web, a qual ele recebe contratos e realiza suas ações hackers.</text:span></text:p>
      <text:p text:style-name="P90"/>
      <text:p text:style-name="P91">A seguir, uma simulação da tela de jogo.</text:p>
      <text:p text:style-name="P90"/>
      <text:p text:style-name="P110"><text:span text:style-name="T235">{</text:span><text:span text:style-name="T236">Início da s</text:span><text:span text:style-name="T237">imulação </text:span><text:span text:style-name="T235">1}</text:span></text:p>
      <text:p text:style-name="P3"/>
      <text:p text:style-name="P3"><text:span text:style-name="T1">Usuário:</text:span> <text:span text:style-name="T156">&lt;input do jogador&gt;</text:span></text:p>
      <text:p text:style-name="P3"><text:span text:style-name="T1">Senha:</text:span> <text:span text:style-name="T156">&lt;input do jogador&gt;</text:span></text:p>
      <text:p text:style-name="P3"/>
      <text:p text:style-name="P44"><text:span text:style-name="T4">Olá </text:span><text:span text:style-name="T157">&lt;usuario&gt;</text:span><text:span text:style-name="T3">, </text:span><text:span text:style-name="T4">bem vindo de volta ao…</text:span></text:p>
      <text:p text:style-name="P12"/>
      <text:p text:style-name="P64"><text:span text:style-name="T16">««««««««</text:span><text:span text:style-name="T14">ABYSS»»»»»»»»</text:span></text:p>
      <text:p text:style-name="P13">O ambiente de trabalho para aqueles que seguem suas próprias leis.</text:p>
      <text:p text:style-name="P13"/>
      <text:p text:style-name="P65"><text:span text:style-name="T15">:::::::::::::</text:span><text:span text:style-name="T14">MENU</text:span><text:span text:style-name="T15">:::::::::::::</text:span></text:p>
      <text:p text:style-name="P73"><text:span text:style-name="T15">1</text:span><text:span text:style-name="T13">. Mensagens</text:span></text:p>
      <text:p text:style-name="P67"><text:span text:style-name="T15">2. </text:span><text:span text:style-name="T18">Perfil</text:span></text:p>
      <text:p text:style-name="P4"><text:soft-page-break/>3. Contratos</text:p>
      <text:p text:style-name="P74"><text:span text:style-name="T15">4</text:span><text:span text:style-name="T13">. </text:span><text:span text:style-name="T15">Notícias </text:span><text:span text:style-name="T16">(</text:span><text:span text:style-name="T26">2</text:span><text:span text:style-name="T16">)</text:span></text:p>
      <text:p text:style-name="P4">5. Desenvolvedores</text:p>
      <text:p text:style-name="P4"/>
      <text:p text:style-name="P70"><text:span text:style-name="T14">Digite o número da operação desejada</text:span><text:span text:style-name="T40">:</text:span></text:p>
      <text:p text:style-name="P20"><text:s/></text:p>
      <text:p text:style-name="P111"><text:span text:style-name="T235">{Fim</text:span><text:span text:style-name="T236"> da s</text:span><text:span text:style-name="T237">imulação </text:span><text:span text:style-name="T235">1}</text:span></text:p>
      <text:p text:style-name="P92"/>
      <text:p text:style-name="P101">A minha ideia é realmente fazer com que o jogador se depare com esse ambiente sem nenhuma explicação prévia. Dessa forma, pode haver uma maior imersão. É esperado que o jogador interaja com o jogo de forma proativa, sem que haja uma “mão” o guiando.</text:p>
      <text:p text:style-name="P101"/>
      <text:p text:style-name="P46"><text:span text:style-name="T189">Cada uma dessas “operações” abrirá uma nova tela. </text:span><text:span text:style-name="T199">Explicarei c</text:span><text:span text:style-name="T189">ada uma </text:span><text:span text:style-name="T199">delas posteriormente.</text:span></text:p>
      <text:p text:style-name="P101"/>
      <text:p text:style-name="P46"><text:span text:style-name="T189">O “(1)” em “Notícias” indica que há algo nessa tela que ainda não foi visto. Isto simula uma “notificação”. Sempre que houver alguma alteração em um </text:span><text:span text:style-name="T190">desses itens</text:span><text:span text:style-name="T189"> (por exemplo, uma nova mensagem para o jogador), deverá ser exibido na tela de “MENU” a quantidade de novas atualizações </text:span><text:span text:style-name="T190">(seguindo o exemplo anterior, à frente de Mensagens seria exibido “(&lt;quantidade de novas mensagens&gt;)”)</text:span><text:span text:style-name="T189">.</text:span></text:p>
      <text:p text:style-name="P101"/>
      <text:p text:style-name="P117"><text:span text:style-name="T189">A </text:span><text:span text:style-name="T188">execução do jogo irá parar nesse ponto, e o próximo evento programado acontecerá com uma condição: o jogador deverá ter selecionado a tela de Notícias </text:span><text:span text:style-name="T199">e aberto a notícia introdutória</text:span><text:span text:style-name="T188">.</text:span></text:p>
      <text:p text:style-name="P104"/>
      <text:p text:style-name="P117"><text:span text:style-name="T188">A seguir, cada uma dessas “operações” do MENU será explicada. Observe que cada exemplo simulará uma ação do jogador em relação </text:span><text:span text:style-name="T199">a </text:span><text:span text:style-name="T191">simulação 1 </text:span><text:span text:style-name="T188">apresentada anteriormente.</text:span></text:p>
      <text:p text:style-name="P104"/>
      <text:p text:style-name="P102"/>
      <text:p text:style-name="P112"><text:span text:style-name="T235">{</text:span><text:span text:style-name="T236">Início da s</text:span><text:span text:style-name="T237">imulação </text:span><text:span text:style-name="T238">2</text:span><text:span text:style-name="T235">}</text:span></text:p>
      <text:p text:style-name="P102"/>
      <text:p text:style-name="P66"><text:span text:style-name="T16">««««««««</text:span><text:span text:style-name="T14">ABYSS»»»»»»»»</text:span></text:p>
      <text:p text:style-name="P14">O ambiente de trabalho para aqueles que seguem suas próprias leis.</text:p>
      <text:p text:style-name="P14"/>
      <text:p text:style-name="P66"><text:span text:style-name="T15">:::::::::::::</text:span><text:span text:style-name="T14">MENU</text:span><text:span text:style-name="T15">:::::::::::::</text:span></text:p>
      <text:p text:style-name="P75"><text:span text:style-name="T15">1</text:span><text:span text:style-name="T13">. Mensagens</text:span></text:p>
      <text:p text:style-name="P67"><text:span text:style-name="T15">2. </text:span><text:span text:style-name="T18">Perfil</text:span></text:p>
      <text:p text:style-name="P6">3. Contratos</text:p>
      <text:p text:style-name="P75"><text:span text:style-name="T15">4</text:span><text:span text:style-name="T13">. </text:span><text:span text:style-name="T15">Notícias </text:span><text:span text:style-name="T16">(</text:span><text:span text:style-name="T26">2</text:span><text:span text:style-name="T16">)</text:span></text:p>
      <text:p text:style-name="P66"><text:span text:style-name="T15">5. </text:span><text:span text:style-name="T17">Crédito aos D</text:span><text:span text:style-name="T15">esenvolvedores</text:span></text:p>
      <text:p text:style-name="P6"/>
      <text:p text:style-name="P118"><text:span text:style-name="T14">Digite o número da operação desejada</text:span><text:span text:style-name="T16">: </text:span><text:span text:style-name="T17">1</text:span></text:p>
      <text:p text:style-name="P129"/>
      <text:p text:style-name="P118"><text:span text:style-name="T17">-</text:span><text:span text:style-name="T24">-----------------------------------------------------------------------------------------------------------------------</text:span></text:p>
      <text:p text:style-name="P4"/>
      <text:p text:style-name="P5">:::::::::::::<text:span text:style-name="T154">M</text:span><text:span text:style-name="T155">ENSAGENS</text:span>:::::::::::::</text:p>
      <text:p text:style-name="P45"><text:span text:style-name="T5">Você </text:span><text:span text:style-name="T6">possui</text:span><text:span text:style-name="T5"> 0 nova(s) mensagem(s).</text:span></text:p>
      <text:p text:style-name="P21"/>
      <text:p text:style-name="P83"><text:span text:style-name="T13">1. Voltar </text:span><text:span text:style-name="T22">ao Menu</text:span></text:p>
      <text:p text:style-name="P21"/>
      <text:p text:style-name="P78"><text:span text:style-name="T16">Digite o número da operação desejada</text:span><text:span text:style-name="T40">:</text:span></text:p>
      <text:p text:style-name="P22"><text:soft-page-break/></text:p>
      <text:p text:style-name="P47"><text:span text:style-name="T161">{</text:span><text:span text:style-name="T164">Fim</text:span><text:span text:style-name="T162"> da s</text:span><text:span text:style-name="T163">imulação </text:span><text:span text:style-name="T164">2</text:span><text:span text:style-name="T161">}</text:span></text:p>
      <text:p text:style-name="P93"/>
      <text:p text:style-name="P48"><text:span text:style-name="T189">N</text:span><text:span text:style-name="T192">essa tela, serão armazenados todas as mensagens que o jogador receberá ao decorrer do jogo. </text:span><text:span text:style-name="T195">Ao selecionar uma mensagem, abrirá uma tela de chat, a qual dará opções de diálogo para o jogador.</text:span><text:span text:style-name="T192"> </text:span><text:span text:style-name="T193">A</text:span><text:span text:style-name="T192"> maior parte da história se dará aqui.</text:span></text:p>
      <text:p text:style-name="P94"/>
      <text:p text:style-name="P94"/>
      <text:p text:style-name="P116"><text:span text:style-name="T235">{</text:span><text:span text:style-name="T236">Início da s</text:span><text:span text:style-name="T237">imulação </text:span><text:span text:style-name="T234">3</text:span><text:span text:style-name="T235">}</text:span></text:p>
      <text:p text:style-name="P94"/>
      <text:p text:style-name="P67"><text:span text:style-name="T16">««««««««</text:span><text:span text:style-name="T14">ABYSS»»»»»»»»</text:span></text:p>
      <text:p text:style-name="P15">O ambiente de trabalho para aqueles que seguem suas próprias leis.</text:p>
      <text:p text:style-name="P15"/>
      <text:p text:style-name="P67"><text:span text:style-name="T15">:::::::::::::</text:span><text:span text:style-name="T14">MENU</text:span><text:span text:style-name="T15">:::::::::::::</text:span></text:p>
      <text:p text:style-name="P76"><text:span text:style-name="T15">1</text:span><text:span text:style-name="T13">. Mensagens</text:span></text:p>
      <text:p text:style-name="P67"><text:span text:style-name="T15">2. </text:span><text:span text:style-name="T18">Perfil</text:span></text:p>
      <text:p text:style-name="P7">3. Contratos</text:p>
      <text:p text:style-name="P76"><text:span text:style-name="T15">4</text:span><text:span text:style-name="T13">. </text:span><text:span text:style-name="T15">Notícias </text:span><text:span text:style-name="T16">(</text:span><text:span text:style-name="T26">2</text:span><text:span text:style-name="T16">)</text:span></text:p>
      <text:p text:style-name="P67"><text:span text:style-name="T15">5. </text:span><text:span text:style-name="T17">Crédito aos </text:span><text:span text:style-name="T19">D</text:span><text:span text:style-name="T15">esenvolvedores</text:span></text:p>
      <text:p text:style-name="P7"/>
      <text:p text:style-name="P113"><text:span text:style-name="T14">Digite o número da operação desejada</text:span><text:span text:style-name="T16">: </text:span><text:span text:style-name="T13">2</text:span></text:p>
      <text:p text:style-name="P24"/>
      <text:p text:style-name="P119"><text:span text:style-name="T17">-</text:span><text:span text:style-name="T24">-----------------------------------------------------------------------------------------------------------------------</text:span></text:p>
      <text:p text:style-name="P25"/>
      <text:p text:style-name="P67"><text:span text:style-name="T34">:::::::::::::</text:span><text:span text:style-name="T35">PERFIL</text:span><text:span text:style-name="T34">:::::::::::::</text:span></text:p>
      <text:p text:style-name="P25"/>
      <text:p text:style-name="P67"><text:span text:style-name="T35">***********</text:span><text:span text:style-name="T34">I</text:span><text:span text:style-name="T35">D***********</text:span></text:p>
      <text:p text:style-name="P85"><text:span text:style-name="T34">N</text:span><text:span text:style-name="T33">ickname: </text:span><text:span text:style-name="T211">&lt;usuario&gt;</text:span></text:p>
      <text:p text:style-name="P67"><text:span text:style-name="T35">Senha: </text:span><text:span text:style-name="T212">&lt;senha&gt;</text:span></text:p>
      <text:p text:style-name="P25"/>
      <text:p text:style-name="P28">*****HABILIDADES*****</text:p>
      <text:p text:style-name="P86"><text:span text:style-name="T34">&lt;</text:span><text:span text:style-name="T33">habilidade 1&gt;: &lt;nivel&gt;</text:span></text:p>
      <text:p text:style-name="P28">&lt;habilidade 2&gt;: &lt;nivel&gt;</text:p>
      <text:p text:style-name="P28">&lt;habilidade 3&gt;: &lt;nivel&gt;</text:p>
      <text:p text:style-name="P28">&lt;etc&gt;</text:p>
      <text:p text:style-name="P25"/>
      <text:p text:style-name="P85"><text:span text:style-name="T34">*****</text:span><text:span text:style-name="T36">EXPERIÊNCIA*****</text:span></text:p>
      <text:p text:style-name="P86"><text:span text:style-name="T34">P</text:span><text:span text:style-name="T33">ontos: &lt;quantidade de pontos&gt;</text:span></text:p>
      <text:p text:style-name="P67"><text:span text:style-name="T34">F</text:span><text:span text:style-name="T35">ama: </text:span><text:span text:style-name="T37">Stalker </text:span><text:span text:style-name="T38">Amador</text:span></text:p>
      <text:p text:style-name="P29"/>
      <text:p text:style-name="P68"><text:span text:style-name="T38">1. </text:span><text:span text:style-name="T39">Melhoria de Habilidade</text:span></text:p>
      <text:p text:style-name="P87"><text:span text:style-name="T33">2. Voltar </text:span><text:span text:style-name="T42">ao Menu</text:span></text:p>
      <text:p text:style-name="P30"/>
      <text:p text:style-name="P78"><text:span text:style-name="T33">Digite o número da operação desejada</text:span><text:span text:style-name="T40">:</text:span></text:p>
      <text:p text:style-name="P94"/>
      <text:p text:style-name="P48"><text:span text:style-name="T161">{</text:span><text:span text:style-name="T165">Fim</text:span><text:span text:style-name="T162"> da s</text:span><text:span text:style-name="T163">imulação </text:span><text:span text:style-name="T165">3</text:span><text:span text:style-name="T161">}</text:span></text:p>
      <text:p text:style-name="P94"/>
      <text:p text:style-name="P49"><text:span text:style-name="T189">E</text:span><text:span text:style-name="T194">sta é a tela em que o jogador pode ver suas informações e melhorar habilidades. Os pontos de experiência, ganhos com cada missão, podem ser convertidos em habilidades. A fama será atualizada a cada nova missão completada com sucesso.</text:span></text:p>
      <text:p text:style-name="P105"/>
      <text:p text:style-name="P105"/>
      <text:p text:style-name="P49"><text:soft-page-break/><text:span text:style-name="T161">{</text:span><text:span text:style-name="T166">Início</text:span><text:span text:style-name="T162"> da s</text:span><text:span text:style-name="T163">imulação </text:span><text:span text:style-name="T166">4</text:span><text:span text:style-name="T161">}</text:span></text:p>
      <text:p text:style-name="P95"/>
      <text:p text:style-name="P69"><text:span text:style-name="T16">««««««««</text:span><text:span text:style-name="T14">ABYSS»»»»»»»»</text:span></text:p>
      <text:p text:style-name="P16">O ambiente de trabalho para aqueles que seguem suas próprias leis.</text:p>
      <text:p text:style-name="P16"/>
      <text:p text:style-name="P69"><text:span text:style-name="T15">:::::::::::::</text:span><text:span text:style-name="T14">MENU</text:span><text:span text:style-name="T15">:::::::::::::</text:span></text:p>
      <text:p text:style-name="P77"><text:span text:style-name="T15">1</text:span><text:span text:style-name="T13">. Mensagens</text:span></text:p>
      <text:p text:style-name="P69"><text:span text:style-name="T15">2. </text:span><text:span text:style-name="T18">Perfil</text:span></text:p>
      <text:p text:style-name="P8">3. Contratos</text:p>
      <text:p text:style-name="P77"><text:span text:style-name="T15">4</text:span><text:span text:style-name="T13">. </text:span><text:span text:style-name="T15">Notícias </text:span><text:span text:style-name="T16">(</text:span><text:span text:style-name="T26">2</text:span><text:span text:style-name="T16">)</text:span></text:p>
      <text:p text:style-name="P69"><text:span text:style-name="T15">5. </text:span><text:span text:style-name="T17">Crédito aos </text:span><text:span text:style-name="T19">D</text:span><text:span text:style-name="T15">esenvolvedores</text:span></text:p>
      <text:p text:style-name="P8"/>
      <text:p text:style-name="P113"><text:span text:style-name="T14"/></text:p>
      <text:p text:style-name="P113"><text:span text:style-name="T14">Digite o número da operação desejada</text:span><text:span text:style-name="T16">: </text:span><text:span text:style-name="T21">3</text:span></text:p>
      <text:p text:style-name="P134"/>
      <text:p text:style-name="P115"><text:span text:style-name="T17">-</text:span><text:span text:style-name="T24">-----------------------------------------------------------------------------------------------------------------------</text:span></text:p>
      <text:p text:style-name="P31"/>
      <text:p text:style-name="P51"><text:span text:style-name="T47">:::::::::::::</text:span><text:span text:style-name="T48">CONTRATOS</text:span><text:span text:style-name="T47">:::::::::::::</text:span></text:p>
      <text:p text:style-name="P31"/>
      <text:p text:style-name="P31">*********ATIVOS**********</text:p>
      <text:p text:style-name="P31">Você possui 0 contrato(s) ativo(s).</text:p>
      <text:p text:style-name="P31"/>
      <text:p text:style-name="P31">******FINALIZADOS*******</text:p>
      <text:p text:style-name="P31">Você possui 0 contrato(s) finalizado(s).</text:p>
      <text:p text:style-name="P31"/>
      <text:p text:style-name="P32">1. Voltar ao Menu</text:p>
      <text:p text:style-name="P32"/>
      <text:p text:style-name="P114"><text:span text:style-name="T14">Digite o número da operação desejada</text:span><text:span text:style-name="T16">:</text:span></text:p>
      <text:p text:style-name="P95"/>
      <text:p text:style-name="P50"><text:span text:style-name="T161">{</text:span><text:span text:style-name="T166">Fim</text:span><text:span text:style-name="T162"> da s</text:span><text:span text:style-name="T163">imulação </text:span><text:span text:style-name="T166">4</text:span><text:span text:style-name="T161">}</text:span></text:p>
      <text:p text:style-name="P96"/>
      <text:p text:style-name="P120"><text:span text:style-name="T216">N</text:span><text:span text:style-name="T215">essa área, ficarão registradas todas as missões do jogador, ativas e finalizadas. É a partir dessa tela que o jogador terá acesso </text:span><text:span text:style-name="T217">à</text:span><text:span text:style-name="T215">s missões para poder completá-las.</text:span></text:p>
      <text:p text:style-name="P106"/>
      <text:p text:style-name="P106"/>
      <text:p text:style-name="P51"><text:span text:style-name="T161">{</text:span><text:span text:style-name="T167">Início</text:span><text:span text:style-name="T162"> da s</text:span><text:span text:style-name="T163">imulação </text:span><text:span text:style-name="T167">5</text:span><text:span text:style-name="T161">}</text:span></text:p>
      <text:p text:style-name="P97"/>
      <text:p text:style-name="P70"><text:span text:style-name="T16">««««««««</text:span><text:span text:style-name="T14">ABYSS»»»»»»»»</text:span></text:p>
      <text:p text:style-name="P17">O ambiente de trabalho para aqueles que seguem suas próprias leis.</text:p>
      <text:p text:style-name="P17"/>
      <text:p text:style-name="P70"><text:span text:style-name="T15">:::::::::::::</text:span><text:span text:style-name="T14">MENU</text:span><text:span text:style-name="T15">:::::::::::::</text:span></text:p>
      <text:p text:style-name="P78"><text:span text:style-name="T15">1</text:span><text:span text:style-name="T13">. Mensagens</text:span></text:p>
      <text:p text:style-name="P70"><text:span text:style-name="T15">2. </text:span><text:span text:style-name="T18">Perfil</text:span></text:p>
      <text:p text:style-name="P9">3. Contratos</text:p>
      <text:p text:style-name="P78"><text:span text:style-name="T15">4</text:span><text:span text:style-name="T13">. </text:span><text:span text:style-name="T15">Notícias </text:span><text:span text:style-name="T16">(</text:span><text:span text:style-name="T26">2</text:span><text:span text:style-name="T16">)</text:span></text:p>
      <text:p text:style-name="P70"><text:span text:style-name="T15">5. </text:span><text:span text:style-name="T17">Crédito aos </text:span><text:span text:style-name="T19">D</text:span><text:span text:style-name="T15">esenvolvedores</text:span></text:p>
      <text:p text:style-name="P9"/>
      <text:p text:style-name="P78"><text:span text:style-name="T13">Digite o número da operação desejada</text:span><text:span text:style-name="T40">: </text:span><text:span text:style-name="T41">4</text:span></text:p>
      <text:p text:style-name="P35"/>
      <text:p text:style-name="P122"><text:span text:style-name="T17">-</text:span><text:span text:style-name="T24">-----------------------------------------------------------------------------------------------------------------------</text:span></text:p>
      <text:p text:style-name="P35"/>
      <text:p text:style-name="P55"><text:span text:style-name="T47">:::::::::::::</text:span><text:span text:style-name="T49">NOTÍCIAS</text:span><text:span text:style-name="T47">:::::::::::::</text:span></text:p>
      <text:p text:style-name="P126"><text:soft-page-break/><text:span text:style-name="T47">V</text:span><text:span text:style-name="T46">ocê possui </text:span><text:span text:style-name="T57">2</text:span><text:span text:style-name="T46"> notícia(s) não lida(s)</text:span></text:p>
      <text:p text:style-name="P143"/>
      <text:p text:style-name="P55"><text:span text:style-name="T51">1. </text:span><text:span text:style-name="T57">(!) Tecnologia: </text:span><text:span text:style-name="T52">Projeto Connected World É Um Sucesso!</text:span></text:p>
      <text:p text:style-name="P60"><text:span text:style-name="T52">2. </text:span><text:span text:style-name="T57">(!) Cybercrime: Suspeitas de Nova Rede de Comunicações da Dark Web.</text:span></text:p>
      <text:p text:style-name="P32"><text:span text:style-name="T260">3</text:span>. Voltar ao Menu</text:p>
      <text:p text:style-name="P32"/>
      <text:p text:style-name="P79"><text:span text:style-name="T42">Digite o número da operação desejada</text:span><text:span text:style-name="T40">: </text:span><text:span text:style-name="T43">1</text:span></text:p>
      <text:p text:style-name="P36"/>
      <text:p text:style-name="P124"><text:span text:style-name="T17">-</text:span><text:span text:style-name="T24">-----------------------------------------------------------------------------------------------------------------------</text:span></text:p>
      <text:p text:style-name="P36"/>
      <text:p text:style-name="P80"><text:span text:style-name="T43">****</text:span><text:span text:style-name="T45">Tecnologia: </text:span><text:span text:style-name="T44">Projeto Connected World É Um Sucesso!</text:span><text:span text:style-name="T43">****</text:span></text:p>
      <text:p text:style-name="P36"/>
      <text:p text:style-name="P56"><text:span text:style-name="T52">Após anos de desenvolvimento, hoje, no dia 26/04/2048, a </text:span><text:span text:style-name="T53">Digital Spider</text:span><text:span text:style-name="T52">, maior empresa distribuidora de internet do mundo, anunciou que o projeto </text:span><text:span text:style-name="T53">Connected World está oficialmente finalizado.</text:span></text:p>
      <text:p text:style-name="P148"/>
      <text:p text:style-name="P57"><text:span text:style-name="T54">Nas palavras de Edwart T. Johnson, fundador da Digital Spider e atualmente a pessoa mais rica do mundo: “</text:span><text:span text:style-name="T53">Vivemos em uma era em que a internet se faz um recurso tão essencial quanto água, comida ou energia elétrica. Sabendo disso, </text:span><text:span text:style-name="T54">nossa empresa</text:span><text:span text:style-name="T53">, com o apoio de vários países, iniciou um projeto que, dentre outros objetivos, visava tornar a internet um recurso acessível e, mais importante, gratuito para todos. </text:span><text:span text:style-name="T54">Estamos orgulhosos em anunciar a concretização deste feito.”</text:span><text:span text:style-name="T53"> .</text:span></text:p>
      <text:p text:style-name="P149"/>
      <text:p text:style-name="P57"><text:span text:style-name="T53">A nova radiofrequência </text:span><text:span text:style-name="T54">desenvolvida nos laboratórios da Digital Spider, popularmente conhecida como GhostWeb, é em grande parte responsável pelo sucesso do projeto. A tecnologia </text:span><text:span text:style-name="T55">possibilitou alcance e velocidade nunca antes atingidos, além de apresentar 100% de imunidade a interferência.</text:span></text:p>
      <text:p text:style-name="P150"/>
      <text:p text:style-name="P58"><text:span text:style-name="T55">A</text:span><text:span text:style-name="T56">tualmente, milhares de torres espalhadas ao redor do mundo cobrem praticamente todo o planeta com o sinal da GhostWeb, permitindo que qualquer pessoa, em qualquer lugar do mundo, tenha acesso gratuito a rede mundial de computadores.</text:span></text:p>
      <text:p text:style-name="P151"/>
      <text:p text:style-name="P151">Como tamanha revolução afetará a sociedade contemporânea, só o tempo dirá. Mas uma coisa é certa: as expectativas são, em sua esmagadora maioria, otimistas.</text:p>
      <text:p text:style-name="P151"/>
      <text:p text:style-name="P124"><text:span text:style-name="T17">-</text:span><text:span text:style-name="T24">-----------------------------------------------------------------------------------------------------------------------</text:span></text:p>
      <text:p text:style-name="P151"/>
      <text:p text:style-name="P60"><text:span text:style-name="T47">:::::::::::::</text:span><text:span text:style-name="T49">NOTÍCIAS</text:span><text:span text:style-name="T47">:::::::::::::</text:span></text:p>
      <text:p text:style-name="P127"><text:span text:style-name="T47">V</text:span><text:span text:style-name="T46">ocê possui </text:span><text:span text:style-name="T57">1</text:span><text:span text:style-name="T46"> notícia(s) não lida(s)</text:span></text:p>
      <text:p text:style-name="P144"/>
      <text:p text:style-name="P60"><text:span text:style-name="T51">1. </text:span><text:span text:style-name="T57">Tecnologia: </text:span><text:span text:style-name="T52">Projeto Connected World É Um Sucesso!</text:span></text:p>
      <text:p text:style-name="P60"><text:span text:style-name="T52">2. </text:span><text:span text:style-name="T57">(!) Cybercrime: Suspeitas de Nova Rede de Comunicações da Dark Web.</text:span></text:p>
      <text:p text:style-name="P33"><text:span text:style-name="T260">3</text:span>. Voltar ao Menu</text:p>
      <text:p text:style-name="P37"/>
      <text:p text:style-name="P79"><text:span text:style-name="T42">Digite o número da operação desejada</text:span><text:span text:style-name="T40">: </text:span><text:span text:style-name="T45">2</text:span></text:p>
      <text:p text:style-name="P152"/>
      <text:p text:style-name="P124"><text:span text:style-name="T17">-</text:span><text:span text:style-name="T24">-----------------------------------------------------------------------------------------------------------------------</text:span></text:p>
      <text:p text:style-name="P153"/>
      <text:p text:style-name="P124"><text:span text:style-name="T23">****</text:span><text:span text:style-name="T26">Cybercrime: Suspeitas de Nova Rede de Comunicações da Dark Web.</text:span><text:span text:style-name="T23">****</text:span></text:p>
      <text:p text:style-name="P37"/>
      <text:p text:style-name="P61"><text:span text:style-name="T50">A </text:span><text:span text:style-name="T58">cyberpolicia atualmente investiga o caso do possível aparecimento de uma nova rede de comunicações criminosas no ambiente virtual conhecido como “Dark Web”. Segundo suspeitas, a nova plataforma virtual conhecida como “Abyss” reúne cybercriminosos dos mais variados tipos, </text:span><text:soft-page-break/><text:span text:style-name="T58">como traficantes, golpistas e, em especial, hackers. O AV (Ambiente Virtual) aparentemente permite que tais criminosos aceitem contratos para a venda de seus produtos/serviços.</text:span></text:p>
      <text:p text:style-name="P158"/>
      <text:p text:style-name="P61"><text:span text:style-name="T58">Apesar de possuir tais informações a cyberpolicia atualmente se vê de mãos atadas, pois nada pode fazer para derrubar o ambiente, rastrear seus usuários, ou impedir as transações ilegais que, a todo momento, ocorrem no submundo da internet. </text:span><text:span text:style-name="T59">Quando questionado sobre o plano de ação contra esta nova ameaça virtual, um dos cyberpoliciais que escolheu não se identificar respondeu: “Estamos trabalhando nisso.”.</text:span></text:p>
      <text:p text:style-name="P159"/>
      <text:p text:style-name="P62"><text:span text:style-name="T47">:::::::::::::</text:span><text:span text:style-name="T49">NOTÍCIAS</text:span><text:span text:style-name="T47">:::::::::::::</text:span></text:p>
      <text:p text:style-name="P128"><text:span text:style-name="T47">V</text:span><text:span text:style-name="T46">ocê possui </text:span><text:span text:style-name="T59">0</text:span><text:span text:style-name="T46"> notícia(s) não lida(s)</text:span></text:p>
      <text:p text:style-name="P145"/>
      <text:p text:style-name="P62"><text:span text:style-name="T51">1. </text:span><text:span text:style-name="T57">Tecnologia: </text:span><text:span text:style-name="T52">Projeto Connected World É Um Sucesso!</text:span></text:p>
      <text:p text:style-name="P62"><text:span text:style-name="T52">2. </text:span><text:span text:style-name="T57">Cybercrime: Suspeitas de Nova Rede de Comunicações da Dark Web.</text:span></text:p>
      <text:p text:style-name="P34"><text:span text:style-name="T260">3</text:span>. Voltar ao Menu</text:p>
      <text:p text:style-name="P38"/>
      <text:p text:style-name="P82"><text:span text:style-name="T42">Digite o número da operação desejada</text:span><text:span text:style-name="T40">: </text:span></text:p>
      <text:p text:style-name="P98"/>
      <text:p text:style-name="P51"><text:span text:style-name="T161">{</text:span><text:span text:style-name="T167">Fim </text:span><text:span text:style-name="T162">da s</text:span><text:span text:style-name="T163">imulação </text:span><text:span text:style-name="T167">5</text:span><text:span text:style-name="T161">}</text:span></text:p>
      <text:p text:style-name="P97"/>
      <text:p text:style-name="P52"><text:span text:style-name="T189">A</text:span><text:span text:style-name="T195">qui é onde ficarão todas as notícias relevantes sobre o mundo do jogo. Essas notícias servem </text:span><text:span text:style-name="T196">principalmente </text:span><text:span text:style-name="T195">para mostrar ao jogador </text:span><text:span text:style-name="T196">o que acontece no mundo antes e depois de suas ações</text:span><text:span text:style-name="T195">, assim como também entregar a parte da história que não é descrita através das mensagens e dos diálogos. </text:span><text:span text:style-name="T196">As notícias podem entregar informações relevantes, que podem se fazer necessárias em missões futuras. </text:span></text:p>
      <text:p text:style-name="P107"/>
      <text:p text:style-name="P52"><text:span text:style-name="T197">Observe que, seguindo o curso das simulações, ao abrir a notícia introdutória o jogador ativou um novo evento, que é a recepção de sua primeira mensagem, assim como a de seu primeiro contrato</text:span><text:span text:style-name="T196">. </text:span></text:p>
      <text:p text:style-name="P109"/>
      <text:p text:style-name="P108"/>
      <text:p text:style-name="P52"><text:span text:style-name="T161">{</text:span><text:span text:style-name="T168">Início</text:span><text:span text:style-name="T167"> </text:span><text:span text:style-name="T162">da s</text:span><text:span text:style-name="T163">imulação </text:span><text:span text:style-name="T168">6</text:span><text:span text:style-name="T161">}</text:span></text:p>
      <text:p text:style-name="P99"/>
      <text:p text:style-name="P71"><text:span text:style-name="T16">««««««««</text:span><text:span text:style-name="T14">ABYSS»»»»»»»»</text:span></text:p>
      <text:p text:style-name="P18">O ambiente de trabalho para aqueles que seguem suas próprias leis.</text:p>
      <text:p text:style-name="P18"/>
      <text:p text:style-name="P71"><text:span text:style-name="T15">:::::::::::::</text:span><text:span text:style-name="T14">MENU</text:span><text:span text:style-name="T15">:::::::::::::</text:span></text:p>
      <text:p text:style-name="P79"><text:span text:style-name="T15">1</text:span><text:span text:style-name="T13">. Mensagens </text:span><text:span text:style-name="T23">(1)</text:span></text:p>
      <text:p text:style-name="P71"><text:span text:style-name="T15">2. </text:span><text:span text:style-name="T18">Perfil</text:span></text:p>
      <text:p text:style-name="P10">3. Contratos</text:p>
      <text:p text:style-name="P79"><text:span text:style-name="T15">4</text:span><text:span text:style-name="T13">. </text:span><text:span text:style-name="T15">Notícias</text:span></text:p>
      <text:p text:style-name="P71"><text:span text:style-name="T15">5. </text:span><text:span text:style-name="T17">Crédito aos </text:span><text:span text:style-name="T19">D</text:span><text:span text:style-name="T15">esenvolvedores</text:span></text:p>
      <text:p text:style-name="P10"/>
      <text:p text:style-name="P121"><text:span text:style-name="T20">Digite o número da operação desejada</text:span><text:span text:style-name="T16">: </text:span><text:span text:style-name="T23">5</text:span></text:p>
      <text:p text:style-name="P36"/>
      <text:p text:style-name="P122"><text:span text:style-name="T17">-</text:span><text:span text:style-name="T24">-----------------------------------------------------------------------------------------------------------------------</text:span></text:p>
      <text:p text:style-name="P36"/>
      <text:p text:style-name="P52"><text:span text:style-name="T47">:::::::::::::</text:span><text:span text:style-name="T50">CRÉDITOS</text:span><text:span text:style-name="T47">:::::::::::::</text:span></text:p>
      <text:p text:style-name="P125"><text:span text:style-name="T47">A</text:span><text:span text:style-name="T46">luno 1</text:span></text:p>
      <text:p text:style-name="P36">Aluno 2</text:p>
      <text:p text:style-name="P36">Aluno 3</text:p>
      <text:p text:style-name="P36">Aluno 4</text:p>
      <text:p text:style-name="P36"><text:soft-page-break/></text:p>
      <text:p text:style-name="P43"><text:span text:style-name="T242">1. </text:span><text:span text:style-name="T241">Voltar ao Menu</text:span></text:p>
      <text:p text:style-name="P109"/>
      <text:p text:style-name="P121"><text:span text:style-name="T20">Digite o número da operação desejada</text:span><text:span text:style-name="T16">:</text:span></text:p>
      <text:p text:style-name="P103"/>
      <text:p text:style-name="P125"><text:span text:style-name="T161">{</text:span><text:span text:style-name="T160">Fim da simulação 6}</text:span></text:p>
      <text:p text:style-name="P100"/>
      <text:p text:style-name="P53"><text:span text:style-name="T198">Assim como parece, esta é a área em que colocaremos nossos nomes. A brincadeira aqui envolve dar a entender que os desenvolvedores em questão são os criadores do ambiente “Abyss”, o aplicativo fictício, ao mesmo tempo </text:span><text:span text:style-name="T199">em</text:span><text:span text:style-name="T198"> que revela os criadores do jogo em si.</text:span></text:p>
      <text:p text:style-name="P216"/>
      <text:p text:style-name="P216"/>
      <text:p text:style-name="P54"><text:span text:style-name="T221">2. </text:span><text:span text:style-name="T222">A Mensagem</text:span></text:p>
      <text:p text:style-name="P244"/>
      <text:p text:style-name="P59"><text:span text:style-name="T161">{</text:span><text:span text:style-name="T170">Início</text:span><text:span text:style-name="T161"> da simulação </text:span><text:span text:style-name="T170">7</text:span><text:span text:style-name="T161">}</text:span></text:p>
      <text:p text:style-name="P243"/>
      <text:p text:style-name="P72"><text:span text:style-name="T16">««««««««</text:span><text:span text:style-name="T14">ABYSS»»»»»»»»</text:span></text:p>
      <text:p text:style-name="P19">O ambiente de trabalho para aqueles que seguem suas próprias leis.</text:p>
      <text:p text:style-name="P19"/>
      <text:p text:style-name="P72"><text:span text:style-name="T15">:::::::::::::</text:span><text:span text:style-name="T14">MENU</text:span><text:span text:style-name="T15">:::::::::::::</text:span></text:p>
      <text:p text:style-name="P81"><text:span text:style-name="T15">1</text:span><text:span text:style-name="T13">. Mensagens </text:span><text:span text:style-name="T23">(1)</text:span></text:p>
      <text:p text:style-name="P72"><text:span text:style-name="T15">2. </text:span><text:span text:style-name="T18">Perfil</text:span></text:p>
      <text:p text:style-name="P11">3. Contratos</text:p>
      <text:p text:style-name="P81"><text:span text:style-name="T15">4</text:span><text:span text:style-name="T13">. </text:span><text:span text:style-name="T15">Notícias</text:span></text:p>
      <text:p text:style-name="P72"><text:span text:style-name="T15">5. </text:span><text:span text:style-name="T17">Crédito aos </text:span><text:span text:style-name="T19">D</text:span><text:span text:style-name="T15">esenvolvedores</text:span></text:p>
      <text:p text:style-name="P11"/>
      <text:p text:style-name="P122"><text:span text:style-name="T20">Digite o número da operação desejada</text:span><text:span text:style-name="T16">: </text:span><text:span text:style-name="T24">1</text:span></text:p>
      <text:p text:style-name="P154"/>
      <text:p text:style-name="P122"><text:span text:style-name="T17">-</text:span><text:span text:style-name="T24">-----------------------------------------------------------------------------------------------------------------------</text:span></text:p>
      <text:p text:style-name="P154"/>
      <text:p text:style-name="P11">:::::::::::::<text:span text:style-name="T154">M</text:span><text:span text:style-name="T155">ENSAGENS</text:span>:::::::::::::</text:p>
      <text:p text:style-name="P59"><text:span text:style-name="T5">Você </text:span><text:span text:style-name="T6">possui</text:span><text:span text:style-name="T5"> </text:span><text:span text:style-name="T7">1</text:span><text:span text:style-name="T5"> nova(s) mensagem(s).</text:span></text:p>
      <text:p text:style-name="P59"><text:span text:style-name="T5">1. </text:span><text:span text:style-name="T11">(!) </text:span><text:span text:style-name="T9">M3lch10r</text:span><text:span text:style-name="T8">: Oi, ouvi falar que você sabe hackear coisas...</text:span></text:p>
      <text:p text:style-name="P84"><text:span text:style-name="T24">2</text:span><text:span text:style-name="T13">. Voltar </text:span><text:span text:style-name="T22">ao Menu</text:span></text:p>
      <text:p text:style-name="P23"/>
      <text:p text:style-name="P122"><text:span text:style-name="T16">Digite o número da operação desejada: </text:span><text:span text:style-name="T25">1</text:span></text:p>
      <text:p text:style-name="P160"/>
      <text:p text:style-name="P123"><text:span text:style-name="T17">-</text:span><text:span text:style-name="T24">-----------------------------------------------------------------------------------------------------------------------</text:span></text:p>
      <text:p text:style-name="P123"/>
      <text:p text:style-name="P26"><text:span text:style-name="T258">:::::::::::::</text:span><text:span text:style-name="T261">M3lch10r</text:span><text:span text:style-name="T258">:::::::::::::</text:span></text:p>
      <text:p text:style-name="P155"/>
      <text:p text:style-name="P26"><text:span text:style-name="T261">M3lch10r</text:span><text:span text:style-name="T259">: Oi, ouvi falar que você sabe hackear coisas. </text:span><text:span text:style-name="T261">Gostaria que fizesse um pequeno serviço pra mim.</text:span></text:p>
      <text:p text:style-name="P26"/>
      <text:p text:style-name="P63"><text:span text:style-name="T60">1. </text:span><text:span text:style-name="T63">Ok, pode mandar.</text:span></text:p>
      <text:p text:style-name="P39">2. E como sei que você não é um tira?</text:p>
      <text:p text:style-name="P39">3. Você ouviu errado. Cai fora.</text:p>
      <text:p text:style-name="P39"/>
      <text:p text:style-name="P42">4. Voltar a Mensagens.</text:p>
      <text:p text:style-name="P39"/>
      <text:p text:style-name="P26">&lt;<text:span text:style-name="T261">usuario</text:span>&gt;: <text:span text:style-name="T261">2</text:span></text:p>
      <text:p text:style-name="P26"><text:soft-page-break/></text:p>
      <text:p text:style-name="P26">&lt;<text:span text:style-name="T261">usuario</text:span>&gt;: <text:span text:style-name="T261">E como sei que você não é um tira?</text:span></text:p>
      <text:p text:style-name="P26"/>
      <text:p text:style-name="P63"><text:span text:style-name="T60">M3lch10r</text:span><text:span text:style-name="T61">: </text:span><text:span text:style-name="T62">Você sabe como isso aqui funciona. Só usuários “verificados” pelos chefões do Abyss podem entrar em contato com vocês. Além disso, mesmo se eu fosse um tira, o que diabos eu poderia fazer? Todo mundo é </text:span><text:span text:style-name="T85">praticamente</text:span><text:span text:style-name="T62"> irrastreável aqui, </text:span><text:span text:style-name="T85">contanto que não façam nada muito estúpido</text:span><text:span text:style-name="T62">. Agora, você quer o trabalho ou não?</text:span></text:p>
      <text:p text:style-name="P162"/>
      <text:p text:style-name="P41">1. <text:span text:style-name="T263">Ok, pode mandar.</text:span></text:p>
      <text:p text:style-name="P40"><text:span text:style-name="T262">2</text:span>. Você ouviu errado. Cai fora.</text:p>
      <text:p text:style-name="P40"/>
      <text:p text:style-name="P42">3. Voltar a Mensagens.</text:p>
      <text:p text:style-name="P40"/>
      <text:p text:style-name="P27"><text:span text:style-name="T262">&lt;</text:span><text:span text:style-name="T261">usuario</text:span><text:span text:style-name="T262">&gt;: </text:span><text:span text:style-name="T261">2</text:span></text:p>
      <text:p text:style-name="P27"/>
      <text:p text:style-name="P27">&lt;<text:span text:style-name="T262">usuario</text:span>&gt;: <text:span text:style-name="T261">Você ouviu errado. Cai fora.</text:span></text:p>
      <text:p text:style-name="P27"/>
      <text:p text:style-name="P27"><text:span text:style-name="T261">M3lch10r</text:span><text:span text:style-name="T259">: </text:span><text:span text:style-name="T262">E eu aqui achando que você levaria o trabalho a sério. Tudo bem. Mas supondo que eu não tenha ouvido errado, enquanto eu não achar alguém mais disposto a me ajudar, vou estar por aqui se mudar de ideia (mas não por muito tempo).</text:span></text:p>
      <text:p text:style-name="P27"/>
      <text:p text:style-name="P41">1. <text:span text:style-name="T263">Ok, pode mandar.</text:span></text:p>
      <text:p text:style-name="P40"/>
      <text:p text:style-name="P42"><text:span text:style-name="T264">2</text:span>. Voltar a Mensagens.</text:p>
      <text:p text:style-name="P40"/>
      <text:p text:style-name="P27"><text:span text:style-name="T262">&lt;</text:span><text:span text:style-name="T261">usuario</text:span><text:span text:style-name="T262">&gt;: </text:span><text:span text:style-name="T263">1</text:span></text:p>
      <text:p text:style-name="P27"/>
      <text:p text:style-name="P266"><text:span text:style-name="T60">M3lch10r</text:span><text:span text:style-name="T61">: </text:span><text:span text:style-name="T64">Sabe a Digital Spider? Então, preciso que você invada ela e “pegue emprestado” alguns dados pra mim. Quero tudo o que você puder encontrar sobre a GhostWe</text:span><text:span text:style-name="T84">b,</text:span><text:span text:style-name="T64"> sobre o </text:span><text:span text:style-name="T86">p</text:span><text:span text:style-name="T64">rojeto Connected World, </text:span><text:span text:style-name="T84">e, se possível, sobre algo chamado “Puppet_M@ster”.</text:span><text:span text:style-name="T64"> </text:span><text:span text:style-name="T85">Não se preocupe se não achar nada sobre este último. Ele é mais uma lenda urbana do que qualquer outra coisa. Enfim, s</text:span><text:span text:style-name="T65">e olhar em sua conta bancária do Abyss, verá que o pagamento já foi enviado e só aguarda a confirmação de que nosso contrato foi concluído para que você de fato </text:span><text:span text:style-name="T85">receba o dinheiro</text:span><text:span text:style-name="T65">. Verá também que é uma quantia bem generosa. Posso contar com seus serviços?</text:span></text:p>
      <text:p text:style-name="P243"/>
      <text:p text:style-name="P267"><text:span text:style-name="T60">1. </text:span><text:span text:style-name="T65">Considere feito.</text:span></text:p>
      <text:p text:style-name="P167"/>
      <text:p text:style-name="P163"><text:span text:style-name="T264">2</text:span>. Voltar a Mensagens.</text:p>
      <text:p text:style-name="P163"/>
      <text:p text:style-name="P131"><text:span text:style-name="T262">&lt;</text:span><text:span text:style-name="T261">usuario</text:span><text:span text:style-name="T262">&gt;: </text:span><text:span text:style-name="T265">1</text:span></text:p>
      <text:p text:style-name="P131"/>
      <text:p text:style-name="P131"><text:span text:style-name="T261">M3lch10r</text:span><text:span text:style-name="T259">: </text:span><text:span text:style-name="T265">Fico no aguardo.</text:span></text:p>
      <text:p text:style-name="P131"/>
      <text:p text:style-name="P164"><text:span text:style-name="T265">1</text:span>. Voltar a Mensagens.</text:p>
      <text:p text:style-name="P164"/>
      <text:p text:style-name="P131"><text:span text:style-name="T262">&lt;</text:span><text:span text:style-name="T261">usuario</text:span><text:span text:style-name="T262">&gt;:</text:span></text:p>
      <text:p text:style-name="P243"/>
      <text:p text:style-name="P304"><text:span text:style-name="T161">{</text:span><text:span text:style-name="T169">Fim da simulação </text:span><text:span text:style-name="T170">7</text:span><text:span text:style-name="T169">}</text:span></text:p>
      <text:p text:style-name="P304"><text:span text:style-name="T169"/></text:p>
      <text:p text:style-name="P268"><text:span text:style-name="T200">A</text:span><text:span text:style-name="T201">ssim que o jogador selecionar a opção “considere feito”, a primeira missão será ativada, e para acessá-la o jogador precisará ir em “Contratos” no Menu.</text:span></text:p>
      <text:p text:style-name="P268"><text:span text:style-name="T201"/></text:p>
      <text:p text:style-name="P268"><text:soft-page-break/><text:span text:style-name="T201"/></text:p>
      <text:p text:style-name="P273"><text:span text:style-name="T223">3. </text:span><text:span text:style-name="T222">O Contrato</text:span></text:p>
      <text:p text:style-name="P268"><text:span text:style-name="T201"/></text:p>
      <text:p text:style-name="P268"><text:span text:style-name="T161">{</text:span><text:span text:style-name="T171">Início</text:span><text:span text:style-name="T169"> da simulação </text:span><text:span text:style-name="T171">8</text:span><text:span text:style-name="T169">}</text:span></text:p>
      <text:p text:style-name="P268"><text:span text:style-name="T169"/></text:p>
      <text:p text:style-name="P305"><text:span text:style-name="T16">««««««««</text:span><text:span text:style-name="T14">ABYSS»»»»»»»»</text:span></text:p>
      <text:p text:style-name="P202">O ambiente de trabalho para aqueles que seguem suas próprias leis.</text:p>
      <text:p text:style-name="P202"/>
      <text:p text:style-name="P305"><text:span text:style-name="T15">:::::::::::::</text:span><text:span text:style-name="T14">MENU</text:span><text:span text:style-name="T15">:::::::::::::</text:span></text:p>
      <text:p text:style-name="P308"><text:span text:style-name="T15">1</text:span><text:span text:style-name="T13">. Mensagens</text:span></text:p>
      <text:p text:style-name="P305"><text:span text:style-name="T15">2. </text:span><text:span text:style-name="T18">Perfil</text:span></text:p>
      <text:p text:style-name="P205">3. Contratos <text:span text:style-name="T265">(1)</text:span></text:p>
      <text:p text:style-name="P308"><text:span text:style-name="T15">4</text:span><text:span text:style-name="T13">. </text:span><text:span text:style-name="T15">Notícias</text:span></text:p>
      <text:p text:style-name="P305"><text:span text:style-name="T15">5. </text:span><text:span text:style-name="T17">Crédito aos </text:span><text:span text:style-name="T19">D</text:span><text:span text:style-name="T15">esenvolvedores</text:span></text:p>
      <text:p text:style-name="P205"/>
      <text:p text:style-name="P313"><text:span text:style-name="T20">Digite o número da operação desejada</text:span><text:span text:style-name="T16">: </text:span><text:span text:style-name="T27">3</text:span></text:p>
      <text:p text:style-name="P313"><text:span text:style-name="T27"/></text:p>
      <text:p text:style-name="P245"><text:span text:style-name="T17">-</text:span><text:span text:style-name="T24">-----------------------------------------------------------------------------------------------------------------------</text:span></text:p>
      <text:p text:style-name="P135"/>
      <text:p text:style-name="P268"><text:span text:style-name="T47">:::::::::::::</text:span><text:span text:style-name="T48">CONTRATOS</text:span><text:span text:style-name="T47">:::::::::::::</text:span></text:p>
      <text:p text:style-name="P135"/>
      <text:p text:style-name="P135">*********ATIVOS**********</text:p>
      <text:p text:style-name="P135">Você possui <text:span text:style-name="T265">1</text:span> contrato(s) ativo(s).</text:p>
      <text:p text:style-name="P135"/>
      <text:p text:style-name="P169">1. <text:span text:style-name="T297">(!) </text:span>O Ninho da Aranha</text:p>
      <text:p text:style-name="P135"/>
      <text:p text:style-name="P135">******FINALIZADOS*******</text:p>
      <text:p text:style-name="P135">Você possui 0 contrato(s) finalizado(s).</text:p>
      <text:p text:style-name="P135"/>
      <text:p text:style-name="P268"><text:span text:style-name="T66">2</text:span><text:span text:style-name="T49">. Voltar </text:span><text:span text:style-name="T72">ao Menu</text:span></text:p>
      <text:p text:style-name="P138"/>
      <text:p text:style-name="P245"><text:span text:style-name="T14">Digite o número da operação desejada</text:span><text:span text:style-name="T16">: </text:span><text:span text:style-name="T27">1</text:span></text:p>
      <text:p text:style-name="P245"><text:span text:style-name="T27"/></text:p>
      <text:p text:style-name="P245"><text:span text:style-name="T17">-</text:span><text:span text:style-name="T24">-----------------------------------------------------------------------------------------------------------------------</text:span></text:p>
      <text:p text:style-name="P245"><text:span text:style-name="T24"/></text:p>
      <text:p text:style-name="P268"><text:span text:style-name="T47">:::::::::::::</text:span><text:span text:style-name="T66">O Ninho da Aranha</text:span><text:span text:style-name="T47">:::::::::::::</text:span></text:p>
      <text:p text:style-name="P245"><text:span text:style-name="T15"/></text:p>
      <text:p text:style-name="P268"><text:span text:style-name="T47">1. </text:span><text:span text:style-name="T67">Analisar a rede interna da </text:span><text:span text:style-name="T73">Digital Spider</text:span></text:p>
      <text:p text:style-name="P252"><text:span text:style-name="T13"/></text:p>
      <text:p text:style-name="P252"><text:span text:style-name="T13">2. Voltar a </text:span><text:span text:style-name="T31">Contratos</text:span></text:p>
      <text:p text:style-name="P252"><text:span text:style-name="T13"/></text:p>
      <text:p text:style-name="P246"><text:span text:style-name="T14">Digite o número da operação desejada</text:span><text:span text:style-name="T16">: </text:span><text:span text:style-name="T27">1</text:span></text:p>
      <text:p text:style-name="P171"/>
      <text:p text:style-name="P215"><text:span text:style-name="T244">Analisando…</text:span></text:p>
      <text:p text:style-name="P250"><text:span text:style-name="T24"/></text:p>
      <text:p text:style-name="P177"><text:span text:style-name="T266">:::::::::::::</text:span><text:span text:style-name="T265">O Ninho da Aranha</text:span><text:span text:style-name="T266">:::::::::::::</text:span></text:p>
      <text:p text:style-name="P171"/>
      <text:p text:style-name="P171">Funcionários online: 37</text:p>
      <text:p text:style-name="P269"><text:span text:style-name="T67">Nível de proteção da rede: Muito Alto</text:span></text:p>
      <text:p text:style-name="P324"><text:span text:style-name="T46"/></text:p>
      <text:p text:style-name="P270"><text:span text:style-name="T68">Chance d</text:span><text:span text:style-name="T69">o invasor ser rastreado ao invadir</text:span><text:span text:style-name="T68">: </text:span><text:span text:style-name="T70">Extremamente Alta</text:span></text:p>
      <text:p text:style-name="P270"><text:span text:style-name="T68">Dificuldade atual de uma invasão </text:span><text:span text:style-name="T69">direta</text:span><text:span text:style-name="T68">: </text:span><text:span text:style-name="T70">Extremamente Alta</text:span></text:p>
      <text:p text:style-name="P342"><text:soft-page-break/><text:span text:style-name="T68">M</text:span><text:span text:style-name="T46">elhor curso de ação: Instalar um vírus fisicamente na sala de controle</text:span></text:p>
      <text:p text:style-name="P179"/>
      <text:p text:style-name="P270"><text:span text:style-name="T47">1. </text:span><text:span text:style-name="T68">Iniciar invasão</text:span></text:p>
      <text:p text:style-name="P334"><text:span text:style-name="T46">2. Derrubar funcionários da rede</text:span></text:p>
      <text:p text:style-name="P417"><text:span text:style-name="T46">3. Hackear drone</text:span></text:p>
      <text:p text:style-name="P253"><text:span text:style-name="T13"/></text:p>
      <text:p text:style-name="P270"><text:span text:style-name="T70">4</text:span><text:span text:style-name="T67">. Voltar </text:span><text:span text:style-name="T70">a Contratos</text:span></text:p>
      <text:p text:style-name="P253"><text:span text:style-name="T13"/></text:p>
      <text:p text:style-name="P217"><text:span text:style-name="T120">Digite o número da operação desejada</text:span><text:span text:style-name="T121">: </text:span></text:p>
      <text:p text:style-name="P217"><text:span text:style-name="T122"/></text:p>
      <text:p text:style-name="P271"><text:span text:style-name="T161">{</text:span><text:span text:style-name="T172">Fim</text:span><text:span text:style-name="T169"> da simulação </text:span><text:span text:style-name="T171">8</text:span><text:span text:style-name="T169">}</text:span></text:p>
      <text:p text:style-name="P271"><text:span text:style-name="T169"/></text:p>
      <text:p text:style-name="P317"><text:span text:style-name="T218">A </text:span><text:span text:style-name="T215">partir daqui entra o primeiro uso de aleatoriedade. Caso o jogador selecione ”Iniciar invasão”, será “rolado” um dado virtual para decidir seu sucesso ou fracasso. O objetivo aqui é que o jogador tente outros métodos para facilitar a invasão antes de iniciá-la, e por isso, o ato de invadir imediatamente será penalizado com uma alta chance de fracasso.</text:span></text:p>
      <text:p text:style-name="P317"><text:span text:style-name="T215"/></text:p>
      <text:p text:style-name="P317"><text:span text:style-name="T215">Após cada fracasso do jogador em qualquer ação, outro dado virtual é rolado em seguida para decidir se o jogador será “rastreado”. Se o jogador for rastreado, será automaticamente um “Game Over”, e a missão iniciará de novo do zero. A chance de haver ou não um Game Over é dada pelo item “</text:span><text:span text:style-name="T28">Chance d</text:span><text:span text:style-name="T29">o invasor ser rastreado ao invadir”. </text:span><text:span text:style-name="T215">Naturalmente, quanto mais alta, mais fácil será o dado virtual resultar em um Game Over após um fracasso.</text:span></text:p>
      <text:p text:style-name="P317"><text:span text:style-name="T215"/></text:p>
      <text:p text:style-name="P317"><text:span text:style-name="T215">De forma semelhante, o item “</text:span><text:span text:style-name="T28">Dificuldade atual de uma invasão </text:span><text:span text:style-name="T29">direta” </text:span><text:span text:style-name="T215">determina a chance de a invasão ser bem-sucedida </text:span><text:span text:style-name="T274">ou não</text:span><text:span text:style-name="T215">. </text:span><text:span text:style-name="T274">A ideia é que seja praticamente (mas não totalmente) impossível para o jogador invadir o sistema logo de início, o que faria o jogo acabar muito rapidamente.</text:span></text:p>
      <text:p text:style-name="P317"><text:span text:style-name="T274"/></text:p>
      <text:p text:style-name="P318"><text:span text:style-name="T215">O item “</text:span><text:span text:style-name="T28">M</text:span><text:span text:style-name="T30">elhor curso de ação” </text:span><text:span text:style-name="T215">dá uma pequena dica sobre o que o jogador deve fazer para facilitar ao máximo a invasão. Nesse caso, a sugestão indica que um drone deve ser hackeado.</text:span></text:p>
      <text:p text:style-name="P318"><text:span text:style-name="T215"/></text:p>
      <text:p text:style-name="P319"><text:span text:style-name="T215">A seguir, a simulação de cada possível curso de ação tomado pelo jogador.</text:span></text:p>
      <text:p text:style-name="P319"><text:span text:style-name="T215"/></text:p>
      <text:p text:style-name="P319"><text:span text:style-name="T215"/></text:p>
      <text:p text:style-name="P272"><text:span text:style-name="T161">{</text:span><text:span text:style-name="T173">Início</text:span><text:span text:style-name="T169"> da simulação </text:span><text:span text:style-name="T173">9 – </text:span><text:span text:style-name="T174">Invasão mal sucedida e sem Game Over</text:span><text:span text:style-name="T169">}</text:span></text:p>
      <text:p text:style-name="P319"><text:span text:style-name="T215"/></text:p>
      <text:p text:style-name="P178"><text:span text:style-name="T266">:::::::::::::</text:span><text:span text:style-name="T265">O Ninho da Aranha</text:span><text:span text:style-name="T266">:::::::::::::</text:span></text:p>
      <text:p text:style-name="P172"/>
      <text:p text:style-name="P172">Funcionários online: 37</text:p>
      <text:p text:style-name="P272"><text:span text:style-name="T67">Nível de proteção da rede: Muito Alto</text:span></text:p>
      <text:p text:style-name="P325"><text:span text:style-name="T46"/></text:p>
      <text:p text:style-name="P272"><text:span text:style-name="T68">Chance d</text:span><text:span text:style-name="T69">o invasor ser rastreado ao invadir</text:span><text:span text:style-name="T68">: </text:span><text:span text:style-name="T70">Extremamente Alta</text:span></text:p>
      <text:p text:style-name="P272"><text:span text:style-name="T68">Dificuldade atual de uma invasão </text:span><text:span text:style-name="T69">direta</text:span><text:span text:style-name="T68">: </text:span><text:span text:style-name="T70">Extremamente Alta</text:span></text:p>
      <text:p text:style-name="P343"><text:span text:style-name="T68">M</text:span><text:span text:style-name="T46">elhor curso de ação: Instalar um vírus fisicamente na sala de controle</text:span></text:p>
      <text:p text:style-name="P180"/>
      <text:p text:style-name="P272"><text:span text:style-name="T47">1. </text:span><text:span text:style-name="T68">Iniciar invasão</text:span></text:p>
      <text:p text:style-name="P335"><text:span text:style-name="T46">2. Derrubar funcionários da rede</text:span></text:p>
      <text:p text:style-name="P417"><text:span text:style-name="T46">3. Hackear drone</text:span></text:p>
      <text:p text:style-name="P254"><text:span text:style-name="T13"/></text:p>
      <text:p text:style-name="P272"><text:span text:style-name="T70">4</text:span><text:span text:style-name="T67">. Voltar </text:span><text:span text:style-name="T70">a Contratos</text:span></text:p>
      <text:p text:style-name="P254"><text:soft-page-break/><text:span text:style-name="T13"/></text:p>
      <text:p text:style-name="P218"><text:span text:style-name="T120">Digite o número da operação desejada</text:span><text:span text:style-name="T121">: </text:span><text:span text:style-name="T123">1</text:span></text:p>
      <text:p text:style-name="P248"><text:span text:style-name="T27"/></text:p>
      <text:p text:style-name="P224"><text:span text:style-name="T143">-</text:span><text:span text:style-name="T144">-----------------------------------------------------------------------------------------------------------------------</text:span></text:p>
      <text:p text:style-name="P218"><text:span text:style-name="T123"/></text:p>
      <text:p text:style-name="P189">Iniciando invasão…</text:p>
      <text:p text:style-name="P189"/>
      <text:p text:style-name="P189">Atravessando Firewall…</text:p>
      <text:p text:style-name="P189"/>
      <text:p text:style-name="P212">{Rolagem virtual de dados que resulta em uma falha}</text:p>
      <text:p text:style-name="P189"/>
      <text:p text:style-name="P189">Acesso bloqueado. Invasão mal sucedida.</text:p>
      <text:p text:style-name="P189"/>
      <text:p text:style-name="P273"><text:span text:style-name="T71">Você está sofrendo uma tentativa de rastreio. Bloqueando rastreador...</text:span></text:p>
      <text:p text:style-name="P273"><text:span text:style-name="T71"/></text:p>
      <text:p text:style-name="P390"><text:span text:style-name="T2">{Rolagem virtual de dados que resulta em um sucesso}</text:span></text:p>
      <text:p text:style-name="P382"><text:span text:style-name="T46"/></text:p>
      <text:p text:style-name="P391"><text:span text:style-name="T46">Rastreador bloqueado com êxito!</text:span></text:p>
      <text:p text:style-name="P247"><text:span text:style-name="T27"/></text:p>
      <text:p text:style-name="P248"><text:span text:style-name="T17">-</text:span><text:span text:style-name="T24">-----------------------------------------------------------------------------------------------------------------------</text:span></text:p>
      <text:p text:style-name="P391"><text:span text:style-name="T46"/></text:p>
      <text:p text:style-name="P178"><text:span text:style-name="T266">:::::::::::::</text:span><text:span text:style-name="T265">O Ninho da Aranha</text:span><text:span text:style-name="T266">:::::::::::::</text:span></text:p>
      <text:p text:style-name="P178"/>
      <text:p text:style-name="P173">Funcionários online: 37</text:p>
      <text:p text:style-name="P274"><text:span text:style-name="T67">Nível de proteção da rede: Muito Alto</text:span></text:p>
      <text:p text:style-name="P326"><text:span text:style-name="T46">Drones conectados: 3</text:span></text:p>
      <text:p text:style-name="P326"><text:span text:style-name="T46"/></text:p>
      <text:p text:style-name="P274"><text:span text:style-name="T68">Chance d</text:span><text:span text:style-name="T69">o invasor ser rastreado ao invadir</text:span><text:span text:style-name="T68">: </text:span><text:span text:style-name="T70">Extremamente Alta</text:span></text:p>
      <text:p text:style-name="P274"><text:span text:style-name="T68">Dificuldade atual de uma invasão </text:span><text:span text:style-name="T69">direta</text:span><text:span text:style-name="T68">: </text:span><text:span text:style-name="T70">Extremamente Alta</text:span></text:p>
      <text:p text:style-name="P344"><text:span text:style-name="T68">M</text:span><text:span text:style-name="T46">elhor curso de ação: Instalar um vírus fisicamente na sala de controle</text:span></text:p>
      <text:p text:style-name="P181"/>
      <text:p text:style-name="P274"><text:span text:style-name="T47">1. </text:span><text:span text:style-name="T68">Iniciar invasão</text:span></text:p>
      <text:p text:style-name="P336"><text:span text:style-name="T46">2. Derrubar funcionários da rede</text:span></text:p>
      <text:p text:style-name="P417"><text:span text:style-name="T46">3. Hackear drone</text:span></text:p>
      <text:p text:style-name="P382"><text:span text:style-name="T46"/></text:p>
      <text:p text:style-name="P275"><text:span text:style-name="T70">4</text:span><text:span text:style-name="T67">. Voltar </text:span><text:span text:style-name="T70">a Contratos</text:span></text:p>
      <text:p text:style-name="P255"><text:span text:style-name="T13"/></text:p>
      <text:p text:style-name="P219"><text:span text:style-name="T120">Digite o número da operação desejada</text:span><text:span text:style-name="T121">: </text:span><text:span text:style-name="T123">1</text:span></text:p>
      <text:p text:style-name="P218"><text:span text:style-name="T121"/></text:p>
      <text:p text:style-name="P218"><text:span text:style-name="T224">{</text:span><text:span text:style-name="T225">Fim</text:span><text:span text:style-name="T226"> da simulação </text:span><text:span text:style-name="T227">9</text:span><text:span text:style-name="T226">}</text:span></text:p>
      <text:p text:style-name="P218"><text:span text:style-name="T226"/></text:p>
      <text:p text:style-name="P218"><text:span text:style-name="T226"/></text:p>
      <text:p text:style-name="P275"><text:span text:style-name="T161">{</text:span><text:span text:style-name="T175">Início</text:span><text:span text:style-name="T169"> da simulação </text:span><text:span text:style-name="T175">10 – Invasão mal sucedida e </text:span><text:span text:style-name="T181">com </text:span><text:span text:style-name="T175">Game Over</text:span><text:span text:style-name="T169">}</text:span></text:p>
      <text:p text:style-name="P275"><text:span text:style-name="T169"/></text:p>
      <text:p text:style-name="P178"><text:span text:style-name="T266">:::::::::::::</text:span><text:span text:style-name="T265">O Ninho da Aranha</text:span><text:span text:style-name="T266">:::::::::::::</text:span></text:p>
      <text:p text:style-name="P174"/>
      <text:p text:style-name="P174">Funcionários online: 37</text:p>
      <text:p text:style-name="P275"><text:span text:style-name="T67">Nível de proteção da rede: Muito Alto</text:span></text:p>
      <text:p text:style-name="P327"><text:span text:style-name="T46"/></text:p>
      <text:p text:style-name="P275"><text:span text:style-name="T68">Chance d</text:span><text:span text:style-name="T69">o invasor ser rastreado ao invadir</text:span><text:span text:style-name="T68">: </text:span><text:span text:style-name="T70">Extremamente Alta</text:span></text:p>
      <text:p text:style-name="P275"><text:span text:style-name="T68">Dificuldade atual de uma invasão </text:span><text:span text:style-name="T69">direta</text:span><text:span text:style-name="T68">: </text:span><text:span text:style-name="T70">Extremamente Alta</text:span></text:p>
      <text:p text:style-name="P345"><text:span text:style-name="T68">M</text:span><text:span text:style-name="T46">elhor curso de ação: Instalar um vírus fisicamente na sala de controle</text:span></text:p>
      <text:p text:style-name="P182"><text:soft-page-break/></text:p>
      <text:p text:style-name="P275"><text:span text:style-name="T47">1. </text:span><text:span text:style-name="T68">Iniciar invasão</text:span></text:p>
      <text:p text:style-name="P337"><text:span text:style-name="T46">2. Derrubar funcionários da rede</text:span></text:p>
      <text:p text:style-name="P417"><text:span text:style-name="T46">3. Hackear drone</text:span></text:p>
      <text:p text:style-name="P383"><text:span text:style-name="T69"/></text:p>
      <text:p text:style-name="P275"><text:span text:style-name="T70">4</text:span><text:span text:style-name="T67">. Voltar </text:span><text:span text:style-name="T70">a Contratos</text:span></text:p>
      <text:p text:style-name="P255"><text:span text:style-name="T13"/></text:p>
      <text:p text:style-name="P219"><text:span text:style-name="T120">Digite o número da operação desejada</text:span><text:span text:style-name="T121">: </text:span><text:span text:style-name="T123">1</text:span></text:p>
      <text:p text:style-name="P248"><text:span text:style-name="T27"/></text:p>
      <text:p text:style-name="P224"><text:span text:style-name="T143">-</text:span><text:span text:style-name="T144">-----------------------------------------------------------------------------------------------------------------------</text:span></text:p>
      <text:p text:style-name="P219"><text:span text:style-name="T123"/></text:p>
      <text:p text:style-name="P190">Iniciando invasão…</text:p>
      <text:p text:style-name="P190"/>
      <text:p text:style-name="P190">Atravessando Firewall…</text:p>
      <text:p text:style-name="P190"/>
      <text:p text:style-name="P213">{Rolagem virtual de dados que resulta em uma falha}</text:p>
      <text:p text:style-name="P190"/>
      <text:p text:style-name="P190">Acesso bloqueado. Invasão mal sucedida.</text:p>
      <text:p text:style-name="P190"/>
      <text:p text:style-name="P275"><text:span text:style-name="T71">Você está sofrendo uma tentativa de rastreio. Bloqueando rastreador...</text:span></text:p>
      <text:p text:style-name="P275"><text:span text:style-name="T71"/></text:p>
      <text:p text:style-name="P275"><text:span text:style-name="T115">{Rolagem virtual de dados que resulta em um</text:span><text:span text:style-name="T116">a falha</text:span><text:span text:style-name="T115">}</text:span></text:p>
      <text:p text:style-name="P275"><text:span text:style-name="T115"/></text:p>
      <text:p text:style-name="P321"><text:span text:style-name="T2">Falha no bloqueio. Você foi rastreado! Sua identidade e localização foram comprometidos!</text:span></text:p>
      <text:p text:style-name="P321"><text:span text:style-name="T2"/></text:p>
      <text:p text:style-name="P275"><text:span text:style-name="T73">::::::::::::NOTA OFICIAL DO</text:span><text:span text:style-name="T74">S DESENVOLVEDORES</text:span><text:span text:style-name="T73">::::::::::::</text:span></text:p>
      <text:p text:style-name="P275"><text:span text:style-name="T73"/></text:p>
      <text:p text:style-name="P275"><text:span text:style-name="T73">Nós do Abyss lamentamos seu miserável fracasso. Infelizmente, para você, não podemos deixar que sua incompetência nos arraste </text:span><text:span text:style-name="T74">junto com você para a fossa. Você está imediatamente desligado do nosso sistema. A partir de agora, não temos ligação alguma com você, não o conhecemos, e, para prev</text:span><text:span text:style-name="T75">e</text:span><text:span text:style-name="T74">nir que nenhuma de nossas informações será vazada para ouvidos indesejáveis, garantiremos que você permaneça em completo e absoluto silêncio.</text:span></text:p>
      <text:p text:style-name="P275"><text:span text:style-name="T74"/></text:p>
      <text:p text:style-name="P277"><text:span text:style-name="T74">Obrigado por ter escolhido o Abyss. </text:span></text:p>
      <text:p text:style-name="P277"><text:span text:style-name="T74"/></text:p>
      <text:p text:style-name="P277"><text:span text:style-name="T75">Ah, e é melhor não pisar lá fora. Bem, na verdade não faz diferença. Eles </text:span><text:span text:style-name="T76">já estão dentro.</text:span></text:p>
      <text:p text:style-name="P276"><text:span text:style-name="T74"/></text:p>
      <text:p text:style-name="P392"><text:span text:style-name="T46">#######GAME OVER#######</text:span></text:p>
      <text:p text:style-name="P275"><text:span text:style-name="T169"/></text:p>
      <text:p text:style-name="P219"><text:span text:style-name="T224">{</text:span><text:span text:style-name="T225">Fim</text:span><text:span text:style-name="T226"> da simulação </text:span><text:span text:style-name="T228">10</text:span><text:span text:style-name="T226">}</text:span></text:p>
      <text:p text:style-name="P219"><text:span text:style-name="T226"/></text:p>
      <text:p text:style-name="P351"><text:span text:style-name="T229">A</text:span><text:span text:style-name="T156">pós isso, a tela volta ao menu, e a missão é reiniciada do ponto inicial.</text:span></text:p>
      <text:p text:style-name="P351"><text:span text:style-name="T156"/></text:p>
      <text:p text:style-name="P351"><text:span text:style-name="T156"/></text:p>
      <text:p text:style-name="P278"><text:span text:style-name="T161">{</text:span><text:span text:style-name="T175">Início</text:span><text:span text:style-name="T169"> da simulação </text:span><text:span text:style-name="T175">1</text:span><text:span text:style-name="T176">1</text:span><text:span text:style-name="T175"> – </text:span><text:span text:style-name="T176">Derrubando funcionários da rede</text:span><text:span text:style-name="T169">}</text:span></text:p>
      <text:p text:style-name="P278"><text:span text:style-name="T169"/></text:p>
      <text:p text:style-name="P178"><text:span text:style-name="T266">:::::::::::::</text:span><text:span text:style-name="T265">O Ninho da Aranha</text:span><text:span text:style-name="T266">:::::::::::::</text:span></text:p>
      <text:p text:style-name="P175"/>
      <text:p text:style-name="P175">Funcionários online: 37</text:p>
      <text:p text:style-name="P278"><text:span text:style-name="T67">Nível de proteção da rede: Muito Alto</text:span></text:p>
      <text:p text:style-name="P328"><text:span text:style-name="T46"/></text:p>
      <text:p text:style-name="P278"><text:span text:style-name="T68">Chance d</text:span><text:span text:style-name="T79">e você ser rastreado</text:span><text:span text:style-name="T68">: </text:span><text:span text:style-name="T70">Extremamente Alta</text:span></text:p>
      <text:p text:style-name="P278"><text:soft-page-break/><text:span text:style-name="T68">Dificuldade atual de uma invasão </text:span><text:span text:style-name="T69">direta</text:span><text:span text:style-name="T68">: </text:span><text:span text:style-name="T70">Extremamente Alta</text:span></text:p>
      <text:p text:style-name="P346"><text:span text:style-name="T68">M</text:span><text:span text:style-name="T46">elhor curso de ação: Instalar um vírus fisicamente na sala de controle</text:span></text:p>
      <text:p text:style-name="P183"/>
      <text:p text:style-name="P278"><text:span text:style-name="T47">1. </text:span><text:span text:style-name="T68">Iniciar invasão</text:span></text:p>
      <text:p text:style-name="P338"><text:span text:style-name="T46">2. Derrubar funcionários da rede</text:span></text:p>
      <text:p text:style-name="P338"><text:span text:style-name="T46">3. </text:span><text:span text:style-name="T69">Hackear drone</text:span></text:p>
      <text:p text:style-name="P384"><text:span text:style-name="T46"/></text:p>
      <text:p text:style-name="P278"><text:span text:style-name="T70">4</text:span><text:span text:style-name="T67">. Voltar </text:span><text:span text:style-name="T70">a Contratos</text:span></text:p>
      <text:p text:style-name="P256"><text:span text:style-name="T13"/></text:p>
      <text:p text:style-name="P220"><text:span text:style-name="T120">Digite o número da operação desejada</text:span><text:span text:style-name="T121">: </text:span><text:span text:style-name="T124">2</text:span></text:p>
      <text:p text:style-name="P249"><text:span text:style-name="T27"/></text:p>
      <text:p text:style-name="P224"><text:span text:style-name="T143">-</text:span><text:span text:style-name="T144">-----------------------------------------------------------------------------------------------------------------------</text:span></text:p>
      <text:p text:style-name="P220"><text:span text:style-name="T124"/></text:p>
      <text:p text:style-name="P280"><text:span text:style-name="T77">B</text:span><text:span text:style-name="T78">loqueando o acesso dos funcionários online…</text:span></text:p>
      <text:p text:style-name="P225"><text:span text:style-name="T1"/></text:p>
      <text:p text:style-name="P355">{Rola-se um dado virtual para cada um dos 37 funcionários. Cada acerto é um funcionário a menos na rede. Cada erro significa um funcionário que permanece online.}</text:p>
      <text:p text:style-name="P225"><text:span text:style-name="T1"/></text:p>
      <text:p text:style-name="P280"><text:span text:style-name="T78">&lt;</text:span><text:span text:style-name="T79">x</text:span><text:span text:style-name="T78">&gt; funcionários bloqueados com sucesso. </text:span><text:span text:style-name="T79">Restam &lt;y&gt; online.</text:span></text:p>
      <text:p text:style-name="P280"><text:span text:style-name="T79"/></text:p>
      <text:p text:style-name="P369"><text:span text:style-name="T245">{Caso mais da metade, ou seja, mais de 18 funcionários tenham sido bloqueados}:</text:span></text:p>
      <text:p text:style-name="P377"><text:span text:style-name="T245"/></text:p>
      <text:p text:style-name="P281"><text:span text:style-name="T79">A chance de você ser rastreado foi diminuída!</text:span></text:p>
      <text:p text:style-name="P281"><text:span text:style-name="T79"/></text:p>
      <text:p text:style-name="P393"><text:span text:style-name="T46">A dificuldade de invasão foi diminuída!</text:span></text:p>
      <text:p text:style-name="P248"><text:span text:style-name="T27"/></text:p>
      <text:p text:style-name="P248"><text:span text:style-name="T17">-</text:span><text:span text:style-name="T24">-----------------------------------------------------------------------------------------------------------------------</text:span></text:p>
      <text:p text:style-name="P281"><text:span text:style-name="T275"/></text:p>
      <text:p text:style-name="P178"><text:span text:style-name="T266">:::::::::::::</text:span><text:span text:style-name="T265">O Ninho da Aranha</text:span><text:span text:style-name="T266">:::::::::::::</text:span></text:p>
      <text:p text:style-name="P176"/>
      <text:p text:style-name="P176">Funcionários online: &lt;<text:span text:style-name="T285">y&gt;</text:span></text:p>
      <text:p text:style-name="P281"><text:span text:style-name="T67">Nível de proteção da rede: </text:span><text:span text:style-name="T79">Médio</text:span></text:p>
      <text:p text:style-name="P329"><text:span text:style-name="T46"/></text:p>
      <text:p text:style-name="P281"><text:span text:style-name="T68">Chance d</text:span><text:span text:style-name="T69">o invasor ser rastreado ao invadir</text:span><text:span text:style-name="T68">: </text:span><text:span text:style-name="T79">Média</text:span></text:p>
      <text:p text:style-name="P281"><text:span text:style-name="T68">Dificuldade atual de uma invasão </text:span><text:span text:style-name="T69">direta</text:span><text:span text:style-name="T68">: </text:span><text:span text:style-name="T79">Alta</text:span></text:p>
      <text:p text:style-name="P347"><text:span text:style-name="T68">M</text:span><text:span text:style-name="T46">elhor curso de ação: Instalar um vírus fisicamente na sala de controle</text:span></text:p>
      <text:p text:style-name="P184"/>
      <text:p text:style-name="P281"><text:span text:style-name="T47">1. </text:span><text:span text:style-name="T68">Iniciar invasão</text:span></text:p>
      <text:p text:style-name="P339"><text:span text:style-name="T87">2</text:span><text:span text:style-name="T46">. </text:span><text:span text:style-name="T69">Hackear drone</text:span></text:p>
      <text:p text:style-name="P385"><text:span text:style-name="T46"/></text:p>
      <text:p text:style-name="P281"><text:span text:style-name="T87">3</text:span><text:span text:style-name="T67">. Voltar </text:span><text:span text:style-name="T70">a Contratos</text:span></text:p>
      <text:p text:style-name="P257"><text:span text:style-name="T13"/></text:p>
      <text:p text:style-name="P221"><text:span text:style-name="T120">Digite o número da operação desejada</text:span><text:span text:style-name="T121">:</text:span></text:p>
      <text:p text:style-name="P220"><text:span text:style-name="T124"/></text:p>
      <text:p text:style-name="P279"><text:span text:style-name="T161">{</text:span><text:span text:style-name="T177">Fim</text:span><text:span text:style-name="T169"> da simulação </text:span><text:span text:style-name="T175">1</text:span><text:span text:style-name="T176">1</text:span><text:span text:style-name="T169">}</text:span></text:p>
      <text:p text:style-name="P279"><text:span text:style-name="T169"/></text:p>
      <text:p text:style-name="P282"><text:span text:style-name="T200">A</text:span><text:span text:style-name="T203">qui, se mais da metade dos funcionários tiver sido bloqueada, as “rolagens de dados” para determinar o Game Over e o sucesso da invasão devem ser atualizados para ter maior chance de sucesso.</text:span></text:p>
      <text:p text:style-name="P282"><text:span text:style-name="T203"/></text:p>
      <text:p text:style-name="P282"><text:span text:style-name="T203"/></text:p>
      <text:p text:style-name="P283"><text:span text:style-name="T161">{</text:span><text:span text:style-name="T178">início</text:span><text:span text:style-name="T169"> da simulação </text:span><text:span text:style-name="T175">1</text:span><text:span text:style-name="T178">2 – Hackeando drones</text:span><text:span text:style-name="T169">}</text:span></text:p>
      <text:p text:style-name="P282"><text:soft-page-break/><text:span text:style-name="T203"/></text:p>
      <text:p text:style-name="P296"><text:span text:style-name="T47">:::::::::::::</text:span><text:span text:style-name="T66">O Ninho da Aranha</text:span><text:span text:style-name="T47">:::::::::::::</text:span></text:p>
      <text:p text:style-name="P283"><text:span text:style-name="T67"/></text:p>
      <text:p text:style-name="P283"><text:span text:style-name="T67">Funcionários online: &lt;</text:span><text:span text:style-name="T79">y&gt;</text:span></text:p>
      <text:p text:style-name="P283"><text:span text:style-name="T67">Nível de proteção da rede: </text:span><text:span text:style-name="T79">Médio</text:span></text:p>
      <text:p text:style-name="P330"><text:span text:style-name="T46"/></text:p>
      <text:p text:style-name="P283"><text:span text:style-name="T68">Chance d</text:span><text:span text:style-name="T69">o invasor ser rastreado ao invadir</text:span><text:span text:style-name="T68">: </text:span><text:span text:style-name="T79">Média</text:span></text:p>
      <text:p text:style-name="P283"><text:span text:style-name="T68">Dificuldade atual de uma invasão </text:span><text:span text:style-name="T69">direta</text:span><text:span text:style-name="T68">: </text:span><text:span text:style-name="T79">Alta</text:span></text:p>
      <text:p text:style-name="P348"><text:span text:style-name="T68">M</text:span><text:span text:style-name="T46">elhor curso de ação: Instalar um vírus fisicamente na sala de controle</text:span></text:p>
      <text:p text:style-name="P185"/>
      <text:p text:style-name="P283"><text:span text:style-name="T47">1. </text:span><text:span text:style-name="T68">Iniciar invasão</text:span></text:p>
      <text:p text:style-name="P340"><text:span text:style-name="T87">2</text:span><text:span text:style-name="T46">. </text:span><text:span text:style-name="T69">Hackear drone</text:span></text:p>
      <text:p text:style-name="P386"><text:span text:style-name="T46"/></text:p>
      <text:p text:style-name="P283"><text:span text:style-name="T87">3</text:span><text:span text:style-name="T67">. Voltar </text:span><text:span text:style-name="T70">a Contratos</text:span></text:p>
      <text:p text:style-name="P258"><text:span text:style-name="T13"/></text:p>
      <text:p text:style-name="P222"><text:span text:style-name="T120">Digite o número da operação desejada</text:span><text:span text:style-name="T121">: <text:s/></text:span><text:span text:style-name="T145">2</text:span></text:p>
      <text:p text:style-name="P248"/>
      <text:p text:style-name="P224"><text:span text:style-name="T143">-</text:span><text:span text:style-name="T144">-----------------------------------------------------------------------------------------------------------------------</text:span></text:p>
      <text:p text:style-name="P222"><text:span text:style-name="T125"/></text:p>
      <text:p text:style-name="P283"><text:span text:style-name="T81">Detectando</text:span><text:span text:style-name="T80"> drones...</text:span></text:p>
      <text:p text:style-name="P226"><text:span text:style-name="T1"/></text:p>
      <text:p text:style-name="P283"><text:span text:style-name="T80">DRONES DISPONÍVEIS:</text:span></text:p>
      <text:p text:style-name="P226"><text:span text:style-name="T1"/></text:p>
      <text:p text:style-name="P226"><text:span text:style-name="T1">1. Tunderstorm#231982</text:span></text:p>
      <text:p text:style-name="P283"><text:span text:style-name="T80">2. ZTX#53325</text:span></text:p>
      <text:p text:style-name="P226"><text:span text:style-name="T1">3. Sphinx#142731</text:span></text:p>
      <text:p text:style-name="P226"><text:span text:style-name="T1"/></text:p>
      <text:p text:style-name="P228"><text:span text:style-name="T1">4. Voltar</text:span></text:p>
      <text:p text:style-name="P226"><text:span text:style-name="T1"/></text:p>
      <text:p text:style-name="P222"><text:span text:style-name="T120">Digite o número da operação desejada</text:span><text:span text:style-name="T121">: </text:span><text:span text:style-name="T125">3</text:span></text:p>
      <text:p text:style-name="P248"/>
      <text:p text:style-name="P224"><text:span text:style-name="T143">-</text:span><text:span text:style-name="T144">-----------------------------------------------------------------------------------------------------------------------</text:span></text:p>
      <text:p text:style-name="P222"><text:span text:style-name="T125"/></text:p>
      <text:p text:style-name="P370"><text:span text:style-name="T246">{O drone escolhido não alterará em nada as cenas posteriores, </text:span><text:span text:style-name="T247">exceto o nome do drone</text:span><text:span text:style-name="T246">}</text:span></text:p>
      <text:p text:style-name="P370"><text:span text:style-name="T246"/></text:p>
      <text:p text:style-name="P352"><text:span text:style-name="T125">C</text:span><text:span text:style-name="T1">onectando-se ao </text:span><text:span text:style-name="T125">Sphinx#142731...</text:span></text:p>
      <text:p text:style-name="P378"><text:span text:style-name="T245"/></text:p>
      <text:p text:style-name="P352"><text:span text:style-name="T125">Sphinx#142731:</text:span></text:p>
      <text:p text:style-name="P352"><text:span text:style-name="T125"/></text:p>
      <text:p text:style-name="P352"><text:span text:style-name="T125">S</text:span><text:span text:style-name="T1">istema de armas: Online</text:span></text:p>
      <text:p text:style-name="P352"><text:span text:style-name="T1">Bateria: 80% carregada</text:span></text:p>
      <text:p text:style-name="P284"><text:span text:style-name="T81">Locomoção: Aérea</text:span></text:p>
      <text:p text:style-name="P403"><text:span text:style-name="T81">T</text:span><text:span text:style-name="T46">amanho: Pequeno</text:span></text:p>
      <text:p text:style-name="P192">Condição da estrutura: 100% (Intacto)</text:p>
      <text:p text:style-name="P192"/>
      <text:p text:style-name="P192">1. Tomar controle do drone</text:p>
      <text:p text:style-name="P192"/>
      <text:p text:style-name="P192">2. <text:span text:style-name="T293">Voltar</text:span></text:p>
      <text:p text:style-name="P192"/>
      <text:p text:style-name="P223"><text:span text:style-name="T120">Digite o número da operação desejada</text:span><text:span text:style-name="T121">: </text:span><text:span text:style-name="T126">1</text:span></text:p>
      <text:p text:style-name="P248"><text:span text:style-name="T27"/></text:p>
      <text:p text:style-name="P224"><text:span text:style-name="T143">-</text:span><text:span text:style-name="T144">-----------------------------------------------------------------------------------------------------------------------</text:span></text:p>
      <text:p text:style-name="P223"><text:soft-page-break/><text:span text:style-name="T126"/></text:p>
      <text:p text:style-name="P228"><text:span text:style-name="T1">Invadindo drone…</text:span></text:p>
      <text:p text:style-name="P228"><text:span text:style-name="T1"/></text:p>
      <text:p text:style-name="P371"><text:span text:style-name="T248">{Inicio da simulação 12.1 – Invasão </text:span><text:span text:style-name="T249">de drone </text:span><text:span text:style-name="T248">mal sucedida}</text:span></text:p>
      <text:p text:style-name="P371"><text:span text:style-name="T248"/></text:p>
      <text:p text:style-name="P373"><text:span text:style-name="T245">{Rolagem virtual que resulta em uma falha}</text:span></text:p>
      <text:p text:style-name="P373"><text:span text:style-name="T245"/></text:p>
      <text:p text:style-name="P394"><text:span text:style-name="T245">Invasão mal sucedida.</text:span></text:p>
      <text:p text:style-name="P394"><text:span text:style-name="T245"/></text:p>
      <text:p text:style-name="P395"><text:span text:style-name="T10">Você está sofrendo uma tentativa de rastreio. Bloqueando rastreador…</text:span></text:p>
      <text:p text:style-name="P395"><text:span text:style-name="T10"/></text:p>
      <text:p text:style-name="P376"><text:span text:style-name="T243">{</text:span><text:span text:style-name="T241">Rolagem virtual de dados que resulta em um sucesso}</text:span></text:p>
      <text:p text:style-name="P395"><text:span text:style-name="T10"/></text:p>
      <text:p text:style-name="P396"><text:span text:style-name="T10">R</text:span><text:span text:style-name="T2">astreador bloqueado com sucesso!</text:span></text:p>
      <text:p text:style-name="P394"><text:span text:style-name="T245"/></text:p>
      <text:p text:style-name="P353"><text:span text:style-name="T125">Sphinx#142731:</text:span></text:p>
      <text:p text:style-name="P353"><text:span text:style-name="T125"/></text:p>
      <text:p text:style-name="P408"><text:span text:style-name="T82">S</text:span><text:span text:style-name="T46">istema de armas: Online</text:span></text:p>
      <text:p text:style-name="P285"><text:span text:style-name="T82">Tipo de armamento</text:span><text:span text:style-name="T81">: </text:span><text:span text:style-name="T82">Dual Submetralhadora</text:span></text:p>
      <text:p text:style-name="P353"><text:span text:style-name="T1">Bateria: 80% carregada</text:span></text:p>
      <text:p text:style-name="P285"><text:span text:style-name="T81">Locomoção: Aérea</text:span></text:p>
      <text:p text:style-name="P404"><text:span text:style-name="T46">Tamanho: Pequeno</text:span></text:p>
      <text:p text:style-name="P193">Condição da estrutura: 100%</text:p>
      <text:p text:style-name="P193"/>
      <text:p text:style-name="P193">1. Tomar controle do drone</text:p>
      <text:p text:style-name="P193"/>
      <text:p text:style-name="P193">2. <text:span text:style-name="T293">Voltar</text:span></text:p>
      <text:p text:style-name="P193"/>
      <text:p text:style-name="P231"><text:span text:style-name="T120">Digite o número da operação desejada</text:span><text:span text:style-name="T121">:</text:span></text:p>
      <text:p text:style-name="P379"><text:span text:style-name="T245"/></text:p>
      <text:p text:style-name="P285"><text:span text:style-name="T281">{Fim da simulação 12.1}</text:span></text:p>
      <text:p text:style-name="P285"><text:span text:style-name="T281"/></text:p>
      <text:p text:style-name="P286"><text:span text:style-name="T281">{In</text:span><text:span text:style-name="T282">í</text:span><text:span text:style-name="T281">cio da simulação 12.</text:span><text:span text:style-name="T282">2</text:span><text:span text:style-name="T281"> – Invasão </text:span><text:span text:style-name="T283">de drone </text:span><text:span text:style-name="T282">bem-</text:span><text:span text:style-name="T281">sucedida}</text:span></text:p>
      <text:p text:style-name="P286"><text:span text:style-name="T281"/></text:p>
      <text:p text:style-name="P397"><text:span text:style-name="T251">D</text:span><text:span text:style-name="T250">rone invadido com êxito!</text:span></text:p>
      <text:p text:style-name="P322"><text:span text:style-name="T284"/></text:p>
      <text:p text:style-name="P322"><text:span text:style-name="T291">Você agora tem o controle do</text:span><text:span text:style-name="T284"> </text:span><text:span text:style-name="T117">Sphinx#142731</text:span></text:p>
      <text:p text:style-name="P322"><text:span text:style-name="T284"/></text:p>
      <text:p text:style-name="P286"><text:span text:style-name="T289">1. Instalar vírus no drone.</text:span></text:p>
      <text:p text:style-name="P397"><text:span text:style-name="T250"/></text:p>
      <text:p text:style-name="P397"><text:span text:style-name="T250">2. Voltar.</text:span></text:p>
      <text:p text:style-name="P397"><text:span text:style-name="T250"/></text:p>
      <text:p text:style-name="P232"><text:span text:style-name="T120">Digite o número da operação desejada</text:span><text:span text:style-name="T121">: </text:span><text:span text:style-name="T127">1</text:span></text:p>
      <text:p text:style-name="P248"><text:span text:style-name="T27"/></text:p>
      <text:p text:style-name="P235"><text:span text:style-name="T143">-</text:span><text:span text:style-name="T144">-----------------------------------------------------------------------------------------------------------------------</text:span></text:p>
      <text:p text:style-name="P232"><text:span text:style-name="T127"/></text:p>
      <text:p text:style-name="P239"><text:span text:style-name="T1">Instalando virus…</text:span></text:p>
      <text:p text:style-name="P239"><text:span text:style-name="T1"/></text:p>
      <text:p text:style-name="P357">{Rolagem bem-sucedida}</text:p>
      <text:p text:style-name="P239"><text:span text:style-name="T1"/></text:p>
      <text:p text:style-name="P239"><text:span text:style-name="T1">Virus instalado com êxito!</text:span></text:p>
      <text:p text:style-name="P239"><text:span text:style-name="T1"/></text:p>
      <text:p text:style-name="P286"><text:soft-page-break/><text:span text:style-name="T289">1. </text:span><text:span text:style-name="T95">Enviar drone até a sala de controle da Digital Spider</text:span><text:span text:style-name="T289">.</text:span></text:p>
      <text:p text:style-name="P397"><text:span text:style-name="T250"/></text:p>
      <text:p text:style-name="P397"><text:span text:style-name="T250">2. Voltar.</text:span></text:p>
      <text:p text:style-name="P397"><text:span text:style-name="T250"/></text:p>
      <text:p text:style-name="P286"><text:span text:style-name="T93">Digite o número da operação desejada</text:span><text:span text:style-name="T94">:</text:span></text:p>
      <text:p text:style-name="P286"><text:span text:style-name="T281"/></text:p>
      <text:p text:style-name="P323"><text:span text:style-name="T281">{Fim da simulação 12.2}</text:span></text:p>
      <text:p text:style-name="P222"><text:span text:style-name="T121"/></text:p>
      <text:p text:style-name="P222"><text:span text:style-name="T268">{</text:span><text:span text:style-name="T271">Fim</text:span><text:span text:style-name="T269"> da simulação </text:span><text:span text:style-name="T270">1</text:span><text:span text:style-name="T272">2</text:span><text:span text:style-name="T269">}</text:span></text:p>
      <text:p text:style-name="P222"><text:span text:style-name="T269"/></text:p>
      <text:p text:style-name="P222"><text:span text:style-name="T269"/></text:p>
      <text:p text:style-name="P230"><text:span text:style-name="T267">{</text:span><text:span text:style-name="T269">I</text:span><text:span text:style-name="T267">nício da simulação 13 – Combate}</text:span></text:p>
      <text:p text:style-name="P230"><text:span text:style-name="T267"/></text:p>
      <text:p text:style-name="P287"><text:span text:style-name="T289">1. </text:span><text:span text:style-name="T95">Enviar drone até a sala de controle da Digital Spider</text:span><text:span text:style-name="T289">.</text:span></text:p>
      <text:p text:style-name="P398"><text:span text:style-name="T250"/></text:p>
      <text:p text:style-name="P398"><text:span text:style-name="T250">2. Voltar.</text:span></text:p>
      <text:p text:style-name="P398"><text:span text:style-name="T250"/></text:p>
      <text:p text:style-name="P230"><text:span text:style-name="T129">Digite o número da operação desejada</text:span><text:span text:style-name="T130">: </text:span><text:span text:style-name="T128">1</text:span></text:p>
      <text:p text:style-name="P248"><text:span text:style-name="T27"/></text:p>
      <text:p text:style-name="P224"><text:span text:style-name="T132">-</text:span><text:span text:style-name="T133">-----------------------------------------------------------------------------------------------------------------------</text:span></text:p>
      <text:p text:style-name="P230"><text:span text:style-name="T128"/></text:p>
      <text:p text:style-name="P291"><text:span text:style-name="T96">Sphinx#142731: </text:span><text:span text:style-name="T95">Iniciando sistema de vôo…</text:span></text:p>
      <text:p text:style-name="P230"><text:span text:style-name="T128"/></text:p>
      <text:p text:style-name="P291"><text:span text:style-name="T96">Sphinx#142731: </text:span><text:span text:style-name="T95">Movendo-</text:span><text:span text:style-name="T100">me</text:span><text:span text:style-name="T95"> </text:span><text:span text:style-name="T100">para o ponto alvo</text:span><text:span text:style-name="T95">…</text:span></text:p>
      <text:p text:style-name="P230"><text:span text:style-name="T128"/></text:p>
      <text:p text:style-name="P287"><text:span text:style-name="T96">Sphinx#142731: </text:span><text:span text:style-name="T97">Atenção! </text:span><text:span text:style-name="T95">2 elementos hostis detectados! Como proceder?</text:span></text:p>
      <text:p text:style-name="P230"><text:span text:style-name="T131"/></text:p>
      <text:p text:style-name="P230"><text:span text:style-name="T128">Inimigo1:</text:span></text:p>
      <text:p text:style-name="P287"><text:span text:style-name="T95">Tipo: Humano</text:span></text:p>
      <text:p text:style-name="P287"><text:span text:style-name="T95">Arma detectada: </text:span><text:span text:style-name="T97">Fuzil de assalto</text:span></text:p>
      <text:p text:style-name="P287"><text:span text:style-name="T97">ID de </text:span><text:span text:style-name="T95">Profissão: Segurança Particular</text:span></text:p>
      <text:p text:style-name="P405"><text:span text:style-name="T95">S</text:span><text:span text:style-name="T92">aúde: 100%</text:span></text:p>
      <text:p text:style-name="P405"><text:span text:style-name="T92"/></text:p>
      <text:p text:style-name="P405"><text:span text:style-name="T92">Inimigo2: </text:span></text:p>
      <text:p text:style-name="P288"><text:span text:style-name="T95">Tipo: Humano</text:span></text:p>
      <text:p text:style-name="P288"><text:span text:style-name="T95">Arma detectada: </text:span><text:span text:style-name="T97">Fuzil de assalto</text:span></text:p>
      <text:p text:style-name="P288"><text:span text:style-name="T97">ID de </text:span><text:span text:style-name="T95">Profissão: Segurança Particular</text:span></text:p>
      <text:p text:style-name="P405"><text:span text:style-name="T95">S</text:span><text:span text:style-name="T92">aúde: 100%</text:span></text:p>
      <text:p text:style-name="P405"><text:span text:style-name="T92"/></text:p>
      <text:p text:style-name="P405"><text:span text:style-name="T92">1. Eliminar alvos hostis</text:span></text:p>
      <text:p text:style-name="P405"><text:span text:style-name="T92">2. Recuar</text:span></text:p>
      <text:p text:style-name="P413"><text:span text:style-name="T92">3. Abandonar drone e voltar</text:span></text:p>
      <text:p text:style-name="P405"><text:span text:style-name="T92"/></text:p>
      <text:p text:style-name="P405"><text:span text:style-name="T93">Digite o número da operação desejada</text:span><text:span text:style-name="T94">: </text:span><text:span text:style-name="T92">1</text:span></text:p>
      <text:p text:style-name="P248"><text:span text:style-name="T27"/></text:p>
      <text:p text:style-name="P248"><text:span text:style-name="T118">-</text:span><text:span text:style-name="T119">-----------------------------------------------------------------------------------------------------------------------</text:span></text:p>
      <text:p text:style-name="P405"><text:span text:style-name="T92"/></text:p>
      <text:p text:style-name="P291"><text:span text:style-name="T96">Sphinx#142731: </text:span><text:span text:style-name="T98">Preparando armas…</text:span></text:p>
      <text:p text:style-name="P289"><text:span text:style-name="T98"/></text:p>
      <text:p text:style-name="P291"><text:span text:style-name="T96">Sphinx#142731: </text:span><text:span text:style-name="T98">Armas prontas!</text:span></text:p>
      <text:p text:style-name="P405"><text:span text:style-name="T92"/></text:p>
      <text:p text:style-name="P289"><text:span text:style-name="T98">######MODO DE COMBATE INICIADO######</text:span></text:p>
      <text:p text:style-name="P408"><text:soft-page-break/><text:span text:style-name="T92"/></text:p>
      <text:p text:style-name="P408"><text:span text:style-name="T96">Sphinx#142731 – </text:span><text:span text:style-name="T92">100%</text:span></text:p>
      <text:p text:style-name="P408"><text:span text:style-name="T92"/></text:p>
      <text:p text:style-name="P408"><text:span text:style-name="T92">1. Inimigo1 – 100%</text:span></text:p>
      <text:p text:style-name="P408"><text:span text:style-name="T92">2. Inimigo2 – 100%</text:span></text:p>
      <text:p text:style-name="P408"><text:span text:style-name="T92"/></text:p>
      <text:p text:style-name="P408"><text:span text:style-name="T92">3. Abandonar drone </text:span><text:span text:style-name="T100">e voltar</text:span></text:p>
      <text:p text:style-name="P408"><text:span text:style-name="T92"/></text:p>
      <text:p text:style-name="P406"><text:span text:style-name="T93">Digite o número da operação desejada</text:span><text:span text:style-name="T94">: </text:span><text:span text:style-name="T92">1</text:span></text:p>
      <text:p text:style-name="P406"><text:span text:style-name="T92"/></text:p>
      <text:p text:style-name="P410"><text:span text:style-name="T96">Sphinx#142731: </text:span><text:span text:style-name="T92">Rajada disparada </text:span><text:span text:style-name="T99">em Inimigo1</text:span><text:span text:style-name="T92">!</text:span></text:p>
      <text:p text:style-name="P408"><text:span text:style-name="T92"/></text:p>
      <text:p text:style-name="P374"><text:span text:style-name="T250">{Rolagem para determinar acerto ou erro, resultando em acerto}</text:span></text:p>
      <text:p text:style-name="P408"><text:span text:style-name="T92"/></text:p>
      <text:p text:style-name="P412"><text:span text:style-name="T96">Sphinx#142731: </text:span><text:span text:style-name="T92">Inimigo1 atingido!</text:span></text:p>
      <text:p text:style-name="P411"><text:span text:style-name="T92"/></text:p>
      <text:p text:style-name="P409"><text:span text:style-name="T96">Sphinx#142731 – </text:span><text:span text:style-name="T92">100%</text:span></text:p>
      <text:p text:style-name="P409"><text:span text:style-name="T92"/></text:p>
      <text:p text:style-name="P290"><text:span text:style-name="T98">1. Inimigo1 – </text:span><text:span text:style-name="T99">75</text:span><text:span text:style-name="T98">%</text:span></text:p>
      <text:p text:style-name="P409"><text:span text:style-name="T92">2. Inimigo2 – 100%</text:span></text:p>
      <text:p text:style-name="P409"><text:span text:style-name="T92"/></text:p>
      <text:p text:style-name="P291"><text:span text:style-name="T96">Sphinx#142731: </text:span><text:span text:style-name="T99">Ataque do Inimigo1!</text:span></text:p>
      <text:p text:style-name="P195"/>
      <text:p text:style-name="P358">{Rolagem para determinar acerto ou erro, resultando em acerto}</text:p>
      <text:p text:style-name="P358"/>
      <text:p text:style-name="P400"><text:span text:style-name="T125">Sphinx#142731: </text:span>Drone atingido!</text:p>
      <text:p text:style-name="P399"/>
      <text:p text:style-name="P290"><text:span text:style-name="T96">Sphinx#142731 – </text:span><text:span text:style-name="T98">75%</text:span></text:p>
      <text:p text:style-name="P409"><text:span text:style-name="T92"/></text:p>
      <text:p text:style-name="P290"><text:span text:style-name="T98">1. Inimigo1 – </text:span><text:span text:style-name="T99">75</text:span><text:span text:style-name="T98">%</text:span></text:p>
      <text:p text:style-name="P399"><text:span text:style-name="T1">2. Inimigo2 – 100%</text:span></text:p>
      <text:p text:style-name="P399"><text:span text:style-name="T1"/></text:p>
      <text:p text:style-name="P401"><text:span text:style-name="T125">Sphinx#142731: </text:span><text:span text:style-name="T1">Ataque do Inimigo2!</text:span></text:p>
      <text:p text:style-name="P399"><text:span text:style-name="T1"/></text:p>
      <text:p text:style-name="P360">{Pulando alguns passos na simulação de combate}</text:p>
      <text:p text:style-name="P360"/>
      <text:p text:style-name="P290"><text:span text:style-name="T96">Sphinx#142731 – </text:span><text:span text:style-name="T99">25%</text:span></text:p>
      <text:p text:style-name="P409"><text:span text:style-name="T92"/></text:p>
      <text:p text:style-name="P290"><text:span text:style-name="T98">1. Inimigo1 – </text:span><text:span text:style-name="T99">0%</text:span></text:p>
      <text:p text:style-name="P290"><text:span text:style-name="T98">2. Inimigo2 – </text:span><text:span text:style-name="T99">25</text:span><text:span text:style-name="T98">%</text:span></text:p>
      <text:p text:style-name="P409"><text:span text:style-name="T92"/></text:p>
      <text:p text:style-name="P290"><text:span text:style-name="T98">3. Abandonar drone </text:span><text:span text:style-name="T100">e voltar</text:span></text:p>
      <text:p text:style-name="P409"><text:span text:style-name="T92"/></text:p>
      <text:p text:style-name="P407"><text:span text:style-name="T93">Digite o número da operação desejada</text:span><text:span text:style-name="T94">: </text:span><text:span text:style-name="T99">2</text:span></text:p>
      <text:p text:style-name="P407"><text:span text:style-name="T92"/></text:p>
      <text:p text:style-name="P359"><text:span text:style-name="T136">Sphinx#142731: </text:span><text:span text:style-name="T134">Rajada disparada </text:span><text:span text:style-name="T135">em Inimigo2</text:span><text:span text:style-name="T134">!</text:span></text:p>
      <text:p text:style-name="P358"><text:span text:style-name="T134"/></text:p>
      <text:p text:style-name="P375"><text:span text:style-name="T250">{Rolagem para determinar acerto ou erro, resultando em acerto}</text:span></text:p>
      <text:p text:style-name="P409"><text:span text:style-name="T92"/></text:p>
      <text:p text:style-name="P361"><text:span text:style-name="T136">Sphinx#142731: </text:span><text:span text:style-name="T134">Inimigo2 atingido!</text:span></text:p>
      <text:p text:style-name="P360"><text:span text:style-name="T134"/></text:p>
      <text:p text:style-name="P362"><text:span text:style-name="T136">Sphinx#142731: </text:span><text:span text:style-name="T134">Inimigo2 abatido!</text:span></text:p>
      <text:p text:style-name="P362"><text:soft-page-break/><text:span text:style-name="T134"/></text:p>
      <text:p text:style-name="P362"><text:span text:style-name="T136">Sphinx#142731: </text:span><text:span text:style-name="T134">Não há mais elementos hostis. Modo de combate finalizado.</text:span></text:p>
      <text:p text:style-name="P248"><text:span text:style-name="T27"/></text:p>
      <text:p text:style-name="P235"><text:span text:style-name="T143">-</text:span><text:span text:style-name="T144">-----------------------------------------------------------------------------------------------------------------------</text:span></text:p>
      <text:p text:style-name="P362"><text:span text:style-name="T134"/></text:p>
      <text:p text:style-name="P362"><text:span text:style-name="T136">Sphinx#142731: </text:span><text:span text:style-name="T134">Movendo-me para o ponto alvo…</text:span></text:p>
      <text:p text:style-name="P362"><text:span text:style-name="T134"/></text:p>
      <text:p text:style-name="P381"><text:span text:style-name="T239">{</text:span><text:span text:style-name="T240">Fim</text:span><text:span text:style-name="T239"> da simulação 13}</text:span></text:p>
      <text:p text:style-name="P381"><text:span text:style-name="T239"/></text:p>
      <text:p text:style-name="P380"><text:span text:style-name="T255">N</text:span><text:span text:style-name="T254">ote que o dano padrão é sempre 25% da saúde total. Um modo de deixar este combate mais equilibrado é tornar o drone mais difícil de ser atingido do que os inimigos.</text:span></text:p>
      <text:p text:style-name="P380"><text:span text:style-name="T254"/></text:p>
      <text:p text:style-name="P380"><text:span text:style-name="T254"/></text:p>
      <text:p text:style-name="P293"><text:span text:style-name="T182">{</text:span><text:span text:style-name="T183">I</text:span><text:span text:style-name="T182">nício da simulação 1</text:span><text:span text:style-name="T184">4</text:span><text:span text:style-name="T182"> – </text:span><text:span text:style-name="T184">Instalando vírus</text:span><text:span text:style-name="T182">}</text:span></text:p>
      <text:p text:style-name="P362"><text:span text:style-name="T134"/></text:p>
      <text:p text:style-name="P362"><text:span text:style-name="T136">Sphinx#142731: </text:span><text:span text:style-name="T134">Ponto alvo alcançado! Como proceder?</text:span></text:p>
      <text:p text:style-name="P362"><text:span text:style-name="T134"/></text:p>
      <text:p text:style-name="P362"><text:span text:style-name="T134">1. Conectar drone a CPU fisicamente e transferir vírus</text:span></text:p>
      <text:p text:style-name="P291"><text:span text:style-name="T100">2. Abandonar drone e voltar</text:span></text:p>
      <text:p text:style-name="P362"><text:span text:style-name="T134"/></text:p>
      <text:p text:style-name="P362"><text:span text:style-name="T134"/></text:p>
      <text:p text:style-name="P365"><text:span text:style-name="T137">Digite o número da operação desejada</text:span><text:span text:style-name="T138">: </text:span><text:span text:style-name="T139">1</text:span></text:p>
      <text:p text:style-name="P365"><text:span text:style-name="T139"/></text:p>
      <text:p text:style-name="P367"><text:span text:style-name="T136">Sphinx#142731: </text:span><text:span text:style-name="T134">Conectando…</text:span></text:p>
      <text:p text:style-name="P292"><text:span text:style-name="T96">Sphinx#142731: </text:span><text:span text:style-name="T101">Conectado!</text:span></text:p>
      <text:p text:style-name="P367"><text:span text:style-name="T136">Sphinx#142731: </text:span><text:span text:style-name="T134">Transferindo vírus…</text:span></text:p>
      <text:p text:style-name="P363"><text:span text:style-name="T136">Sphinx#142731: </text:span><text:span text:style-name="T139">Vírus transferido!</text:span></text:p>
      <text:p text:style-name="P363"><text:span text:style-name="T139"/></text:p>
      <text:p text:style-name="P235"><text:span text:style-name="T143">-</text:span><text:span text:style-name="T144">-----------------------------------------------------------------------------------------------------------------------</text:span></text:p>
      <text:p text:style-name="P235"><text:span text:style-name="T144"/></text:p>
      <text:p text:style-name="P364"><text:span text:style-name="T136">Sphinx#142731: </text:span><text:span text:style-name="T140">Como proceder?</text:span></text:p>
      <text:p text:style-name="P364"><text:span text:style-name="T140"/></text:p>
      <text:p text:style-name="P368"><text:span text:style-name="T134">1. Abandonar drone e voltar</text:span></text:p>
      <text:p text:style-name="P368"><text:span text:style-name="T134"/></text:p>
      <text:p text:style-name="P366"><text:span text:style-name="T137">Digite o número da operação desejada</text:span><text:span text:style-name="T138">: </text:span><text:span text:style-name="T140">1</text:span></text:p>
      <text:p text:style-name="P366"><text:span text:style-name="T140"/></text:p>
      <text:p text:style-name="P368"><text:span text:style-name="T134">Desconectando do drone…</text:span></text:p>
      <text:p text:style-name="P368"><text:span text:style-name="T134"/></text:p>
      <text:p text:style-name="P368"><text:span text:style-name="T134">Desconectado!</text:span></text:p>
      <text:p text:style-name="P368"><text:span text:style-name="T134"/></text:p>
      <text:p text:style-name="P235"><text:span text:style-name="T143">-</text:span><text:span text:style-name="T144">-----------------------------------------------------------------------------------------------------------------------</text:span></text:p>
      <text:p text:style-name="P368"><text:span text:style-name="T134"/></text:p>
      <text:p text:style-name="P293"><text:span text:style-name="T80">DRONES DISPONÍVEIS:</text:span></text:p>
      <text:p text:style-name="P227"><text:span text:style-name="T1"/></text:p>
      <text:p text:style-name="P227"><text:span text:style-name="T1">1. Tunderstorm#231982</text:span></text:p>
      <text:p text:style-name="P293"><text:span text:style-name="T80">2. ZTX#53325</text:span></text:p>
      <text:p text:style-name="P227"><text:span text:style-name="T1">3. Sphinx#142731</text:span></text:p>
      <text:p text:style-name="P227"><text:span text:style-name="T1"/></text:p>
      <text:p text:style-name="P229"><text:span text:style-name="T1">4. Voltar</text:span></text:p>
      <text:p text:style-name="P227"><text:span text:style-name="T1"/></text:p>
      <text:p text:style-name="P233"><text:span text:style-name="T120">Digite o número da operação desejada</text:span><text:span text:style-name="T121">: </text:span><text:span text:style-name="T141">4</text:span></text:p>
      <text:p text:style-name="P233"><text:span text:style-name="T141"/></text:p>
      <text:p text:style-name="P235"><text:soft-page-break/><text:span text:style-name="T143">-</text:span><text:span text:style-name="T144">-----------------------------------------------------------------------------------------------------------------------</text:span></text:p>
      <text:p text:style-name="P233"><text:span text:style-name="T141"/></text:p>
      <text:p text:style-name="P297"><text:span text:style-name="T47">:::::::::::::</text:span><text:span text:style-name="T66">O Ninho da Aranha</text:span><text:span text:style-name="T47">:::::::::::::</text:span></text:p>
      <text:p text:style-name="P293"><text:span text:style-name="T67"/></text:p>
      <text:p text:style-name="P293"><text:span text:style-name="T67">Funcionários online: &lt;</text:span><text:span text:style-name="T79">y&gt;</text:span></text:p>
      <text:p text:style-name="P293"><text:span text:style-name="T67">Nível de proteção da rede: </text:span><text:span text:style-name="T83">Muito Baixo</text:span></text:p>
      <text:p text:style-name="P331"><text:span text:style-name="T46"/></text:p>
      <text:p text:style-name="P293"><text:span text:style-name="T68">Chance d</text:span><text:span text:style-name="T69">o invasor ser rastreado ao invadir</text:span><text:span text:style-name="T68">: </text:span><text:span text:style-name="T83">Baixa</text:span></text:p>
      <text:p text:style-name="P293"><text:span text:style-name="T68">Dificuldade atual de uma invasão </text:span><text:span text:style-name="T69">direta</text:span><text:span text:style-name="T68">: </text:span><text:span text:style-name="T83">Muito Baixa</text:span></text:p>
      <text:p text:style-name="P293"><text:span text:style-name="T68">M</text:span><text:span text:style-name="T70">elhor curso de ação: I</text:span><text:span text:style-name="T83">nvasão direta.</text:span></text:p>
      <text:p text:style-name="P186"/>
      <text:p text:style-name="P293"><text:span text:style-name="T47">1. </text:span><text:span text:style-name="T68">Iniciar invasão</text:span></text:p>
      <text:p text:style-name="P341"><text:span text:style-name="T46">2. Derrubar funcionários da rede</text:span></text:p>
      <text:p text:style-name="P341"><text:span text:style-name="T46">3. </text:span><text:span text:style-name="T69">Hackear drone</text:span></text:p>
      <text:p text:style-name="P387"><text:span text:style-name="T46"/></text:p>
      <text:p text:style-name="P293"><text:span text:style-name="T70">4</text:span><text:span text:style-name="T67">. Voltar </text:span><text:span text:style-name="T70">a Contratos</text:span></text:p>
      <text:p text:style-name="P259"><text:span text:style-name="T13"/></text:p>
      <text:p text:style-name="P233"><text:span text:style-name="T120">Digite o número da operação desejada</text:span><text:span text:style-name="T121">: </text:span></text:p>
      <text:p text:style-name="P293"><text:span text:style-name="T182">{</text:span><text:span text:style-name="T184">Fim </text:span><text:span text:style-name="T182">da simulação 1</text:span><text:span text:style-name="T184">4</text:span><text:span text:style-name="T182">}</text:span></text:p>
      <text:p text:style-name="P293"><text:span text:style-name="T182"/></text:p>
      <text:p text:style-name="P320"><text:span text:style-name="T220">N</text:span><text:span text:style-name="T219">ote que, agora que o jogador completou a última “missão secundária”, o nível de dificuldade para realizar a missão principal caiu drasticamente.</text:span></text:p>
      <text:p text:style-name="P320"><text:span text:style-name="T219"/></text:p>
      <text:p text:style-name="P320"><text:span text:style-name="T219"/></text:p>
      <text:p text:style-name="P293"><text:span text:style-name="T182">{</text:span><text:span text:style-name="T183">I</text:span><text:span text:style-name="T182">nício da simulação 1</text:span><text:span text:style-name="T184">5 </text:span><text:span text:style-name="T182">– </text:span><text:span text:style-name="T184">Finalizando o jogo</text:span><text:span text:style-name="T182">}</text:span></text:p>
      <text:p text:style-name="P293"><text:span text:style-name="T182"/></text:p>
      <text:p text:style-name="P297"><text:span text:style-name="T47">:::::::::::::</text:span><text:span text:style-name="T66">O Ninho da Aranha</text:span><text:span text:style-name="T47">:::::::::::::</text:span></text:p>
      <text:p text:style-name="P294"><text:span text:style-name="T67"/></text:p>
      <text:p text:style-name="P294"><text:span text:style-name="T67">Funcionários online: &lt;</text:span><text:span text:style-name="T79">y&gt;</text:span></text:p>
      <text:p text:style-name="P294"><text:span text:style-name="T67">Nível de proteção da rede: </text:span><text:span text:style-name="T83">Muito Baixo</text:span></text:p>
      <text:p text:style-name="P332"><text:span text:style-name="T46"/></text:p>
      <text:p text:style-name="P294"><text:span text:style-name="T68">Chance d</text:span><text:span text:style-name="T69">o invasor ser rastreado ao invadir</text:span><text:span text:style-name="T68">: </text:span><text:span text:style-name="T83">Baixa</text:span></text:p>
      <text:p text:style-name="P294"><text:span text:style-name="T68">Dificuldade atual de uma invasão </text:span><text:span text:style-name="T69">direta</text:span><text:span text:style-name="T68">: </text:span><text:span text:style-name="T83">Muito Baixa</text:span></text:p>
      <text:p text:style-name="P294"><text:span text:style-name="T68">M</text:span><text:span text:style-name="T70">elhor curso de ação: I</text:span><text:span text:style-name="T83">nvasão direta.</text:span></text:p>
      <text:p text:style-name="P187"/>
      <text:p text:style-name="P294"><text:span text:style-name="T47">1. </text:span><text:span text:style-name="T68">Iniciar invasão</text:span></text:p>
      <text:p text:style-name="P388"><text:span text:style-name="T46"/></text:p>
      <text:p text:style-name="P294"><text:span text:style-name="T88">2</text:span><text:span text:style-name="T67">. Voltar </text:span><text:span text:style-name="T70">a Contratos</text:span></text:p>
      <text:p text:style-name="P260"><text:span text:style-name="T13"/></text:p>
      <text:p text:style-name="P234"><text:span text:style-name="T120">Digite o número da operação desejada</text:span><text:span text:style-name="T121">: </text:span><text:span text:style-name="T142">1</text:span></text:p>
      <text:p text:style-name="P234"><text:span text:style-name="T142"/></text:p>
      <text:p text:style-name="P235"><text:span text:style-name="T143">-</text:span><text:span text:style-name="T144">-----------------------------------------------------------------------------------------------------------------------</text:span></text:p>
      <text:p text:style-name="P234"><text:span text:style-name="T142"/></text:p>
      <text:p text:style-name="P191">Iniciando invasão…</text:p>
      <text:p text:style-name="P191"/>
      <text:p text:style-name="P191">Atravessando Firewall…</text:p>
      <text:p text:style-name="P191"/>
      <text:p text:style-name="P356">{Rolagem virtual de dados que resulta em um <text:span text:style-name="T295">sucesso</text:span>}</text:p>
      <text:p text:style-name="P191"/>
      <text:p text:style-name="P196">Rede interna “Digital Spider” invadida com sucesso!</text:p>
      <text:p text:style-name="P196"/>
      <text:p text:style-name="P196">Pesquise por um arquivo digitando seu nome.</text:p>
      <text:p text:style-name="P196"><text:soft-page-break/></text:p>
      <text:p text:style-name="P196">1. Voltar</text:p>
      <text:p text:style-name="P196"/>
      <text:p text:style-name="P372"><text:span text:style-name="T252">{Aqui a ideia é que o jogador se lembre do que foi pedido a ele na mensagem </text:span><text:span text:style-name="T253">do início do jogo</text:span><text:span text:style-name="T252">. Ele deve digitar corretamente, </text:span><text:span text:style-name="T253">fazendo diferença entre maiúsculas e minúsculas, </text:span><text:span text:style-name="T252">as </text:span><text:span text:style-name="T253">três</text:span><text:span text:style-name="T252"> palavras que foram indicadas a ele.}</text:span></text:p>
      <text:p text:style-name="P294"><text:span text:style-name="T102"/></text:p>
      <text:p text:style-name="P294"><text:span text:style-name="T102">Comando: </text:span><text:span text:style-name="T103">GhostWeb</text:span></text:p>
      <text:p text:style-name="P294"><text:span text:style-name="T103"/></text:p>
      <text:p text:style-name="P414"><text:span text:style-name="T92">Pesquisando…</text:span></text:p>
      <text:p text:style-name="P414"><text:span text:style-name="T92"/></text:p>
      <text:p text:style-name="P414"><text:span text:style-name="T92">1 resultado encontrado:</text:span></text:p>
      <text:p text:style-name="P414"><text:span text:style-name="T92"/></text:p>
      <text:p text:style-name="P414"><text:span text:style-name="T92">GhostWeb.zip</text:span></text:p>
      <text:p text:style-name="P414"><text:span text:style-name="T92"/></text:p>
      <text:p text:style-name="P414"><text:span text:style-name="T92">1. Baixar</text:span></text:p>
      <text:p text:style-name="P414"><text:span text:style-name="T92"/></text:p>
      <text:p text:style-name="P416"><text:span text:style-name="T92">Comando: 1</text:span></text:p>
      <text:p text:style-name="P416"><text:span text:style-name="T92"/></text:p>
      <text:p text:style-name="P416"><text:span text:style-name="T92">Baixando…</text:span></text:p>
      <text:p text:style-name="P416"><text:span text:style-name="T92">Baixado!</text:span></text:p>
      <text:p text:style-name="P416"><text:span text:style-name="T92"/></text:p>
      <text:p text:style-name="P235"><text:span text:style-name="T143">-</text:span><text:span text:style-name="T144">-----------------------------------------------------------------------------------------------------------------------</text:span></text:p>
      <text:p text:style-name="P416"><text:span text:style-name="T92"/></text:p>
      <text:p text:style-name="P197">Pesquise por um arquivo digitando seu nome.</text:p>
      <text:p text:style-name="P197"/>
      <text:p text:style-name="P214"><text:span text:style-name="T252">1. Voltar</text:span></text:p>
      <text:p text:style-name="P295"><text:span text:style-name="T102"/></text:p>
      <text:p text:style-name="P295"><text:span text:style-name="T102">Comando: </text:span><text:span text:style-name="T104">Connected World</text:span></text:p>
      <text:p text:style-name="P295"><text:span text:style-name="T104"/></text:p>
      <text:p text:style-name="P416"><text:span text:style-name="T104">P</text:span><text:span text:style-name="T92">esquisando...</text:span></text:p>
      <text:p text:style-name="P295"><text:span text:style-name="T104"/></text:p>
      <text:p text:style-name="P415"><text:span text:style-name="T104">1 resultado encontrado:</text:span></text:p>
      <text:p text:style-name="P415"><text:span text:style-name="T104"/></text:p>
      <text:p text:style-name="P416"><text:span text:style-name="T92">Connected_World.zip</text:span></text:p>
      <text:p text:style-name="P416"><text:span text:style-name="T92"/></text:p>
      <text:p text:style-name="P415"><text:span text:style-name="T92">1. Baixar</text:span></text:p>
      <text:p text:style-name="P415"><text:span text:style-name="T92"/></text:p>
      <text:p text:style-name="P416"><text:span text:style-name="T92">Comando: 1</text:span></text:p>
      <text:p text:style-name="P416"><text:span text:style-name="T92"/></text:p>
      <text:p text:style-name="P416"><text:span text:style-name="T92">Baixando…</text:span></text:p>
      <text:p text:style-name="P416"><text:span text:style-name="T92">Baixado!</text:span></text:p>
      <text:p text:style-name="P416"><text:span text:style-name="T92"/></text:p>
      <text:p text:style-name="P235"><text:span text:style-name="T143">-</text:span><text:span text:style-name="T144">-----------------------------------------------------------------------------------------------------------------------</text:span></text:p>
      <text:p text:style-name="P416"><text:span text:style-name="T92"/></text:p>
      <text:p text:style-name="P197">Pesquise por um arquivo digitando seu nome.</text:p>
      <text:p text:style-name="P197"/>
      <text:p text:style-name="P214"><text:span text:style-name="T252">1. Voltar</text:span></text:p>
      <text:p text:style-name="P295"><text:span text:style-name="T102"/></text:p>
      <text:p text:style-name="P295"><text:span text:style-name="T102">Comando: </text:span><text:span text:style-name="T104">Puppet_M@ster</text:span></text:p>
      <text:p text:style-name="P295"><text:span text:style-name="T104"/></text:p>
      <text:p text:style-name="P416"><text:span text:style-name="T104">P</text:span><text:span text:style-name="T92">esquisando...</text:span></text:p>
      <text:p text:style-name="P295"><text:soft-page-break/><text:span text:style-name="T104"/></text:p>
      <text:p text:style-name="P415"><text:span text:style-name="T104">1 resultado encontrado:</text:span></text:p>
      <text:p text:style-name="P415"><text:span text:style-name="T104"/></text:p>
      <text:p text:style-name="P416"><text:span text:style-name="T92">Puppet_M@ster.zip</text:span></text:p>
      <text:p text:style-name="P416"><text:span text:style-name="T92"/></text:p>
      <text:p text:style-name="P415"><text:span text:style-name="T92">1. Baixar</text:span></text:p>
      <text:p text:style-name="P415"><text:span text:style-name="T92"/></text:p>
      <text:p text:style-name="P416"><text:span text:style-name="T92">Comando: 1</text:span></text:p>
      <text:p text:style-name="P416"><text:span text:style-name="T92"/></text:p>
      <text:p text:style-name="P416"><text:span text:style-name="T92">Baixando…</text:span></text:p>
      <text:p text:style-name="P416"><text:span text:style-name="T92">Baixado!</text:span></text:p>
      <text:p text:style-name="P416"><text:span text:style-name="T92"/></text:p>
      <text:p text:style-name="P235"><text:span text:style-name="T143">-</text:span><text:span text:style-name="T144">-----------------------------------------------------------------------------------------------------------------------</text:span></text:p>
      <text:p text:style-name="P235"><text:span text:style-name="T144"/></text:p>
      <text:p text:style-name="P198">Pesquise por um arquivo digitando seu nome.</text:p>
      <text:p text:style-name="P198"/>
      <text:p text:style-name="P199"><text:span text:style-name="T295">1. Voltar</text:span></text:p>
      <text:p text:style-name="P199"/>
      <text:p text:style-name="P199">Comando: 1</text:p>
      <text:p text:style-name="P199"/>
      <text:p text:style-name="P235"><text:span text:style-name="T143">-</text:span><text:span text:style-name="T144">-----------------------------------------------------------------------------------------------------------------------</text:span></text:p>
      <text:p text:style-name="P235"><text:span text:style-name="T144"/></text:p>
      <text:p text:style-name="P236"><text:span text:style-name="T146">:::::::::::::</text:span><text:span text:style-name="T122">O Ninho da Aranha</text:span><text:span text:style-name="T146">:::::::::::::</text:span></text:p>
      <text:p text:style-name="P236"><text:span text:style-name="T146"/></text:p>
      <text:p text:style-name="P297"><text:span text:style-name="T67">Funcionários online: &lt;</text:span><text:span text:style-name="T79">y&gt;</text:span></text:p>
      <text:p text:style-name="P297"><text:span text:style-name="T67">Nível de proteção da rede: </text:span><text:span text:style-name="T83">Muito Baixo</text:span></text:p>
      <text:p text:style-name="P333"><text:span text:style-name="T46"/></text:p>
      <text:p text:style-name="P297"><text:span text:style-name="T68">Chance d</text:span><text:span text:style-name="T69">o invasor ser rastreado ao invadir</text:span><text:span text:style-name="T68">: </text:span><text:span text:style-name="T83">Baixa</text:span></text:p>
      <text:p text:style-name="P297"><text:span text:style-name="T68">Dificuldade atual de uma invasão </text:span><text:span text:style-name="T69">direta</text:span><text:span text:style-name="T68">: </text:span><text:span text:style-name="T83">Muito Baixa</text:span></text:p>
      <text:p text:style-name="P297"><text:span text:style-name="T68">M</text:span><text:span text:style-name="T70">elhor curso de ação: I</text:span><text:span text:style-name="T83">nvasão direta.</text:span></text:p>
      <text:p text:style-name="P188"/>
      <text:p text:style-name="P297"><text:span text:style-name="T47">1. </text:span><text:span text:style-name="T89">Enviar 3 arquivos baixados para </text:span><text:span text:style-name="T60">M3lch10r</text:span></text:p>
      <text:p text:style-name="P389"><text:span text:style-name="T46"/></text:p>
      <text:p text:style-name="P297"><text:span text:style-name="T88">2</text:span><text:span text:style-name="T67">. Voltar </text:span><text:span text:style-name="T70">a Contratos</text:span></text:p>
      <text:p text:style-name="P261"><text:span text:style-name="T13"/></text:p>
      <text:p text:style-name="P236"><text:span text:style-name="T120">Digite o número da operação desejada</text:span><text:span text:style-name="T121">: </text:span><text:span text:style-name="T142">1</text:span></text:p>
      <text:p text:style-name="P236"><text:span text:style-name="T142"/></text:p>
      <text:p text:style-name="P402">Enviando…</text:p>
      <text:p text:style-name="P402">1/3...</text:p>
      <text:p text:style-name="P402">2/3...</text:p>
      <text:p text:style-name="P402">3/3</text:p>
      <text:p text:style-name="P402">Envio completo!</text:p>
      <text:p text:style-name="P402"/>
      <text:p text:style-name="P236"><text:span text:style-name="T143">-</text:span><text:span text:style-name="T144">-----------------------------------------------------------------------------------------------------------------------</text:span></text:p>
      <text:p text:style-name="P236"><text:span text:style-name="T144"/></text:p>
      <text:p text:style-name="P236"><text:span text:style-name="T146">:::::::::::::</text:span><text:span text:style-name="T122">O Ninho da Aranha</text:span><text:span text:style-name="T146">:::::::::::::</text:span></text:p>
      <text:p text:style-name="P236"><text:span text:style-name="T146"/></text:p>
      <text:p text:style-name="P240"><text:span text:style-name="T147">C</text:span><text:span text:style-name="T146">ONTRATO FINALIZADO!</text:span></text:p>
      <text:p text:style-name="P236"><text:span text:style-name="T146"/></text:p>
      <text:p text:style-name="P297"><text:span text:style-name="T67">Funcionários online: &lt;</text:span><text:span text:style-name="T79">y&gt;</text:span></text:p>
      <text:p text:style-name="P297"><text:span text:style-name="T67">Nível de proteção da rede: </text:span><text:span text:style-name="T83">Muito Baixo</text:span></text:p>
      <text:p text:style-name="P333"><text:span text:style-name="T46"/></text:p>
      <text:p text:style-name="P297"><text:soft-page-break/><text:span text:style-name="T68">Chance d</text:span><text:span text:style-name="T69">o invasor ser rastreado ao invadir</text:span><text:span text:style-name="T68">: </text:span><text:span text:style-name="T83">Baixa</text:span></text:p>
      <text:p text:style-name="P297"><text:span text:style-name="T68">Dificuldade atual de uma invasão </text:span><text:span text:style-name="T69">direta</text:span><text:span text:style-name="T68">: </text:span><text:span text:style-name="T83">Muito Baixa</text:span></text:p>
      <text:p text:style-name="P297"><text:span text:style-name="T68">M</text:span><text:span text:style-name="T70">elhor curso de ação: I</text:span><text:span text:style-name="T83">nvasão direta.</text:span></text:p>
      <text:p text:style-name="P389"><text:span text:style-name="T60"/></text:p>
      <text:p text:style-name="P297"><text:span text:style-name="T89">1</text:span><text:span text:style-name="T67">. Voltar </text:span><text:span text:style-name="T70">a Contratos</text:span></text:p>
      <text:p text:style-name="P261"><text:span text:style-name="T13"/></text:p>
      <text:p text:style-name="P236"><text:span text:style-name="T120">Digite o número da operação desejada</text:span><text:span text:style-name="T121">: </text:span><text:span text:style-name="T142">1</text:span></text:p>
      <text:p text:style-name="P236"><text:span text:style-name="T142"/></text:p>
      <text:p text:style-name="P236"><text:span text:style-name="T143">-</text:span><text:span text:style-name="T144">-----------------------------------------------------------------------------------------------------------------------</text:span></text:p>
      <text:p text:style-name="P236"><text:span text:style-name="T142"/></text:p>
      <text:p text:style-name="P297"><text:span text:style-name="T47">:::::::::::::</text:span><text:span text:style-name="T48">CONTRATOS</text:span><text:span text:style-name="T47">:::::::::::::</text:span></text:p>
      <text:p text:style-name="P136"/>
      <text:p text:style-name="P136">*********ATIVOS**********</text:p>
      <text:p text:style-name="P136">Você possui <text:span text:style-name="T296">0</text:span> contrato(s) ativo(s).</text:p>
      <text:p text:style-name="P136"/>
      <text:p text:style-name="P136">******FINALIZADOS*******</text:p>
      <text:p text:style-name="P136">Você possui <text:span text:style-name="T296">1</text:span> contrato(s) finalizado(s).</text:p>
      <text:p text:style-name="P136"/>
      <text:p text:style-name="P170">1. O Ninho da Aranha</text:p>
      <text:p text:style-name="P136"/>
      <text:p text:style-name="P297"><text:span text:style-name="T66">2</text:span><text:span text:style-name="T49">. Voltar </text:span><text:span text:style-name="T72">ao Menu</text:span></text:p>
      <text:p text:style-name="P139"/>
      <text:p text:style-name="P236"><text:span text:style-name="T120">Digite o número da operação desejada</text:span><text:span text:style-name="T121">: </text:span><text:span text:style-name="T148">2</text:span></text:p>
      <text:p text:style-name="P236"><text:span text:style-name="T143">-</text:span><text:span text:style-name="T144">-----------------------------------------------------------------------------------------------------------------------</text:span></text:p>
      <text:p text:style-name="P236"><text:span text:style-name="T144"/></text:p>
      <text:p text:style-name="P306"><text:span text:style-name="T16">««««««««</text:span><text:span text:style-name="T14">ABYSS»»»»»»»»</text:span></text:p>
      <text:p text:style-name="P203">O ambiente de trabalho para aqueles que seguem suas próprias leis.</text:p>
      <text:p text:style-name="P203"/>
      <text:p text:style-name="P306"><text:span text:style-name="T15">:::::::::::::</text:span><text:span text:style-name="T14">MENU</text:span><text:span text:style-name="T15">:::::::::::::</text:span></text:p>
      <text:p text:style-name="P309"><text:span text:style-name="T15">1</text:span><text:span text:style-name="T13">. Mensagens </text:span><text:span text:style-name="T27">(1)</text:span></text:p>
      <text:p text:style-name="P306"><text:span text:style-name="T15">2. </text:span><text:span text:style-name="T18">Perfil</text:span></text:p>
      <text:p text:style-name="P206">3. Contratos</text:p>
      <text:p text:style-name="P309"><text:span text:style-name="T15">4</text:span><text:span text:style-name="T13">. </text:span><text:span text:style-name="T15">Notícias</text:span></text:p>
      <text:p text:style-name="P306"><text:span text:style-name="T15">5. </text:span><text:span text:style-name="T17">Crédito aos </text:span><text:span text:style-name="T19">D</text:span><text:span text:style-name="T15">esenvolvedores</text:span></text:p>
      <text:p text:style-name="P206"/>
      <text:p text:style-name="P241"><text:span text:style-name="T149">Digite o número da operação desejada</text:span><text:span text:style-name="T121">: </text:span><text:span text:style-name="T148">1</text:span></text:p>
      <text:p text:style-name="P241"><text:span text:style-name="T148"/></text:p>
      <text:p text:style-name="P314"><text:span text:style-name="T17">-</text:span><text:span text:style-name="T24">-----------------------------------------------------------------------------------------------------------------------</text:span></text:p>
      <text:p text:style-name="P156"/>
      <text:p text:style-name="P207">:::::::::::::<text:span text:style-name="T154">M</text:span><text:span text:style-name="T155">ENSAGENS</text:span>:::::::::::::</text:p>
      <text:p text:style-name="P298"><text:span text:style-name="T5">Você </text:span><text:span text:style-name="T6">possui</text:span><text:span text:style-name="T5"> </text:span><text:span text:style-name="T7">1</text:span><text:span text:style-name="T5"> nova(s) mensagem(s).</text:span></text:p>
      <text:p text:style-name="P298"><text:span text:style-name="T5">1. </text:span><text:span text:style-name="T11">(!) </text:span><text:span text:style-name="T9">M3lch10r</text:span><text:span text:style-name="T8">: Você</text:span><text:span text:style-name="T11"> realmente conseguiu!</text:span></text:p>
      <text:p text:style-name="P311"><text:span text:style-name="T24">2</text:span><text:span text:style-name="T13">. Voltar </text:span><text:span text:style-name="T22">ao Menu</text:span></text:p>
      <text:p text:style-name="P210"/>
      <text:p text:style-name="P314"><text:span text:style-name="T16">Digite o número da operação desejada: </text:span><text:span text:style-name="T25">1</text:span></text:p>
      <text:p text:style-name="P161"/>
      <text:p text:style-name="P314"><text:span text:style-name="T17">-</text:span><text:span text:style-name="T24">-----------------------------------------------------------------------------------------------------------------------</text:span></text:p>
      <text:p text:style-name="P314"/>
      <text:p text:style-name="P132"><text:span text:style-name="T258">:::::::::::::</text:span><text:span text:style-name="T261">M3lch10r</text:span><text:span text:style-name="T258">:::::::::::::</text:span></text:p>
      <text:p text:style-name="P156"/>
      <text:p text:style-name="P298"><text:soft-page-break/><text:span text:style-name="T60">M3lch10r</text:span><text:span text:style-name="T61">: </text:span><text:span text:style-name="T90">Você realmente conseguiu! Eu admito, por vários momentos duvidei de você. Tenho que aprender a confiar mais na minha rede de contatos. Enfim, saiba que você não apenas prestou a MIM um grande serviço, mas provavelmente ao mundo inteiro. Te agradeço de verdade.</text:span></text:p>
      <text:p text:style-name="P132"/>
      <text:p text:style-name="P298"><text:span text:style-name="T60">1. </text:span><text:span text:style-name="T90">Do que está falando?</text:span></text:p>
      <text:p text:style-name="P168"/>
      <text:p text:style-name="P165"><text:span text:style-name="T298">2</text:span>. Voltar a Mensagens.</text:p>
      <text:p text:style-name="P200"><text:span text:style-name="T148"/></text:p>
      <text:p text:style-name="P132"><text:span text:style-name="T262">&lt;</text:span><text:span text:style-name="T261">usuario</text:span><text:span text:style-name="T262">&gt;: </text:span><text:span text:style-name="T297">1</text:span></text:p>
      <text:p text:style-name="P132"/>
      <text:p text:style-name="P298"><text:span text:style-name="T105">&lt;</text:span><text:span text:style-name="T106">usuario</text:span><text:span text:style-name="T105">&gt;: </text:span><text:span text:style-name="T107">Do que está falando?</text:span></text:p>
      <text:p text:style-name="P298"><text:span text:style-name="T107"/></text:p>
      <text:p text:style-name="P298"><text:span text:style-name="T108">M3lch10r</text:span><text:span text:style-name="T109">: </text:span><text:span text:style-name="T107">Sabe aquela “lenda urbana” que eu te falei? Aquilo sobre um tal de Puppet_M@ster? Acontece que essa coisa é muito mais real do que eu gostaria. Acho que não preciso te explicar. Se quiser saber mais, apenas fique de olho nas notícias. Tenho certeza </text:span><text:span text:style-name="T110">de </text:span><text:span text:style-name="T107">que não vai demorar muito até aqueles desgraçados da Digital Spider serem desmascarados globalmente. Ah, </text:span><text:span text:style-name="T110">já ia esquecendo:</text:span><text:span text:style-name="T107"> </text:span><text:span text:style-name="T110">e</text:span><text:span text:style-name="T107">u faço parte da AGI (Agência Global de Inteligência). Sim, sim, acontece que eu SOU um “tira”, como vocês malandros dizem. Mas não se preocupe. </text:span><text:span text:style-name="T110">Já que você foi tão cooperativo, n</text:span><text:span text:style-name="T107">ão tenho interesse em </text:span><text:span text:style-name="T110">te prender</text:span><text:span text:style-name="T107">… ai</text:span><text:span text:style-name="T110">nda. Mas saiba que você se daria muito bem por aqui na AGI. Sempre precisamos de pessoas com suas… habilidades. Pense no assunto. Você sabe onde nos encontrar se estiver interessado. Agora eu pretendo desaparecer dessa rede. Acho que os chefões do Abyss vão me deletar daqui em breve de qualquer forma. Mais uma vez, em nome de toda a AGI e, pra ser sincero, de todo o mundo: muito obrigado.</text:span></text:p>
      <text:p text:style-name="P298"><text:span text:style-name="T110"/></text:p>
      <text:p text:style-name="P299"><text:span text:style-name="T108">M3lch10r </text:span><text:span text:style-name="T110">saiu.</text:span></text:p>
      <text:p text:style-name="P299"><text:span text:style-name="T110"/></text:p>
      <text:p text:style-name="P166"><text:span text:style-name="T298">1</text:span>. Voltar a Mensagens.</text:p>
      <text:p text:style-name="P201"><text:span text:style-name="T148"/></text:p>
      <text:p text:style-name="P133"><text:span text:style-name="T299">&lt;</text:span><text:span text:style-name="T300">usuario</text:span><text:span text:style-name="T299">&gt;: </text:span><text:span text:style-name="T301">1</text:span></text:p>
      <text:p text:style-name="P133"><text:span text:style-name="T301"/></text:p>
      <text:p text:style-name="P315"><text:span text:style-name="T17">-</text:span><text:span text:style-name="T24">-----------------------------------------------------------------------------------------------------------------------</text:span></text:p>
      <text:p text:style-name="P157"/>
      <text:p text:style-name="P208">:::::::::::::<text:span text:style-name="T154">M</text:span><text:span text:style-name="T155">ENSAGENS</text:span>:::::::::::::</text:p>
      <text:p text:style-name="P299"><text:span text:style-name="T5">Você </text:span><text:span text:style-name="T6">possui</text:span><text:span text:style-name="T5"> </text:span><text:span text:style-name="T12">0</text:span><text:span text:style-name="T5"> nova(s) mensagem(s).</text:span></text:p>
      <text:p text:style-name="P300"><text:span text:style-name="T5">1.</text:span><text:span text:style-name="T11"> </text:span><text:span text:style-name="T9">M3lch10r</text:span><text:span text:style-name="T8">: </text:span><text:span text:style-name="T108">M3lch10r </text:span><text:span text:style-name="T110">saiu.</text:span></text:p>
      <text:p text:style-name="P312"><text:span text:style-name="T24">2</text:span><text:span text:style-name="T13">. Voltar </text:span><text:span text:style-name="T22">ao Menu</text:span></text:p>
      <text:p text:style-name="P211"/>
      <text:p text:style-name="P194"><text:span text:style-name="T302">Digite o número da operação desejada: </text:span><text:span text:style-name="T303">2</text:span></text:p>
      <text:p text:style-name="P194"><text:span text:style-name="T303"/></text:p>
      <text:p text:style-name="P237"><text:span text:style-name="T143">-</text:span><text:span text:style-name="T144">-----------------------------------------------------------------------------------------------------------------------</text:span></text:p>
      <text:p text:style-name="P237"><text:span text:style-name="T144"/></text:p>
      <text:p text:style-name="P307"><text:span text:style-name="T16">««««««««</text:span><text:span text:style-name="T14">ABYSS»»»»»»»»</text:span></text:p>
      <text:p text:style-name="P204">O ambiente de trabalho para aqueles que seguem suas próprias leis.</text:p>
      <text:p text:style-name="P204"/>
      <text:p text:style-name="P307"><text:span text:style-name="T15">:::::::::::::</text:span><text:span text:style-name="T14">MENU</text:span><text:span text:style-name="T15">:::::::::::::</text:span></text:p>
      <text:p text:style-name="P310"><text:span text:style-name="T15">1</text:span><text:span text:style-name="T13">. Mensagens</text:span></text:p>
      <text:p text:style-name="P307"><text:span text:style-name="T15">2. </text:span><text:span text:style-name="T18">Perfil</text:span></text:p>
      <text:p text:style-name="P209">3. Contratos</text:p>
      <text:p text:style-name="P310"><text:span text:style-name="T15">4</text:span><text:span text:style-name="T13">. </text:span><text:span text:style-name="T15">Notícias </text:span><text:span text:style-name="T32">(1)</text:span></text:p>
      <text:p text:style-name="P307"><text:span text:style-name="T15">5. </text:span><text:span text:style-name="T17">Crédito aos </text:span><text:span text:style-name="T19">D</text:span><text:span text:style-name="T15">esenvolvedores</text:span></text:p>
      <text:p text:style-name="P209"/>
      <text:p text:style-name="P242"><text:span text:style-name="T149">Digite o número da operação desejada</text:span><text:span text:style-name="T121">: </text:span><text:span text:style-name="T150">4</text:span></text:p>
      <text:p text:style-name="P242"><text:soft-page-break/><text:span text:style-name="T150"/></text:p>
      <text:p text:style-name="P316"><text:span text:style-name="T118">-</text:span><text:span text:style-name="T119">-----------------------------------------------------------------------------------------------------------------------</text:span></text:p>
      <text:p text:style-name="P142"/>
      <text:p text:style-name="P300"><text:span text:style-name="T47">:::::::::::::</text:span><text:span text:style-name="T49">NOTÍCIAS</text:span><text:span text:style-name="T47">:::::::::::::</text:span></text:p>
      <text:p text:style-name="P418"><text:span text:style-name="T47">V</text:span><text:span text:style-name="T46">ocê possui </text:span><text:span text:style-name="T91">1</text:span><text:span text:style-name="T46"> notícia(s) não lida(s)</text:span></text:p>
      <text:p text:style-name="P419"><text:span text:style-name="T51"/></text:p>
      <text:p text:style-name="P300"><text:span text:style-name="T51">1. </text:span><text:span text:style-name="T57">Tecnologia: </text:span><text:span text:style-name="T52">Projeto Connected World É Um Sucesso!</text:span></text:p>
      <text:p text:style-name="P300"><text:span text:style-name="T52">2. </text:span><text:span text:style-name="T57">Cybercrime: Suspeitas de Nova Rede de Comunicações da Dark Web.</text:span></text:p>
      <text:p text:style-name="P300"><text:span text:style-name="T91">3. (!) URGENTE: Projeto Connected World É Um Golpe de Nível Mundial!</text:span></text:p>
      <text:p text:style-name="P140"><text:span text:style-name="T304">4</text:span>. Voltar ao Menu</text:p>
      <text:p text:style-name="P140"/>
      <text:p text:style-name="P242"><text:span text:style-name="T151">Digite o número da operação desejada</text:span><text:span text:style-name="T121">: </text:span><text:span text:style-name="T152">3</text:span></text:p>
      <text:p text:style-name="P242"><text:span text:style-name="T152"/></text:p>
      <text:p text:style-name="P238"><text:span text:style-name="T143">-</text:span><text:span text:style-name="T144">-----------------------------------------------------------------------------------------------------------------------</text:span></text:p>
      <text:p text:style-name="P238"><text:span text:style-name="T144"/></text:p>
      <text:p text:style-name="P238"><text:span text:style-name="T150">****URGENTE: Projeto Connected World É Um Golpe de Nível Mundial!****</text:span></text:p>
      <text:p text:style-name="P238"><text:span text:style-name="T150"/></text:p>
      <text:p text:style-name="P301"><text:span text:style-name="T111">O </text:span><text:span text:style-name="T112">mundo está em caos desde que uma terrível verdade foi descoberta há poucos minutos. A Digital Spider arquitetou um golpe classificado como “Crime contra a humanidade”, o nível mais grave de ato criminoso.</text:span></text:p>
      <text:p text:style-name="P301"><text:span text:style-name="T112"/></text:p>
      <text:p text:style-name="P301"><text:span text:style-name="T112">Através das ações de um agente da AGI (Agência Global de Inteligência) que preferiu se manter anônimo, e das habilidades de um misterioso hacker, a rede privada da Digital Spider foi invadida hoje. O que foi encontrado chocou o mundo: detalhes sobre um projeto secreto chamado de “Puppet_M@ster</text:span><text:span text:style-name="T112">”.</text:span></text:p>
      <text:p text:style-name="P420"><text:span text:style-name="T112"/></text:p>
      <text:p text:style-name="P301"><text:span text:style-name="T112">Segundo os arquivos extraídos da Digital Spider, o tão aclamado projeto Connected World nada mais era do que uma farsa para o real objetivo da empresa. O que foi descoberto parece tema de ficção científica, mas a própria AGI divulgou publicamente que esta é uma ameaça real, e que deve ser tratada com o máximo de urgência.</text:span></text:p>
      <text:p text:style-name="P301"><text:span text:style-name="T112"/></text:p>
      <text:p text:style-name="P301"><text:span text:style-name="T112">O projeto Puppet_M@ster envolve nada mais nada menos do que controlar as mentes humanas de todas as partes do mundo através da tecnologia da GhostWeb. Pelo que foi dito pela AGI, a nova radiofrequência possui a estranha capacidade de alterar as sinapses cerebrais, dessa forma se tornando um potencial controlador de mentes. </text:span><text:span text:style-name="T113">Pelo que é dito nos arquivos, a Digital Spider faria uso de tal atrocidade para colocar a empresa permanentemente no topo de tudo e de todos. A Digital Spider seria bem-sucedida no que monstros históricos como Hitler apenas tentaram: ter o mundo inteiro nas palmas das mãos. É bem provável que o mundo deva o direito do livre arbítrio ao trabalho conjunto entre um agente da lei e um criminoso. </text:span></text:p>
      <text:p text:style-name="P301"><text:span text:style-name="T113"/></text:p>
      <text:p text:style-name="P421"><text:span text:style-name="T92">Agora, a Digital Spider está sofrendo um imenso processo de queda, a medida que órgãos de todas as partes do mundo se unem para derrubar a grande besta empresarial pedaço por pedaço.</text:span></text:p>
      <text:p text:style-name="P421"><text:span text:style-name="T92"/></text:p>
      <text:p text:style-name="P302"><text:span text:style-name="T113">Há aqueles que dizem que tudo isso é apenas o começo de uma guerra para adquirir o controle dessa aterrorizante tecnologia, e tal afirmação é difícil de ser negada atualmente.</text:span></text:p>
      <text:p text:style-name="P302"><text:span text:style-name="T113"/></text:p>
      <text:p text:style-name="P302"><text:span text:style-name="T113">O que es</text:span><text:span text:style-name="T114">s</text:span><text:span text:style-name="T113">a reviravolta assustadora trará para o futuro de nossa sociedade, só o tempo dirá. Mas uma coisa é certa: o mundo jamais será o mesm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fo:font-size="14pt" style:font-size-asian="12.25pt"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5T10:16:49.615000000</meta:creation-date>
    <dc:date>2020-10-29T23:14:43.335000000</dc:date>
    <meta:editing-duration>PT1H55M39S</meta:editing-duration>
    <meta:editing-cycles>41</meta:editing-cycles>
    <meta:generator>LibreOffice/7.0.1.2$Windows_X86_64 LibreOffice_project/7cbcfc562f6eb6708b5ff7d7397325de9e764452</meta:generator>
    <meta:document-statistic meta:table-count="0" meta:image-count="0" meta:object-count="0" meta:page-count="24" meta:paragraph-count="644" meta:word-count="4770" meta:character-count="35032" meta:non-whitespace-character-count="30855"/>
  </office:meta>
</office:document-meta>
</file>